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adornments="Regular" style:font-pitch="fixed"/>
    <style:font-face style:name="Tahoma" svg:font-family="Tahoma" style:font-adornments="Regular" style:font-pitch="variable"/>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loext:graphic-properties draw:fill="solid" draw:fill-color="#ffffff"/>
      <style:paragraph-properties fo:text-align="justify" style:justify-single-word="false" fo:background-color="#ffffff"/>
    </style:style>
    <style:style style:name="P2" style:family="paragraph" style:parent-style-name="Standard">
      <loext:graphic-properties draw:fill="solid" draw:fill-color="#ffffff"/>
      <style:paragraph-properties fo:text-align="justify" style:justify-single-word="false" fo:background-color="#ffffff"/>
    </style:style>
    <style:style style:name="P3" style:family="paragraph" style:parent-style-name="Standard">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4" style:family="paragraph" style:parent-style-name="Standard">
      <style:paragraph-properties fo:text-align="justify" style:justify-single-word="false"/>
    </style:style>
    <style:style style:name="P5" style:family="paragraph" style:parent-style-name="Heading_20_2">
      <style:paragraph-properties fo:text-align="justify" style:justify-single-word="false"/>
    </style:style>
    <style:style style:name="P6" style:family="paragraph" style:parent-style-name="Standard">
      <loext:graphic-properties draw:fill="solid" draw:fill-color="#ffffff"/>
      <style:paragraph-properties fo:margin-left="1cm" fo:margin-right="0cm" fo:text-align="justify" style:justify-single-word="false" fo:text-indent="0cm" style:auto-text-indent="false" fo:background-color="#ffffff"/>
    </style:style>
    <style:style style:name="P7" style:family="paragraph" style:parent-style-name="Standard">
      <style:paragraph-properties fo:margin-left="2.251cm" fo:margin-right="0cm" fo:text-align="justify" style:justify-single-word="false" fo:text-indent="0cm" style:auto-text-indent="false"/>
    </style:style>
    <style:style style:name="P8" style:family="paragraph" style:parent-style-name="Heading_20_1" style:list-style-name="WWNum10">
      <style:paragraph-properties fo:text-align="justify" style:justify-single-word="false"/>
    </style:style>
    <style:style style:name="P9" style:family="paragraph" style:parent-style-name="Title" style:master-page-name="Standard">
      <style:paragraph-properties fo:text-align="center" style:justify-single-word="false" style:page-number="auto"/>
    </style:style>
    <style:style style:name="P10" style:family="paragraph" style:parent-style-name="HTML_20_Preformatted">
      <loext:graphic-properties draw:fill="solid" draw:fill-color="#ffffff"/>
      <style:paragraph-properties fo:text-align="justify" style:justify-single-word="false" fo:background-color="#ffffff" style:vertical-align="baseline"/>
    </style:style>
    <style:style style:name="P11" style:family="paragraph" style:parent-style-name="HTML_20_Preformatted" style:list-style-name="WWNum9">
      <loext:graphic-properties draw:fill="solid" draw:fill-color="#ffffff"/>
      <style:paragraph-properties fo:margin-left="1.259cm" fo:margin-right="0cm" fo:margin-top="0.212cm" fo:margin-bottom="0cm" loext:contextual-spacing="false" fo:text-align="justify" style:justify-single-word="false" fo:text-indent="-0.63cm" style:auto-text-indent="false" fo:background-color="#ffffff" style:vertical-align="baseline"/>
    </style:style>
    <style:style style:name="P12" style:family="paragraph" style:parent-style-name="Footer">
      <style:text-properties fo:color="#000000"/>
    </style:style>
    <style:style style:name="P13" style:family="paragraph" style:parent-style-name="Footer">
      <style:paragraph-properties fo:margin-left="0cm" fo:margin-right="0.635cm" fo:text-indent="0cm" style:auto-text-indent="false"/>
    </style:style>
    <style:style style:name="P14" style:family="paragraph" style:parent-style-name="Standard">
      <style:paragraph-properties fo:text-align="center" style:justify-single-word="false"/>
    </style:style>
    <style:style style:name="P15" style:family="paragraph" style:parent-style-name="Standard" style:list-style-name="">
      <loext:graphic-properties draw:fill="solid" draw:fill-color="#ffffff"/>
      <style:paragraph-properties fo:text-align="center" style:justify-single-word="false" fo:background-color="#ffffff"/>
    </style:style>
    <style:style style:name="P16" style:family="paragraph" style:parent-style-name="Standard">
      <loext:graphic-properties draw:fill="solid" draw:fill-color="#ffffff"/>
      <style:paragraph-properties fo:text-align="justify" style:justify-single-word="false" fo:background-color="#ffffff"/>
      <style:text-properties fo:color="#000000" style:font-name="Arial" fo:language="fr" fo:country="FR" style:font-name-asian="Times New Roman1" style:language-asian="fr" style:country-asian="FR" style:font-name-complex="Arial1"/>
    </style:style>
    <style:style style:name="P17" style:family="paragraph" style:parent-style-name="Standard" style:list-style-name="">
      <loext:graphic-properties draw:fill="solid" draw:fill-color="#ffffff"/>
      <style:paragraph-properties fo:text-align="justify" style:justify-single-word="false" fo:background-color="#ffffff"/>
      <style:text-properties fo:color="#000000" style:font-name="Arial" fo:language="fr" fo:country="FR" style:font-name-asian="Times New Roman1" style:language-asian="fr" style:country-asian="FR" style:font-name-complex="Arial1"/>
    </style:style>
    <style:style style:name="P18" style:family="paragraph" style:parent-style-name="Standard">
      <style:paragraph-properties fo:text-align="justify" style:justify-single-word="false"/>
      <style:text-properties fo:color="#000000" style:font-name="Arial" fo:language="fr" fo:country="FR" style:font-name-asian="Times New Roman1" style:language-asian="fr" style:country-asian="FR" style:font-name-complex="Arial1" style:font-weight-complex="bold"/>
    </style:style>
    <style:style style:name="P19" style:family="paragraph" style:parent-style-name="Standard">
      <loext:graphic-properties draw:fill="solid" draw:fill-color="#ffffff"/>
      <style:paragraph-properties fo:text-align="justify" style:justify-single-word="false" fo:background-color="#ffffff"/>
      <style:text-properties fo:color="#000000" style:font-name="Arial" fo:language="en" fo:country="US" style:font-name-asian="Times New Roman1" style:language-asian="fr" style:country-asian="FR" style:font-name-complex="Arial1"/>
    </style:style>
    <style:style style:name="P20" style:family="paragraph" style:parent-style-name="Standard">
      <loext:graphic-properties draw:fill="solid" draw:fill-color="#ffffff"/>
      <style:paragraph-properties fo:text-align="justify" style:justify-single-word="false" fo:background-color="#ffffff"/>
      <style:text-properties fo:color="#000000" style:font-name="Helvetica" fo:language="fr" fo:country="FR" fo:background-color="#ffffff" style:font-name-asian="Times New Roman1" style:language-asian="fr" style:country-asian="FR" style:font-name-complex="Arial1"/>
    </style:style>
    <style:style style:name="P21" style:family="paragraph" style:parent-style-name="Standard">
      <style:paragraph-properties fo:text-align="justify" style:justify-single-word="false"/>
      <style:text-properties fo:color="#000000" style:font-name="Consolas" fo:language="fr" fo:country="FR" fo:font-weight="bold" style:font-name-asian="Times New Roman1" style:language-asian="fr" style:country-asian="FR" style:font-weight-asian="bold" style:font-name-complex="Arial1" style:font-weight-complex="bold"/>
    </style:style>
    <style:style style:name="P22" style:family="paragraph" style:parent-style-name="Standard">
      <loext:graphic-properties draw:fill="solid" draw:fill-color="#ffffff"/>
      <style:paragraph-properties fo:text-align="justify" style:justify-single-word="false" fo:background-color="#ffffff"/>
      <style:text-properties fo:color="#000000" style:font-name="Consolas" fo:language="en" fo:country="US" style:font-name-asian="Times New Roman1" style:language-asian="fr" style:country-asian="FR" style:font-name-complex="Arial1"/>
    </style:style>
    <style:style style:name="P23" style:family="paragraph" style:parent-style-name="Standard">
      <loext:graphic-properties draw:fill="solid" draw:fill-color="#ffffff"/>
      <style:paragraph-properties fo:text-align="justify" style:justify-single-word="false" fo:background-color="#ffffff"/>
      <style:text-properties fo:color="#000000" style:font-name="Consolas" fo:font-size="10.5pt" fo:language="en" fo:country="US" style:font-name-asian="Times New Roman1" style:font-size-asian="10.5pt" style:language-asian="fr" style:country-asian="FR" style:font-name-complex="Arial1"/>
    </style:style>
    <style:style style:name="P24" style:family="paragraph" style:parent-style-name="Standard">
      <loext:graphic-properties draw:fill="solid" draw:fill-color="#ffffff"/>
      <style:paragraph-properties fo:text-align="justify" style:justify-single-word="false" fo:background-color="#ffffff"/>
      <style:text-properties fo:color="#000000" style:font-name="Consolas" fo:font-size="10.5pt" fo:language="fr" fo:country="FR" style:font-name-asian="Times New Roman1" style:font-size-asian="10.5pt" style:language-asian="fr" style:country-asian="FR" style:font-name-complex="Arial1"/>
    </style:style>
    <style:style style:name="P25" style:family="paragraph" style:parent-style-name="Standard">
      <style:paragraph-properties fo:text-align="justify" style:justify-single-word="false"/>
      <style:text-properties fo:color="#000000" style:font-name="Abadi MT Condensed Light" fo:font-size="9pt" fo:language="en" fo:country="US" style:font-name-asian="Times New Roman1" style:font-size-asian="9pt" style:language-asian="fr" style:country-asian="FR" style:font-name-complex="Arial1" style:font-size-complex="10pt"/>
    </style:style>
    <style:style style:name="P26" style:family="paragraph" style:parent-style-name="Standard">
      <style:paragraph-properties fo:text-align="justify" style:justify-single-word="false"/>
      <style:text-properties fo:color="#000000" style:font-name="Abadi MT Condensed Light" fo:font-size="9pt" fo:language="fr" fo:country="FR" style:font-name-asian="Times New Roman1" style:font-size-asian="9pt" style:language-asian="fr" style:country-asian="FR" style:font-name-complex="Arial1" style:font-size-complex="10pt"/>
    </style:style>
    <style:style style:name="P27" style:family="paragraph" style:parent-style-name="Standard">
      <style:paragraph-properties fo:text-align="justify" style:justify-single-word="false"/>
    </style:style>
    <style:style style:name="P28" style:family="paragraph" style:parent-style-name="Standard">
      <loext:graphic-properties draw:fill="solid" draw:fill-color="#ffffff"/>
      <style:paragraph-properties fo:text-align="justify" style:justify-single-word="false" fo:background-color="#ffffff"/>
    </style:style>
    <style:style style:name="P29" style:family="paragraph" style:parent-style-name="Standard" style:list-style-name="">
      <loext:graphic-properties draw:fill="solid" draw:fill-color="#ffffff"/>
      <style:paragraph-properties fo:text-align="justify" style:justify-single-word="false" fo:background-color="#ffffff"/>
    </style:style>
    <style:style style:name="P30" style:family="paragraph" style:parent-style-name="Standard">
      <loext:graphic-properties draw:fill="solid" draw:fill-color="#ffffff"/>
      <style:paragraph-properties fo:text-align="justify" style:justify-single-word="false" fo:background-color="#ffffff">
        <style:tab-stops>
          <style:tab-stop style:position="10.211cm"/>
        </style:tab-stops>
      </style:paragraph-properties>
    </style:style>
    <style:style style:name="P31" style:family="paragraph" style:parent-style-name="Standard" style:list-style-name="">
      <loext:graphic-properties draw:fill="solid" draw:fill-color="#ffffff"/>
      <style:paragraph-properties fo:text-align="justify" style:justify-single-word="false" fo:background-color="#ffffff">
        <style:tab-stops>
          <style:tab-stop style:position="4.251cm"/>
        </style:tab-stops>
      </style:paragraph-properties>
    </style:style>
    <style:style style:name="P32" style:family="paragraph" style:parent-style-name="Standard" style:list-style-name="">
      <loext:graphic-properties draw:fill="solid" draw:fill-color="#ffffff"/>
      <style:paragraph-properties fo:text-align="justify" style:justify-single-word="false" fo:background-color="#ffffff">
        <style:tab-stops>
          <style:tab-stop style:position="3.496cm"/>
        </style:tab-stops>
      </style:paragraph-properties>
    </style:style>
    <style:style style:name="P33" style:family="paragraph" style:parent-style-name="Standard">
      <style:paragraph-properties fo:text-align="justify" style:justify-single-word="false"/>
      <style:text-properties style:font-name="Arial" fo:font-size="14pt" fo:language="fr" fo:country="FR" fo:font-weight="bold" style:font-name-asian="Times New Roman1" style:font-size-asian="14pt" style:language-asian="fr" style:country-asian="FR" style:font-weight-asian="bold" style:font-name-complex="Arial1"/>
    </style:style>
    <style:style style:name="P34" style:family="paragraph" style:parent-style-name="Standard">
      <style:paragraph-properties fo:text-align="justify" style:justify-single-word="false"/>
      <style:text-properties style:font-name="Arial" fo:font-size="11pt" fo:language="fr" fo:country="FR" style:font-size-asian="11pt" style:font-name-complex="Arial1"/>
    </style:style>
    <style:style style:name="P35" style:family="paragraph" style:parent-style-name="Standard">
      <style:paragraph-properties fo:text-align="justify" style:justify-single-word="false"/>
      <style:text-properties style:font-name="Times New Roman" fo:language="en" fo:country="US" style:font-name-asian="Times New Roman1" style:language-asian="fr" style:country-asian="FR" style:font-name-complex="Times New Roman1"/>
    </style:style>
    <style:style style:name="P36" style:family="paragraph" style:parent-style-name="Standard">
      <style:paragraph-properties fo:text-align="justify" style:justify-single-word="false"/>
      <style:text-properties fo:language="fr" fo:country="FR"/>
    </style:style>
    <style:style style:name="P37" style:family="paragraph" style:parent-style-name="Standard">
      <style:paragraph-properties fo:text-align="justify" style:justify-single-word="false"/>
      <style:text-properties style:font-name="Consolas" fo:font-size="11pt" fo:language="fr" fo:country="FR" style:font-size-asian="11pt"/>
    </style:style>
    <style:style style:name="P38" style:family="paragraph" style:parent-style-name="Standard">
      <style:paragraph-properties fo:text-align="justify" style:justify-single-word="false"/>
      <style:text-properties style:font-name="Consolas" fo:font-size="11pt" fo:language="en" fo:country="US" style:font-size-asian="11pt"/>
    </style:style>
    <style:style style:name="P39" style:family="paragraph" style:parent-style-name="Standard">
      <style:paragraph-properties fo:text-align="justify" style:justify-single-word="false"/>
      <style:text-properties style:font-name="Consolas" fo:font-size="10.5pt" fo:language="en" fo:country="US" style:font-size-asian="10.5pt"/>
    </style:style>
    <style:style style:name="P40" style:family="paragraph" style:parent-style-name="Standard">
      <style:paragraph-properties fo:text-align="justify" style:justify-single-word="false"/>
      <style:text-properties style:font-name="Consolas" fo:font-size="10.5pt" fo:language="fr" fo:country="FR" style:font-size-asian="10.5pt"/>
    </style:style>
    <style:style style:name="P41" style:family="paragraph" style:parent-style-name="Standard">
      <style:paragraph-properties fo:text-align="justify" style:justify-single-word="false"/>
      <style:text-properties fo:language="en" fo:country="US"/>
    </style:style>
    <style:style style:name="P42" style:family="paragraph" style:parent-style-name="Standard">
      <style:paragraph-properties fo:text-align="justify" style:justify-single-word="false"/>
      <style:text-properties fo:color="#ff0000" fo:language="fr" fo:country="FR" fo:font-style="italic" style:font-style-asian="italic"/>
    </style:style>
    <style:style style:name="P43" style:family="paragraph" style:parent-style-name="Standard" style:list-style-name="">
      <loext:graphic-properties draw:fill="solid" draw:fill-color="#ffffff"/>
      <style:paragraph-properties fo:text-align="center" style:justify-single-word="false" fo:background-color="#ffffff"/>
      <style:text-properties officeooo:rsid="0011ccaa" officeooo:paragraph-rsid="0011ccaa"/>
    </style:style>
    <style:style style:name="P44" style:family="paragraph" style:parent-style-name="Standard">
      <loext:graphic-properties draw:fill="solid" draw:fill-color="#ffffff"/>
      <style:paragraph-properties fo:margin-left="1.752cm" fo:margin-right="0cm" fo:text-align="justify" style:justify-single-word="false" fo:text-indent="0cm" style:auto-text-indent="false" fo:background-color="#ffffff"/>
    </style:style>
    <style:style style:name="P45" style:family="paragraph" style:parent-style-name="Standard" style:list-style-name="">
      <loext:graphic-properties draw:fill="solid" draw:fill-color="#ffffff"/>
      <style:paragraph-properties fo:margin-left="1.752cm" fo:margin-right="0cm" fo:text-align="justify" style:justify-single-word="false" fo:text-indent="0cm" style:auto-text-indent="false" fo:background-color="#ffffff"/>
    </style:style>
    <style:style style:name="P46" style:family="paragraph" style:parent-style-name="Standard" style:list-style-name="WWNum1">
      <loext:graphic-properties draw:fill="solid" draw:fill-color="#ffffff"/>
      <style:paragraph-properties fo:margin-left="1.259cm" fo:margin-right="0cm" fo:margin-top="0.212cm" fo:margin-bottom="0cm" loext:contextual-spacing="false" fo:text-align="justify" style:justify-single-word="false" fo:text-indent="-0.63cm" style:auto-text-indent="false" fo:background-color="#ffffff"/>
    </style:style>
    <style:style style:name="P47" style:family="paragraph" style:parent-style-name="Standard" style:list-style-name="WWNum2">
      <loext:graphic-properties draw:fill="solid" draw:fill-color="#ffffff"/>
      <style:paragraph-properties fo:margin-left="1.259cm" fo:margin-right="0cm" fo:margin-top="0.212cm" fo:margin-bottom="0cm" loext:contextual-spacing="false" fo:text-align="justify" style:justify-single-word="false" fo:text-indent="-0.63cm" style:auto-text-indent="false" fo:background-color="#ffffff"/>
    </style:style>
    <style:style style:name="P48" style:family="paragraph" style:parent-style-name="Standard" style:list-style-name="WWNum3">
      <loext:graphic-properties draw:fill="solid" draw:fill-color="#ffffff"/>
      <style:paragraph-properties fo:margin-left="1.259cm" fo:margin-right="0cm" fo:margin-top="0.212cm" fo:margin-bottom="0cm" loext:contextual-spacing="false" fo:text-align="justify" style:justify-single-word="false" fo:text-indent="-0.63cm" style:auto-text-indent="false" fo:background-color="#ffffff"/>
    </style:style>
    <style:style style:name="P49" style:family="paragraph" style:parent-style-name="Standard" style:list-style-name="WWNum4">
      <loext:graphic-properties draw:fill="solid" draw:fill-color="#ffffff"/>
      <style:paragraph-properties fo:margin-left="1.259cm" fo:margin-right="0cm" fo:margin-top="0.212cm" fo:margin-bottom="0cm" loext:contextual-spacing="false" fo:text-align="justify" style:justify-single-word="false" fo:text-indent="-0.63cm" style:auto-text-indent="false" fo:background-color="#ffffff"/>
    </style:style>
    <style:style style:name="P50" style:family="paragraph" style:parent-style-name="Standard" style:list-style-name="WWNum6">
      <loext:graphic-properties draw:fill="solid" draw:fill-color="#ffffff"/>
      <style:paragraph-properties fo:margin-left="1.259cm" fo:margin-right="0cm" fo:margin-top="0.212cm" fo:margin-bottom="0cm" loext:contextual-spacing="false" fo:text-align="justify" style:justify-single-word="false" fo:text-indent="-0.63cm" style:auto-text-indent="false" fo:background-color="#ffffff"/>
    </style:style>
    <style:style style:name="P51" style:family="paragraph" style:parent-style-name="Standard" style:list-style-name="WWNum7">
      <loext:graphic-properties draw:fill="solid" draw:fill-color="#ffffff"/>
      <style:paragraph-properties fo:margin-left="1.259cm" fo:margin-right="0cm" fo:margin-top="0.212cm" fo:margin-bottom="0cm" loext:contextual-spacing="false" fo:text-align="justify" style:justify-single-word="false" fo:text-indent="-0.63cm" style:auto-text-indent="false" fo:background-color="#ffffff"/>
    </style:style>
    <style:style style:name="P52" style:family="paragraph" style:parent-style-name="Standard" style:list-style-name="WWNum8">
      <loext:graphic-properties draw:fill="solid" draw:fill-color="#ffffff"/>
      <style:paragraph-properties fo:margin-left="1.259cm" fo:margin-right="0cm" fo:margin-top="0.212cm" fo:margin-bottom="0cm" loext:contextual-spacing="false" fo:text-align="justify" style:justify-single-word="false" fo:text-indent="-0.63cm" style:auto-text-indent="false" fo:background-color="#ffffff"/>
    </style:style>
    <style:style style:name="P53" style:family="paragraph" style:parent-style-name="Standard" style:list-style-name="WWNum1">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54" style:family="paragraph" style:parent-style-name="Standard" style:list-style-name="WWNum2">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55" style:family="paragraph" style:parent-style-name="Standard" style:list-style-name="WWNum3">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56" style:family="paragraph" style:parent-style-name="Standard" style:list-style-name="WWNum4">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57" style:family="paragraph" style:parent-style-name="Standard" style:list-style-name="WWNum6">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58" style:family="paragraph" style:parent-style-name="Standard" style:list-style-name="WWNum7">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59" style:family="paragraph" style:parent-style-name="Standard" style:list-style-name="WWNum8">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60" style:family="paragraph" style:parent-style-name="Standard">
      <loext:graphic-properties draw:fill="solid" draw:fill-color="#ffffff"/>
      <style:paragraph-properties fo:margin-left="1.259cm" fo:margin-right="0cm" fo:margin-top="0.212cm" fo:margin-bottom="0.494cm" loext:contextual-spacing="false" fo:text-align="justify" style:justify-single-word="false" fo:text-indent="-0.63cm" style:auto-text-indent="false" fo:background-color="#ffffff"/>
    </style:style>
    <style:style style:name="P61" style:family="paragraph" style:parent-style-name="Standard">
      <loext:graphic-properties draw:fill="solid" draw:fill-color="#ffffff"/>
      <style:paragraph-properties fo:margin-top="0.494cm" fo:margin-bottom="0.494cm" loext:contextual-spacing="false" fo:text-align="justify" style:justify-single-word="false" fo:background-color="#ffffff"/>
    </style:style>
    <style:style style:name="P62" style:family="paragraph" style:parent-style-name="Standard">
      <loext:graphic-properties draw:fill="solid" draw:fill-color="#ffffff"/>
      <style:paragraph-properties fo:margin-top="0.494cm" fo:margin-bottom="0.494cm" loext:contextual-spacing="false" fo:text-align="center" style:justify-single-word="false" fo:background-color="#ffffff"/>
    </style:style>
    <style:style style:name="P63" style:family="paragraph" style:parent-style-name="Standard">
      <loext:graphic-properties draw:fill="solid" draw:fill-color="#ffffff"/>
      <style:paragraph-properties fo:margin-top="0.494cm" fo:margin-bottom="0.494cm" loext:contextual-spacing="false" fo:text-align="justify" style:justify-single-word="false" fo:background-color="#ffffff"/>
      <style:text-properties fo:color="#000000" style:font-name="Arial" fo:language="fr" fo:country="FR" style:font-name-asian="Times New Roman1" style:language-asian="fr" style:country-asian="FR" style:font-name-complex="Arial1"/>
    </style:style>
    <style:style style:name="P64" style:family="paragraph" style:parent-style-name="Standard" style:list-style-name="WWNum5">
      <loext:graphic-properties draw:fill="solid" draw:fill-color="#ffffff"/>
      <style:paragraph-properties fo:margin-top="0.212cm" fo:margin-bottom="0cm" loext:contextual-spacing="false" fo:text-align="justify" style:justify-single-word="false" fo:background-color="#ffffff"/>
    </style:style>
    <style:style style:name="P65" style:family="paragraph" style:parent-style-name="Standard" style:list-style-name="WWNum5">
      <loext:graphic-properties draw:fill="solid" draw:fill-color="#ffffff"/>
      <style:paragraph-properties fo:margin-left="4.001cm" fo:margin-right="0cm" fo:margin-top="0.212cm" fo:margin-bottom="0.494cm" loext:contextual-spacing="false" fo:text-indent="-3.366cm" style:auto-text-indent="false" fo:background-color="#ffffff"/>
    </style:style>
    <style:style style:name="P66" style:family="paragraph" style:parent-style-name="Standard">
      <loext:graphic-properties draw:fill="solid" draw:fill-color="#ffffff"/>
      <style:paragraph-properties fo:margin-top="0.212cm" fo:margin-bottom="0.494cm" loext:contextual-spacing="false" fo:text-align="justify" style:justify-single-word="false" fo:background-color="#ffffff"/>
    </style:style>
    <style:style style:name="P67" style:family="paragraph" style:parent-style-name="Standard">
      <loext:graphic-properties draw:fill="solid" draw:fill-color="#ffffff"/>
      <style:paragraph-properties fo:margin-left="1cm" fo:margin-right="0cm" fo:text-align="justify" style:justify-single-word="false" fo:text-indent="0cm" style:auto-text-indent="false" fo:background-color="#ffffff"/>
    </style:style>
    <style:style style:name="P68" style:family="paragraph" style:parent-style-name="Standard">
      <style:paragraph-properties fo:margin-left="2.251cm" fo:margin-right="0cm" fo:text-align="justify" style:justify-single-word="false" fo:text-indent="0cm" style:auto-text-indent="false"/>
    </style:style>
    <style:style style:name="P69" style:family="paragraph" style:parent-style-name="Standard">
      <style:paragraph-properties fo:margin-left="2.251cm" fo:margin-right="0cm" fo:text-align="justify" style:justify-single-word="false" fo:text-indent="0cm" style:auto-text-indent="false"/>
      <style:text-properties fo:language="fr" fo:country="FR"/>
    </style:style>
    <style:style style:name="P70" style:family="paragraph" style:parent-style-name="Heading_20_2">
      <style:paragraph-properties fo:text-align="justify" style:justify-single-word="false"/>
    </style:style>
    <style:style style:name="P71" style:family="paragraph" style:parent-style-name="List_20_Paragraph" style:list-style-name="WWNum12">
      <loext:graphic-properties draw:fill="solid" draw:fill-color="#ffffff"/>
      <style:paragraph-properties fo:text-align="justify" style:justify-single-word="false" fo:background-color="#ffffff"/>
    </style:style>
    <style:style style:name="P72" style:family="paragraph" style:parent-style-name="List_20_Paragraph" style:list-style-name="WWNum11">
      <style:paragraph-properties fo:text-align="justify" style:justify-single-word="false"/>
    </style:style>
    <style:style style:name="P73" style:family="paragraph" style:parent-style-name="List_20_Paragraph">
      <loext:graphic-properties draw:fill="solid" draw:fill-color="#ffffff"/>
      <style:paragraph-properties fo:text-align="justify" style:justify-single-word="false" fo:background-color="#ffffff"/>
    </style:style>
    <style:style style:name="P74" style:family="paragraph" style:parent-style-name="List_20_Paragraph">
      <loext:graphic-properties draw:fill="solid" draw:fill-color="#ffffff"/>
      <style:paragraph-properties fo:text-align="justify" style:justify-single-word="false" fo:background-color="#ffffff"/>
      <style:text-properties fo:color="#000000" style:font-name="Arial" fo:language="fr" fo:country="FR" fo:font-style="italic" style:font-name-asian="Times New Roman1" style:language-asian="fr" style:country-asian="FR" style:font-style-asian="italic" style:font-name-complex="Arial1"/>
    </style:style>
    <style:style style:name="P75" style:family="paragraph" style:parent-style-name="List_20_Paragraph" style:list-style-name="">
      <loext:graphic-properties draw:fill="solid" draw:fill-color="#ffffff"/>
      <style:paragraph-properties fo:margin-left="1.27cm" fo:margin-right="0cm" fo:text-align="justify" style:justify-single-word="false" fo:text-indent="0cm" style:auto-text-indent="false" fo:background-color="#ffffff"/>
      <style:text-properties fo:color="#000000" style:font-name="Arial" fo:language="fr" fo:country="FR" style:font-name-asian="Times New Roman1" style:language-asian="fr" style:country-asian="FR" style:font-name-complex="Arial1"/>
    </style:style>
    <style:style style:name="P76" style:family="paragraph" style:parent-style-name="List_20_Paragraph">
      <style:paragraph-properties fo:margin-left="3.521cm" fo:margin-right="0cm" fo:text-align="justify" style:justify-single-word="false" fo:text-indent="0cm" style:auto-text-indent="false"/>
      <style:text-properties style:font-name="Consolas" fo:font-size="11pt" fo:language="en" fo:country="US" style:font-size-asian="11pt"/>
    </style:style>
    <style:style style:name="P77" style:family="paragraph" style:parent-style-name="List_20_Paragraph">
      <style:paragraph-properties fo:margin-left="0cm" fo:margin-right="0cm" fo:text-align="justify" style:justify-single-word="false" fo:text-indent="0cm" style:auto-text-indent="false"/>
      <style:text-properties fo:language="en" fo:country="US"/>
    </style:style>
    <style:style style:name="P78" style:family="paragraph" style:parent-style-name="Heading_20_1" style:list-style-name="WWNum10">
      <style:paragraph-properties fo:text-align="justify" style:justify-single-word="false"/>
    </style:style>
    <style:style style:name="P79" style:family="paragraph">
      <loext:graphic-properties draw:fill="none"/>
      <style:paragraph-properties fo:text-align="start"/>
      <style:text-properties fo:color="#000000" fo:font-size="18pt"/>
    </style:style>
    <style:style style:name="T1" style:family="text">
      <style:text-properties fo:color="#000000" style:font-name="Arial" fo:language="fr" fo:country="FR" fo:font-style="italic" style:font-name-asian="Times New Roman1" style:language-asian="fr" style:country-asian="FR" style:font-style-asian="italic" style:font-name-complex="Arial1"/>
    </style:style>
    <style:style style:name="T2" style:family="text">
      <style:text-properties fo:color="#000000" style:font-name="Arial" fo:language="fr" fo:country="FR" style:font-name-asian="Times New Roman1" style:language-asian="fr" style:country-asian="FR" style:font-name-complex="Arial1"/>
    </style:style>
    <style:style style:name="T3" style:family="text">
      <style:text-properties fo:color="#000000" style:font-name="Arial" fo:language="fr" fo:country="FR" fo:font-style="italic" style:font-name-asian="Times New Roman1" style:language-asian="fr" style:country-asian="FR" style:font-style-asian="italic" style:font-name-complex="Arial1" style:font-style-complex="italic"/>
    </style:style>
    <style:style style:name="T4" style:family="text">
      <style:text-properties fo:color="#000000" style:font-name="Consolas" fo:language="fr" fo:country="FR" fo:font-weight="bold" style:font-name-asian="Times New Roman1" style:language-asian="fr" style:country-asian="FR" style:font-weight-asian="bold" style:font-name-complex="Arial1" style:font-weight-complex="bold"/>
    </style:style>
    <style:style style:name="T5" style:family="text">
      <style:text-properties fo:color="#000000" style:font-name="Consolas" fo:font-size="11pt" fo:language="fr" fo:country="FR" style:font-name-asian="Times New Roman1" style:font-size-asian="11pt" style:language-asian="fr" style:country-asian="FR" style:font-name-complex="Arial1"/>
    </style:style>
    <style:style style:name="T6" style:family="text">
      <style:text-properties fo:color="#000000" style:font-name="Consolas" fo:font-size="11pt" fo:language="en" fo:country="US" style:font-name-asian="Times New Roman1" style:font-size-asian="11pt" style:language-asian="fr" style:country-asian="FR" style:font-name-complex="Arial1"/>
    </style:style>
    <style:style style:name="T7" style:family="text">
      <style:text-properties fo:color="#005a95" style:font-name="Consolas" fo:font-size="11pt" fo:language="en" fo:country="US" style:font-name-asian="Times New Roman1" style:font-size-asian="11pt" style:language-asian="fr" style:country-asian="FR" style:font-name-complex="Arial1"/>
    </style:style>
    <style:style style:name="T8" style:family="text">
      <style:text-properties fo:color="#005a95" style:font-name="Consolas" fo:font-size="11pt" fo:language="fr" fo:country="FR" style:font-name-asian="Times New Roman1" style:font-size-asian="11pt" style:language-asian="fr" style:country-asian="FR" style:font-name-complex="Arial1"/>
    </style:style>
    <style:style style:name="T9" style:family="text">
      <style:text-properties style:font-name="Arial" fo:font-size="11pt" fo:language="fr" fo:country="FR" style:font-name-asian="Times New Roman1" style:font-size-asian="11pt" style:language-asian="fr" style:country-asian="FR" style:font-name-complex="Arial1"/>
    </style:style>
    <style:style style:name="T10" style:family="text">
      <style:text-properties fo:color="#000000" style:font-name="Consolas" fo:font-size="11pt" fo:language="fr" fo:country="FR" fo:font-weight="bold" style:font-name-asian="Times New Roman1" style:font-size-asian="11pt" style:language-asian="fr" style:country-asian="FR" style:font-weight-asian="bold" style:font-name-complex="Arial1" style:font-weight-complex="bold"/>
    </style:style>
    <style:style style:name="T11" style:family="text">
      <style:text-properties fo:color="#000000" style:font-name="Arial" fo:font-size="11pt" fo:language="fr" fo:country="FR" style:font-name-asian="Times New Roman1" style:font-size-asian="11pt" style:language-asian="fr" style:country-asian="FR" style:font-name-complex="Arial1" style:font-weight-complex="bold"/>
    </style:style>
    <style:style style:name="T12" style:family="text">
      <style:text-properties style:font-name="Consolas" fo:font-size="11pt" fo:language="en" fo:country="US" style:font-name-asian="Times New Roman1" style:font-size-asian="11pt" style:language-asian="fr" style:country-asian="FR" style:font-name-complex="Times New Roman1"/>
    </style:style>
    <style:style style:name="T13" style:family="text">
      <style:text-properties style:font-name="Consolas" fo:font-size="11pt" fo:language="fr" fo:country="FR" style:font-name-asian="Times New Roman1" style:font-size-asian="11pt" style:language-asian="fr" style:country-asian="FR" style:font-name-complex="Times New Roman1"/>
    </style:style>
    <style:style style:name="T14" style:family="text">
      <style:text-properties fo:language="fr" fo:country="FR" style:font-name-asian="Times New Roman1" style:language-asian="fr" style:country-asian="FR"/>
    </style:style>
    <style:style style:name="T15" style:family="text">
      <style:text-properties fo:color="#000000" style:font-name="Consolas" fo:language="fr" fo:country="FR" fo:font-weight="bold" style:font-name-asian="Times New Roman1" style:language-asian="fr" style:country-asian="FR" style:font-weight-asian="bold" style:font-name-complex="Arial1"/>
    </style:style>
    <style:style style:name="T16" style:family="text">
      <style:text-properties fo:color="#000000" style:font-name="Consolas" fo:font-size="11pt" fo:language="en" fo:country="US" fo:font-weight="bold" style:font-name-asian="Times New Roman1" style:font-size-asian="11pt" style:language-asian="fr" style:country-asian="FR" style:font-weight-asian="bold" style:font-name-complex="Arial1"/>
    </style:style>
    <style:style style:name="T17" style:family="text">
      <style:text-properties fo:language="fr" fo:country="FR"/>
    </style:style>
    <style:style style:name="T18" style:family="text">
      <style:text-properties style:font-name="Consolas" fo:font-size="11pt" fo:language="fr" fo:country="FR" style:font-size-asian="11pt"/>
    </style:style>
    <style:style style:name="T19" style:family="text">
      <style:text-properties fo:color="#000000" style:font-name="Consolas" fo:language="en" fo:country="US" style:text-underline-style="solid" style:text-underline-width="auto" style:text-underline-color="font-color" fo:font-weight="bold" style:font-name-asian="Times New Roman1" style:language-asian="fr" style:country-asian="FR" style:font-weight-asian="bold" style:font-name-complex="Arial1" style:font-weight-complex="bold"/>
    </style:style>
    <style:style style:name="T20" style:family="text">
      <style:text-properties fo:color="#000000" style:font-name="Consolas" fo:language="en" fo:country="US" fo:font-weight="bold" style:font-name-asian="Times New Roman1" style:language-asian="fr" style:country-asian="FR" style:font-weight-asian="bold" style:font-name-complex="Arial1" style:font-weight-complex="bold"/>
    </style:style>
    <style:style style:name="T21" style:family="text">
      <style:text-properties fo:color="#000000" style:font-name="Consolas" fo:font-size="10pt" fo:language="en" fo:country="US" style:font-name-asian="Times New Roman1" style:font-size-asian="10pt" style:language-asian="fr" style:country-asian="FR" style:font-name-complex="Arial1" style:font-size-complex="10pt"/>
    </style:style>
    <style:style style:name="T22" style:family="text">
      <style:text-properties fo:color="#000000" style:font-name="Consolas" fo:font-size="10pt" fo:language="en" fo:country="US" style:font-name-asian="Times New Roman1" style:font-size-asian="10pt" style:language-asian="fr" style:country-asian="FR" style:font-name-complex="Arial1" style:font-size-complex="10pt" fo:background-color="#ffff00"/>
    </style:style>
    <style:style style:name="T23" style:family="text">
      <style:text-properties fo:color="#000000" style:font-name="Consolas" fo:language="fr" fo:country="FR" style:font-name-asian="Times New Roman1" style:language-asian="fr" style:country-asian="FR" style:font-name-complex="Arial1"/>
    </style:style>
    <style:style style:name="T24" style:family="text">
      <style:text-properties fo:color="#000000" style:font-name="Consolas" fo:language="fr" fo:country="FR" style:text-underline-style="solid" style:text-underline-width="auto" style:text-underline-color="font-color" fo:font-weight="bold" style:font-name-asian="Times New Roman1" style:language-asian="fr" style:country-asian="FR" style:font-weight-asian="bold" style:font-name-complex="Arial1" style:font-weight-complex="bold"/>
    </style:style>
    <style:style style:name="T25" style:family="text">
      <style:text-properties fo:color="#000000" style:font-name="Consolas" fo:font-size="10pt" fo:language="fr" fo:country="FR" style:font-name-asian="Times New Roman1" style:font-size-asian="10pt" style:language-asian="fr" style:country-asian="FR" style:font-name-complex="Arial1"/>
    </style:style>
    <style:style style:name="T26" style:family="text">
      <style:text-properties fo:color="#000000" style:font-name="Consolas" fo:font-size="10pt" fo:language="fr" fo:country="FR" style:font-name-asian="Times New Roman1" style:font-size-asian="10pt" style:language-asian="fr" style:country-asian="FR" style:font-name-complex="Arial1" fo:background-color="#ffff00"/>
    </style:style>
    <style:style style:name="T27" style:family="text">
      <style:text-properties fo:color="#000000" style:font-name="Consolas" fo:font-size="10.5pt" fo:language="en" fo:country="US" style:font-name-asian="Times New Roman1" style:font-size-asian="10.5pt" style:language-asian="fr" style:country-asian="FR" style:font-name-complex="Arial1"/>
    </style:style>
    <style:style style:name="T28" style:family="text">
      <style:text-properties fo:color="#000000" style:font-name="Consolas" fo:font-size="10.5pt" fo:language="en" fo:country="US" style:font-name-asian="Times New Roman1" style:font-size-asian="10.5pt" style:language-asian="fr" style:country-asian="FR" style:font-name-complex="Arial1" fo:background-color="#ffff00"/>
    </style:style>
    <style:style style:name="T29" style:family="text">
      <style:text-properties style:font-name="Consolas" fo:font-size="10.5pt" fo:language="fr" fo:country="FR" style:font-size-asian="10.5pt"/>
    </style:style>
    <style:style style:name="T30" style:family="text">
      <style:text-properties style:font-name="Consolas" fo:font-size="10.5pt" fo:language="fr" fo:country="FR" style:font-size-asian="10.5pt" fo:background-color="#ffff00"/>
    </style:style>
    <style:style style:name="T31" style:family="text">
      <style:text-properties style:font-name="Consolas" fo:font-size="10.5pt" fo:language="en" fo:country="US" style:font-size-asian="10.5pt"/>
    </style:style>
    <style:style style:name="T32" style:family="text">
      <style:text-properties style:font-name="Consolas" fo:font-size="10.5pt" fo:language="en" fo:country="US" style:font-size-asian="10.5pt" fo:background-color="#ffff00"/>
    </style:style>
    <style:style style:name="T33" style:family="text">
      <style:text-properties fo:font-size="24pt" fo:language="fr" fo:country="FR" style:font-name-asian="Times New Roman1" style:font-size-asian="24pt" style:language-asian="fr" style:country-asian="FR"/>
    </style:style>
    <style:style style:name="T34" style:family="text">
      <style:text-properties fo:color="#000000" style:font-name="Arial" fo:language="fr" fo:country="FR" fo:font-style="italic" style:font-name-asian="Times New Roman1" style:language-asian="fr" style:country-asian="FR" style:font-style-asian="italic" style:font-name-complex="Arial1"/>
    </style:style>
    <style:style style:name="T35" style:family="text">
      <style:text-properties fo:color="#000000" style:font-name="Arial" fo:language="fr" fo:country="FR" fo:font-style="italic" style:font-name-asian="Times New Roman1" style:language-asian="fr" style:country-asian="FR" style:font-style-asian="italic" style:font-name-complex="Arial1" style:font-style-complex="italic"/>
    </style:style>
    <style:style style:name="T36" style:family="text">
      <style:text-properties fo:color="#000000" style:font-name="Arial" fo:language="fr" fo:country="FR" fo:font-style="italic" officeooo:rsid="0011ccaa" style:font-name-asian="Times New Roman1" style:language-asian="fr" style:country-asian="FR" style:font-style-asian="italic" style:font-name-complex="Arial1"/>
    </style:style>
    <style:style style:name="T37" style:family="text">
      <style:text-properties fo:color="#000000" style:font-name="Arial" fo:language="fr" fo:country="FR" fo:font-style="italic" style:text-underline-style="solid" style:text-underline-width="auto" style:text-underline-color="font-color" style:font-name-asian="Times New Roman1" style:language-asian="fr" style:country-asian="FR" style:font-style-asian="italic" style:font-name-complex="Arial1"/>
    </style:style>
    <style:style style:name="T38" style:family="text">
      <style:text-properties fo:color="#000000" style:font-name="Arial" fo:language="fr" fo:country="FR" fo:font-style="italic" fo:font-weight="bold" style:language-asian="fr" style:country-asian="FR" style:font-style-asian="italic" style:font-weight-asian="bold" style:font-name-complex="Arial1"/>
    </style:style>
    <style:style style:name="T39" style:family="text">
      <style:text-properties fo:color="#000000" style:font-name="Arial" fo:language="fr" fo:country="FR" style:font-name-asian="Times New Roman1" style:language-asian="fr" style:country-asian="FR" style:font-name-complex="Arial1"/>
    </style:style>
    <style:style style:name="T40" style:family="text">
      <style:text-properties fo:color="#000000" style:font-name="Arial" fo:language="fr" fo:country="FR" style:font-name-asian="Times New Roman1" style:language-asian="fr" style:country-asian="FR" style:font-name-complex="Arial1" style:font-weight-complex="bold"/>
    </style:style>
    <style:style style:name="T41" style:family="text">
      <style:text-properties fo:color="#000000" style:font-name="Arial" fo:language="fr" fo:country="FR" fo:background-color="#ffffff" loext:char-shading-value="0" style:font-name-asian="Times New Roman1" style:language-asian="fr" style:country-asian="FR" style:font-name-complex="Arial1" style:font-style-complex="italic"/>
    </style:style>
    <style:style style:name="T42" style:family="text">
      <style:text-properties fo:color="#000000" style:font-name="Arial" fo:language="fr" fo:country="FR" fo:background-color="#ffffff" loext:char-shading-value="0" style:font-name-asian="Times New Roman1" style:language-asian="fr" style:country-asian="FR" style:font-name-complex="Arial1"/>
    </style:style>
    <style:style style:name="T43" style:family="text">
      <style:text-properties fo:color="#000000" style:font-name="Arial" fo:language="fr" fo:country="FR" fo:background-color="#ffffff" loext:char-shading-value="0" style:language-asian="fr" style:country-asian="FR" style:font-name-complex="Arial1"/>
    </style:style>
    <style:style style:name="T44" style:family="text">
      <style:text-properties fo:color="#000000" style:font-name="Arial" fo:language="fr" fo:country="FR" fo:font-weight="bold" style:font-name-asian="Times New Roman1" style:language-asian="fr" style:country-asian="FR" style:font-weight-asian="bold" style:font-name-complex="Arial1" style:font-weight-complex="bold"/>
    </style:style>
    <style:style style:name="T45" style:family="text">
      <style:text-properties fo:color="#000000" style:font-name="Arial" fo:language="fr" fo:country="FR" fo:font-weight="bold" style:language-asian="fr" style:country-asian="FR" style:font-weight-asian="bold" style:font-name-complex="Arial1"/>
    </style:style>
    <style:style style:name="T46" style:family="text">
      <style:text-properties fo:color="#000000" style:font-name="Arial" fo:language="fr" fo:country="FR" style:text-underline-style="solid" style:text-underline-width="auto" style:text-underline-color="font-color" style:font-name-asian="Times New Roman1" style:language-asian="fr" style:country-asian="FR" style:font-name-complex="Arial1"/>
    </style:style>
    <style:style style:name="T47" style:family="text">
      <style:text-properties fo:color="#000000" style:font-name="Arial" fo:language="fr" fo:country="FR" style:language-asian="fr" style:country-asian="FR" style:font-name-complex="Arial1"/>
    </style:style>
    <style:style style:name="T48" style:family="text">
      <style:text-properties fo:color="#000000" style:font-name="Arial" fo:language="fr" fo:country="FR" style:language-asian="fr" style:country-asian="FR" style:font-name-complex="Arial1" fo:background-color="#ffffff"/>
    </style:style>
    <style:style style:name="T49" style:family="text">
      <style:text-properties fo:color="#000000" style:font-name="Arial" fo:font-size="11pt" fo:language="fr" fo:country="FR" style:font-name-asian="Times New Roman1" style:font-size-asian="11pt" style:language-asian="fr" style:country-asian="FR" style:font-name-complex="Arial1"/>
    </style:style>
    <style:style style:name="T50" style:family="text">
      <style:text-properties fo:color="#000000" style:font-name="Arial" fo:font-size="11pt" fo:language="fr" fo:country="FR" style:font-name-asian="Times New Roman1" style:font-size-asian="11pt" style:language-asian="fr" style:country-asian="FR" style:font-name-complex="Arial1" style:font-weight-complex="bold"/>
    </style:style>
    <style:style style:name="T51" style:family="text">
      <style:text-properties fo:color="#000000" style:font-name="Arial" fo:font-size="12pt" fo:language="fr" fo:country="FR" style:font-name-asian="Times New Roman1" style:font-size-asian="12pt" style:language-asian="fr" style:country-asian="FR" style:font-name-complex="Arial1" style:font-size-complex="12pt"/>
    </style:style>
    <style:style style:name="T52" style:family="text">
      <style:text-properties fo:color="#000000" style:font-name="Arial" fo:font-size="12pt" fo:language="fr" fo:country="FR" style:font-name-asian="Times New Roman1" style:font-size-asian="12pt" style:language-asian="fr" style:country-asian="FR" style:font-name-complex="Arial1" style:font-size-complex="12pt" style:language-complex="ar" style:country-complex="SA"/>
    </style:style>
    <style:style style:name="T53" style:family="text">
      <style:text-properties fo:color="#000000" style:font-name="Arial" fo:font-size="12pt" style:font-name-asian="Times New Roman1" style:font-size-asian="12pt" style:font-name-complex="Arial1"/>
    </style:style>
    <style:style style:name="T54" style:family="text">
      <style:text-properties fo:color="#000000" style:font-name="Arial" fo:font-size="12pt" style:font-size-asian="12pt" style:font-name-complex="Arial1" style:font-size-complex="10.5pt"/>
    </style:style>
    <style:style style:name="T55" style:family="text">
      <style:text-properties fo:color="#000000" style:font-name="Arial" fo:font-size="14pt" fo:language="fr" fo:country="FR" style:font-name-asian="Times New Roman1" style:font-size-asian="14pt" style:language-asian="fr" style:country-asian="FR" style:font-name-complex="Arial1"/>
    </style:style>
    <style:style style:name="T56" style:family="text">
      <style:text-properties fo:color="#000000" style:font-name="Arial" fo:font-size="14pt" fo:language="fr" fo:country="FR" fo:font-style="italic" style:font-name-asian="Times New Roman1" style:font-size-asian="14pt" style:language-asian="fr" style:country-asian="FR" style:font-style-asian="italic" style:font-name-complex="Arial1"/>
    </style:style>
    <style:style style:name="T57" style:family="text">
      <style:text-properties fo:color="#000000" style:font-name="Arial" fo:font-size="14pt" style:font-size-asian="14pt" style:font-name-complex="Arial1" style:font-size-complex="10.5pt"/>
    </style:style>
    <style:style style:name="T58" style:family="text">
      <style:text-properties fo:color="#000000" style:font-name="Consolas" fo:language="fr" fo:country="FR" fo:font-weight="bold" fo:background-color="#ffffff" loext:char-shading-value="0" style:font-name-asian="Times New Roman1" style:language-asian="fr" style:country-asian="FR" style:font-weight-asian="bold" style:font-name-complex="Arial1" style:font-weight-complex="bold"/>
    </style:style>
    <style:style style:name="T59" style:family="text">
      <style:text-properties fo:color="#000000" style:font-name="Consolas" fo:language="fr" fo:country="FR" fo:font-weight="bold" fo:background-color="#ffffff" loext:char-shading-value="0" style:font-name-asian="Times New Roman1" style:language-asian="fr" style:country-asian="FR" style:font-weight-asian="bold" style:font-name-complex="Arial1" style:font-weight-complex="bold"/>
    </style:style>
    <style:style style:name="T60" style:family="text">
      <style:text-properties fo:color="#000000" style:font-name="Consolas" fo:language="fr" fo:country="FR" fo:font-weight="bold" fo:background-color="#ffffff" loext:char-shading-value="0" style:language-asian="fr" style:country-asian="FR" style:font-weight-asian="bold" style:font-name-complex="Arial1" style:font-weight-complex="bold"/>
    </style:style>
    <style:style style:name="T61" style:family="text">
      <style:text-properties fo:color="#000000" style:font-name="Consolas" fo:language="fr" fo:country="FR" fo:font-weight="bold" style:language-asian="fr" style:country-asian="FR" style:font-weight-asian="bold" style:font-name-complex="Arial1" style:font-weight-complex="bold"/>
    </style:style>
    <style:style style:name="T62" style:family="text">
      <style:text-properties fo:color="#000000" style:font-name="Consolas" fo:language="fr" fo:country="FR" fo:font-weight="bold" style:font-name-asian="Times New Roman1" style:language-asian="fr" style:country-asian="FR" style:font-weight-asian="bold" style:font-name-complex="Arial1" style:font-weight-complex="bold"/>
    </style:style>
    <style:style style:name="T63" style:family="text">
      <style:text-properties fo:color="#000000" style:font-name="Consolas" fo:language="fr" fo:country="FR" fo:font-weight="bold" style:font-name-asian="Times New Roman1" style:language-asian="fr" style:country-asian="FR" style:font-weight-asian="bold" style:font-name-complex="Arial1"/>
    </style:style>
    <style:style style:name="T64" style:family="text">
      <style:text-properties fo:color="#000000" style:font-name="Consolas" fo:language="fr" fo:country="FR" fo:background-color="#ffffff" loext:char-shading-value="0" style:font-name-asian="Times New Roman1" style:language-asian="fr" style:country-asian="FR" style:font-name-complex="Arial1"/>
    </style:style>
    <style:style style:name="T65" style:family="text">
      <style:text-properties fo:color="#000000" style:font-name="Consolas" fo:language="fr" fo:country="FR" fo:background-color="#ffffff" loext:char-shading-value="0" style:language-asian="fr" style:country-asian="FR" style:font-name-complex="Arial1"/>
    </style:style>
    <style:style style:name="T66" style:family="text">
      <style:text-properties fo:color="#000000" style:font-name="Consolas" fo:language="fr" fo:country="FR" style:font-name-asian="Times New Roman1" style:language-asian="fr" style:country-asian="FR" style:font-name-complex="Arial1"/>
    </style:style>
    <style:style style:name="T67" style:family="text">
      <style:text-properties fo:color="#000000" style:font-name="Consolas" fo:language="fr" fo:country="FR" style:language-asian="fr" style:country-asian="FR" style:font-name-complex="Arial1"/>
    </style:style>
    <style:style style:name="T68" style:family="text">
      <style:text-properties fo:color="#000000" style:font-name="Consolas" fo:language="fr" fo:country="FR" style:text-underline-style="solid" style:text-underline-width="auto" style:text-underline-color="font-color" fo:font-weight="bold" style:font-name-asian="Times New Roman1" style:language-asian="fr" style:country-asian="FR" style:font-weight-asian="bold" style:font-name-complex="Arial1" style:font-weight-complex="bold"/>
    </style:style>
    <style:style style:name="T69" style:family="text">
      <style:text-properties fo:color="#000000" style:font-name="Consolas" fo:font-size="10pt" fo:language="en" fo:country="US" style:font-name-asian="Times New Roman1" style:font-size-asian="10pt" style:language-asian="fr" style:country-asian="FR" style:font-name-complex="Arial1" style:font-size-complex="10pt"/>
    </style:style>
    <style:style style:name="T70" style:family="text">
      <style:text-properties fo:color="#000000" style:font-name="Consolas" fo:font-size="10pt" fo:language="en" fo:country="US" style:font-name-asian="Times New Roman1" style:font-size-asian="10pt" style:language-asian="fr" style:country-asian="FR" style:font-name-complex="Arial1" style:font-size-complex="10pt" fo:background-color="#ffff00"/>
    </style:style>
    <style:style style:name="T71" style:family="text">
      <style:text-properties fo:color="#000000" style:font-name="Consolas" fo:font-size="10pt" fo:language="fr" fo:country="FR" style:font-name-asian="Times New Roman1" style:font-size-asian="10pt" style:language-asian="fr" style:country-asian="FR" style:font-name-complex="Arial1" style:font-size-complex="10pt"/>
    </style:style>
    <style:style style:name="T72" style:family="text">
      <style:text-properties fo:color="#000000" style:font-name="Consolas" fo:font-size="10pt" fo:language="fr" fo:country="FR" style:font-name-asian="Times New Roman1" style:font-size-asian="10pt" style:language-asian="fr" style:country-asian="FR" style:font-name-complex="Arial1"/>
    </style:style>
    <style:style style:name="T73" style:family="text">
      <style:text-properties fo:color="#000000" style:font-name="Consolas" fo:font-size="10pt" fo:language="fr" fo:country="FR" style:font-name-asian="Times New Roman1" style:font-size-asian="10pt" style:language-asian="fr" style:country-asian="FR" style:font-name-complex="Arial1" fo:background-color="#ffff00"/>
    </style:style>
    <style:style style:name="T74" style:family="text">
      <style:text-properties fo:color="#000000" style:font-name="Consolas" fo:font-size="10pt" fo:language="fr" fo:country="FR" fo:font-weight="bold" style:font-name-asian="Times New Roman1" style:font-size-asian="10pt" style:language-asian="fr" style:country-asian="FR" style:font-weight-asian="bold" style:font-name-complex="Arial1" style:font-size-complex="10pt"/>
    </style:style>
    <style:style style:name="T75" style:family="text">
      <style:text-properties fo:color="#000000" style:font-name="Consolas" fo:font-size="11pt" fo:language="fr" fo:country="FR" style:font-name-asian="Times New Roman1" style:font-size-asian="11pt" style:language-asian="fr" style:country-asian="FR" style:font-name-complex="Arial1"/>
    </style:style>
    <style:style style:name="T76" style:family="text">
      <style:text-properties fo:color="#000000" style:font-name="Consolas" fo:font-size="11pt" fo:language="fr" fo:country="FR" fo:font-weight="bold" style:font-name-asian="Times New Roman1" style:font-size-asian="11pt" style:language-asian="fr" style:country-asian="FR" style:font-weight-asian="bold" style:font-name-complex="Arial1" style:font-weight-complex="bold"/>
    </style:style>
    <style:style style:name="T77" style:family="text">
      <style:text-properties fo:color="#000000" style:font-name="Consolas" fo:font-size="11pt" fo:language="en" fo:country="US" style:font-name-asian="Times New Roman1" style:font-size-asian="11pt" style:language-asian="fr" style:country-asian="FR" style:font-name-complex="Arial1"/>
    </style:style>
    <style:style style:name="T78" style:family="text">
      <style:text-properties fo:color="#000000" style:font-name="Consolas" fo:font-size="11pt" fo:language="en" fo:country="US" fo:font-weight="bold" style:font-name-asian="Times New Roman1" style:font-size-asian="11pt" style:language-asian="fr" style:country-asian="FR" style:font-weight-asian="bold" style:font-name-complex="Arial1"/>
    </style:style>
    <style:style style:name="T79" style:family="text">
      <style:text-properties fo:color="#000000" style:font-name="Consolas" fo:font-size="10.5pt" fo:language="fr" fo:country="FR" style:font-name-asian="Times New Roman1" style:font-size-asian="10.5pt" style:language-asian="fr" style:country-asian="FR" style:font-name-complex="Arial1"/>
    </style:style>
    <style:style style:name="T80" style:family="text">
      <style:text-properties fo:color="#000000" style:font-name="Consolas" fo:font-size="10.5pt" fo:language="en" fo:country="US" style:font-name-asian="Times New Roman1" style:font-size-asian="10.5pt" style:language-asian="fr" style:country-asian="FR" style:font-name-complex="Arial1"/>
    </style:style>
    <style:style style:name="T81" style:family="text">
      <style:text-properties fo:color="#000000" style:font-name="Consolas" fo:font-size="10.5pt" fo:language="en" fo:country="US" style:font-name-asian="Times New Roman1" style:font-size-asian="10.5pt" style:language-asian="fr" style:country-asian="FR" style:font-name-complex="Arial1" fo:background-color="#ffff00"/>
    </style:style>
    <style:style style:name="T82" style:family="text">
      <style:text-properties fo:color="#000000" style:font-name="Consolas" fo:language="en" fo:country="US" style:text-underline-style="solid" style:text-underline-width="auto" style:text-underline-color="font-color" fo:font-weight="bold" style:font-name-asian="Times New Roman1" style:language-asian="fr" style:country-asian="FR" style:font-weight-asian="bold" style:font-name-complex="Arial1" style:font-weight-complex="bold"/>
    </style:style>
    <style:style style:name="T83" style:family="text">
      <style:text-properties fo:color="#000000" style:font-name="Consolas" fo:language="en" fo:country="US" fo:font-weight="bold" style:font-name-asian="Times New Roman1" style:language-asian="fr" style:country-asian="FR" style:font-weight-asian="bold" style:font-name-complex="Arial1" style:font-weight-complex="bold"/>
    </style:style>
    <style:style style:name="T84" style:family="text">
      <style:text-properties fo:color="#000000" style:font-name="Helvetica" fo:language="fr" fo:country="FR" fo:background-color="#ffffff" loext:char-shading-value="0" style:font-name-asian="Times New Roman1" style:language-asian="fr" style:country-asian="FR" style:font-name-complex="Arial1"/>
    </style:style>
    <style:style style:name="T85" style:family="text">
      <style:text-properties fo:color="#000000" style:font-name="Abadi MT Condensed Light" fo:font-size="9pt" fo:language="en" fo:country="US" style:font-name-asian="Times New Roman1" style:font-size-asian="9pt" style:language-asian="fr" style:country-asian="FR" style:font-name-complex="Arial1" style:font-size-complex="5pt"/>
    </style:style>
    <style:style style:name="T86" style:family="text">
      <style:text-properties fo:color="#000000" style:font-name="Abadi MT Condensed Light" fo:font-size="9pt" fo:language="en" fo:country="US" style:font-name-asian="Times New Roman1" style:font-size-asian="9pt" style:language-asian="fr" style:country-asian="FR" style:font-name-complex="Arial1" style:font-size-complex="10pt"/>
    </style:style>
    <style:style style:name="T87" style:family="text">
      <style:text-properties fo:color="#000000" style:font-name="Abadi MT Condensed Light" fo:font-size="11pt" fo:language="en" fo:country="US" style:font-name-asian="Times New Roman1" style:font-size-asian="11pt" style:language-asian="fr" style:country-asian="FR" style:font-name-complex="Arial1"/>
    </style:style>
    <style:style style:name="T88" style:family="text">
      <style:text-properties fo:color="#000000" style:font-name="Courier" fo:font-size="11pt" style:font-size-asian="11pt" style:font-size-complex="10.5pt"/>
    </style:style>
    <style:style style:name="T89" style:family="text">
      <style:text-properties fo:color="#000000" style:font-name="Courier" fo:font-size="12pt" style:font-size-asian="12pt" style:font-size-complex="10.5pt"/>
    </style:style>
    <style:style style:name="T90" style:family="text">
      <style:text-properties fo:color="#000000" style:font-name="Courier" fo:font-size="10.5pt" style:font-size-asian="10.5pt" style:font-size-complex="10.5pt"/>
    </style:style>
    <style:style style:name="T91" style:family="text">
      <style:text-properties fo:color="#000000" style:font-name="Courier" fo:font-size="10.5pt" fo:language="en" fo:country="US" style:font-size-asian="10.5pt" style:font-size-complex="10.5pt"/>
    </style:style>
    <style:style style:name="T92" style:family="text">
      <style:text-properties fo:language="fr" fo:country="FR"/>
    </style:style>
    <style:style style:name="T93" style:family="text">
      <style:text-properties fo:language="fr" fo:country="FR" fo:font-weight="bold" style:font-name-asian="Times New Roman1" style:language-asian="fr" style:country-asian="FR" style:font-weight-asian="bold"/>
    </style:style>
    <style:style style:name="T94" style:family="text">
      <style:text-properties fo:language="fr" fo:country="FR" style:font-name-asian="Times New Roman1" style:language-asian="fr" style:country-asian="FR"/>
    </style:style>
    <style:style style:name="T95" style:family="text">
      <style:text-properties fo:language="fr" fo:country="FR" style:language-asian="fr" style:country-asian="FR"/>
    </style:style>
    <style:style style:name="T96" style:family="text">
      <style:text-properties fo:color="#005a95" style:font-name="Abadi MT Condensed Light" fo:font-size="9pt" fo:language="en" fo:country="US" style:font-name-asian="Times New Roman1" style:font-size-asian="9pt" style:language-asian="fr" style:country-asian="FR" style:font-name-complex="Arial1" style:font-size-complex="5pt"/>
    </style:style>
    <style:style style:name="T97" style:family="text">
      <style:text-properties fo:color="#005a95" style:font-name="Consolas" fo:font-size="11pt" fo:language="fr" fo:country="FR" style:font-name-asian="Times New Roman1" style:font-size-asian="11pt" style:language-asian="fr" style:country-asian="FR" style:font-name-complex="Arial1"/>
    </style:style>
    <style:style style:name="T98" style:family="text">
      <style:text-properties fo:color="#005a95" style:font-name="Consolas" fo:font-size="11pt" fo:language="en" fo:country="US" style:font-name-asian="Times New Roman1" style:font-size-asian="11pt" style:language-asian="fr" style:country-asian="FR" style:font-name-complex="Arial1"/>
    </style:style>
    <style:style style:name="T99" style:family="text">
      <style:text-properties fo:color="#ff0000" style:font-name="Arial" fo:language="fr" fo:country="FR" fo:font-style="italic" style:font-name-asian="Times New Roman1" style:language-asian="fr" style:country-asian="FR" style:font-style-asian="italic" style:font-name-complex="Arial1"/>
    </style:style>
    <style:style style:name="T100" style:family="text">
      <style:text-properties fo:color="#ff0000" style:font-name="Arial" fo:font-size="11pt" fo:language="fr" fo:country="FR" fo:font-style="italic" style:font-name-asian="Times New Roman1" style:font-size-asian="11pt" style:language-asian="fr" style:country-asian="FR" style:font-style-asian="italic" style:font-name-complex="Arial1"/>
    </style:style>
    <style:style style:name="T101" style:family="text">
      <style:text-properties fo:color="#ff0000" fo:language="fr" fo:country="FR" fo:font-style="italic" style:font-style-asian="italic"/>
    </style:style>
    <style:style style:name="T102" style:family="text">
      <style:text-properties style:font-name="Arial" fo:language="fr" fo:country="FR" fo:font-style="italic" style:font-style-asian="italic" style:font-name-complex="Arial1"/>
    </style:style>
    <style:style style:name="T103" style:family="text">
      <style:text-properties style:font-name="Arial" fo:language="fr" fo:country="FR" style:font-name-complex="Arial1"/>
    </style:style>
    <style:style style:name="T104" style:family="text">
      <style:text-properties style:font-name="Arial" fo:font-size="11pt" fo:language="fr" fo:country="FR" style:font-name-asian="Times New Roman1" style:font-size-asian="11pt" style:language-asian="fr" style:country-asian="FR" style:font-name-complex="Arial1"/>
    </style:style>
    <style:style style:name="T105" style:family="text">
      <style:text-properties style:font-name="Arial" fo:font-size="11pt" fo:language="fr" fo:country="FR" style:font-size-asian="11pt" style:font-name-complex="Arial1"/>
    </style:style>
    <style:style style:name="T106" style:family="text">
      <style:text-properties style:font-name="Consolas" fo:font-size="11pt" fo:language="en" fo:country="US" style:font-name-asian="Times New Roman1" style:font-size-asian="11pt" style:language-asian="fr" style:country-asian="FR" style:font-name-complex="Times New Roman1"/>
    </style:style>
    <style:style style:name="T107" style:family="text">
      <style:text-properties style:font-name="Consolas" fo:font-size="11pt" fo:language="en" fo:country="US" style:font-size-asian="11pt"/>
    </style:style>
    <style:style style:name="T108" style:family="text">
      <style:text-properties style:font-name="Consolas" fo:font-size="11pt" fo:language="en" fo:country="US" fo:font-weight="bold" style:font-size-asian="11pt" style:font-weight-asian="bold"/>
    </style:style>
    <style:style style:name="T109" style:family="text">
      <style:text-properties style:font-name="Consolas" fo:font-size="11pt" fo:language="fr" fo:country="FR" style:font-name-asian="Times New Roman1" style:font-size-asian="11pt" style:language-asian="fr" style:country-asian="FR" style:font-name-complex="Times New Roman1"/>
    </style:style>
    <style:style style:name="T110" style:family="text">
      <style:text-properties style:font-name="Consolas" fo:font-size="11pt" fo:language="fr" fo:country="FR" style:font-size-asian="11pt"/>
    </style:style>
    <style:style style:name="T111" style:family="text">
      <style:text-properties style:font-name="Consolas" fo:font-size="11pt" fo:language="fr" fo:country="FR" fo:font-weight="bold" style:font-size-asian="11pt" style:font-weight-asian="bold"/>
    </style:style>
    <style:style style:name="T112" style:family="text">
      <style:text-properties style:font-name="Consolas" fo:language="fr" fo:country="FR"/>
    </style:style>
    <style:style style:name="T113" style:family="text">
      <style:text-properties style:font-name="Consolas" fo:font-size="9pt" fo:language="en" fo:country="US" style:font-name-asian="Times New Roman1" style:font-size-asian="9pt" style:language-asian="fr" style:country-asian="FR"/>
    </style:style>
    <style:style style:name="T114" style:family="text">
      <style:text-properties style:font-name="Consolas" fo:font-size="9pt" fo:language="en" fo:country="US" style:font-size-asian="9pt"/>
    </style:style>
    <style:style style:name="T115" style:family="text">
      <style:text-properties style:font-name="Consolas" fo:font-size="9pt" fo:language="en" fo:country="US" fo:font-weight="bold" style:font-size-asian="9pt" style:font-weight-asian="bold"/>
    </style:style>
    <style:style style:name="T116" style:family="text">
      <style:text-properties style:font-name="Consolas" fo:language="en" fo:country="US"/>
    </style:style>
    <style:style style:name="T117" style:family="text">
      <style:text-properties style:font-name="Consolas" fo:language="en" fo:country="US" fo:font-weight="bold" style:font-weight-asian="bold"/>
    </style:style>
    <style:style style:name="T118" style:family="text">
      <style:text-properties style:font-name="Consolas" fo:font-size="10.5pt" fo:language="fr" fo:country="FR" style:font-size-asian="10.5pt"/>
    </style:style>
    <style:style style:name="T119" style:family="text">
      <style:text-properties style:font-name="Consolas" fo:font-size="10.5pt" fo:language="fr" fo:country="FR" style:font-size-asian="10.5pt" fo:background-color="#ffff00"/>
    </style:style>
    <style:style style:name="T120" style:family="text">
      <style:text-properties style:font-name="Consolas" fo:font-size="10.5pt" fo:language="en" fo:country="US" style:font-size-asian="10.5pt"/>
    </style:style>
    <style:style style:name="T121" style:family="text">
      <style:text-properties style:font-name="Consolas" fo:font-size="10.5pt" fo:language="en" fo:country="US" style:font-size-asian="10.5pt" fo:background-color="#ffff00"/>
    </style:style>
    <style:style style:name="T122" style:family="text">
      <style:text-properties style:font-name="Abadi MT Condensed Light" fo:font-size="9pt" fo:language="en" fo:country="US" style:font-size-asian="9pt"/>
    </style:style>
    <style:style style:name="T123" style:family="text">
      <style:text-properties fo:language="en" fo:country="US"/>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none"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2253712" text:id="ct92253712">
          <text:insertion>
            <office:change-info>
              <dc:creator>SENESI Stephane</dc:creator>
              <dc:date>2018-01-04T14:08:44</dc:date>
            </office:change-info>
          </text:insertion>
        </text:changed-region>
        <text:changed-region xml:id="ct99218464" text:id="ct99218464">
          <text:insertion>
            <office:change-info>
              <dc:creator>SENESI Stephane</dc:creator>
              <dc:date>2018-01-04T14:09:04</dc:date>
            </office:change-info>
          </text:insertion>
        </text:changed-region>
        <text:changed-region xml:id="ct38545792" text:id="ct38545792">
          <text:insertion>
            <office:change-info>
              <dc:creator>SENESI Stephane</dc:creator>
              <dc:date>2018-01-04T14:08:44</dc:date>
            </office:change-info>
          </text:insertion>
        </text:changed-region>
        <text:changed-region xml:id="ct141294928" text:id="ct141294928">
          <text:insertion>
            <office:change-info>
              <dc:creator>SENESI Stephane</dc:creator>
              <dc:date>2018-01-04T14:09:02</dc:date>
            </office:change-info>
          </text:insertion>
        </text:changed-region>
        <text:changed-region xml:id="ct97674144" text:id="ct97674144">
          <text:deletion>
            <office:change-info>
              <dc:creator>SENESI Stephane</dc:creator>
              <dc:date>2018-01-04T14:09:33</dc:date>
            </office:change-info>
            <text:p text:style-name="P1"><text:span text:style-name="T1">3</text:span></text:p>
          </text:deletion>
        </text:changed-region>
        <text:changed-region xml:id="ct105435280" text:id="ct105435280">
          <text:insertion>
            <office:change-info>
              <dc:creator>SENESI Stephane</dc:creator>
              <dc:date>2018-01-04T14:09:33</dc:date>
            </office:change-info>
          </text:insertion>
        </text:changed-region>
        <text:changed-region xml:id="ct136589840" text:id="ct136589840">
          <text:deletion>
            <office:change-info>
              <dc:creator>SENESI Stephane</dc:creator>
              <dc:date>2018-01-04T14:09:38</dc:date>
            </office:change-info>
            <text:p text:style-name="P1"><text:span text:style-name="T1"><text:s/></text:span></text:p>
          </text:deletion>
        </text:changed-region>
        <text:changed-region xml:id="ct98216384" text:id="ct98216384">
          <text:deletion>
            <office:change-info>
              <dc:creator>SENESI Stephane</dc:creator>
              <dc:date>2018-01-04T14:09:37</dc:date>
            </office:change-info>
            <text:p text:style-name="P1"><text:span text:style-name="T1">(+qqs patches détaillés en 7)</text:span></text:p>
          </text:deletion>
        </text:changed-region>
        <text:changed-region xml:id="ct136202816" text:id="ct136202816">
          <text:insertion>
            <office:change-info>
              <dc:creator>VOLDOIRE Aurore</dc:creator>
              <dc:date>2017-12-22T14:56:00</dc:date>
            </office:change-info>
          </text:insertion>
        </text:changed-region>
        <text:changed-region xml:id="ct136203040" text:id="ct136203040">
          <text:deletion>
            <office:change-info>
              <dc:creator>VOLDOIRE Aurore</dc:creator>
              <dc:date>2017-12-22T14:57:00</dc:date>
            </office:change-info>
            <text:p text:style-name="P2"><text:span text:style-name="T2">e</text:span></text:p>
          </text:deletion>
        </text:changed-region>
        <text:changed-region xml:id="ct137666704" text:id="ct137666704">
          <text:deletion>
            <office:change-info>
              <dc:creator>VOLDOIRE Aurore</dc:creator>
              <dc:date>2017-12-22T14:56:00</dc:date>
            </office:change-info>
            <text:p text:style-name="P2"><text:span text:style-name="T2">ntière</text:span></text:p>
          </text:deletion>
        </text:changed-region>
        <text:changed-region xml:id="ct96601632" text:id="ct96601632">
          <text:deletion>
            <office:change-info>
              <dc:creator>VOLDOIRE Aurore</dc:creator>
              <dc:date>2017-12-22T14:57:00</dc:date>
            </office:change-info>
            <text:p text:style-name="P2"><text:span text:style-name="T3">etc...</text:span></text:p>
          </text:deletion>
        </text:changed-region>
        <text:changed-region xml:id="ct98123856" text:id="ct98123856">
          <text:insertion>
            <office:change-info>
              <dc:creator>VOLDOIRE Aurore</dc:creator>
              <dc:date>2017-12-22T14:57:00</dc:date>
            </office:change-info>
          </text:insertion>
        </text:changed-region>
        <text:changed-region xml:id="ct99732000" text:id="ct99732000">
          <text:insertion>
            <office:change-info>
              <dc:creator>VOLDOIRE Aurore</dc:creator>
              <dc:date>2017-12-22T14:57:00</dc:date>
            </office:change-info>
          </text:insertion>
        </text:changed-region>
        <text:changed-region xml:id="ct97233776" text:id="ct97233776">
          <text:insertion>
            <office:change-info>
              <dc:creator>VOLDOIRE Aurore</dc:creator>
              <dc:date>2017-12-22T14:58:00</dc:date>
            </office:change-info>
          </text:insertion>
        </text:changed-region>
        <text:changed-region xml:id="ct93567184" text:id="ct93567184">
          <text:insertion>
            <office:change-info>
              <dc:creator>VOLDOIRE Aurore</dc:creator>
              <dc:date>2017-12-22T14:58:00</dc:date>
            </office:change-info>
          </text:insertion>
        </text:changed-region>
        <text:changed-region xml:id="ct92418400" text:id="ct92418400">
          <text:deletion>
            <office:change-info>
              <dc:creator>VOLDOIRE Aurore</dc:creator>
              <dc:date>2017-12-22T14:59:00</dc:date>
            </office:change-info>
            <text:p text:style-name="P3"><text:span text:style-name="T2">car quand on lit dans un 'extra-Tables' on part du principe que l'on veut intégrer toutes les variables de cette table</text:span></text:p>
          </text:deletion>
        </text:changed-region>
        <text:changed-region xml:id="ct92563456" text:id="ct92563456">
          <text:insertion>
            <office:change-info>
              <dc:creator>VOLDOIRE Aurore</dc:creator>
              <dc:date>2017-12-22T14:59:00</dc:date>
            </office:change-info>
          </text:insertion>
        </text:changed-region>
        <text:changed-region xml:id="ct92729968" text:id="ct92729968">
          <text:insertion>
            <office:change-info>
              <dc:creator>VOLDOIRE Aurore</dc:creator>
              <dc:date>2017-12-22T15:00:00</dc:date>
            </office:change-info>
          </text:insertion>
        </text:changed-region>
        <text:changed-region xml:id="ct93050720" text:id="ct93050720">
          <text:insertion>
            <office:change-info>
              <dc:creator>VOLDOIRE Aurore</dc:creator>
              <dc:date>2017-12-22T15:01:00</dc:date>
            </office:change-info>
          </text:insertion>
        </text:changed-region>
        <text:changed-region xml:id="ct92521248" text:id="ct92521248">
          <text:insertion>
            <office:change-info>
              <dc:creator>VOLDOIRE Aurore</dc:creator>
              <dc:date>2017-12-22T15:02:00</dc:date>
            </office:change-info>
          </text:insertion>
        </text:changed-region>
        <text:changed-region xml:id="ct38908560" text:id="ct38908560">
          <text:insertion>
            <office:change-info>
              <dc:creator>SENESI Stephane</dc:creator>
              <dc:date>2018-01-03T13:33:53</dc:date>
            </office:change-info>
          </text:insertion>
        </text:changed-region>
        <text:changed-region xml:id="ct136499696" text:id="ct136499696">
          <text:deletion>
            <office:change-info>
              <dc:creator>SENESI Stephane</dc:creator>
              <dc:date>2018-01-03T13:33:59</dc:date>
            </office:change-info>
            <text:p text:style-name="P2"><text:span text:style-name="T2">En cas d’ajout de nouvelles tables, </text:span></text:p>
          </text:deletion>
        </text:changed-region>
        <text:changed-region xml:id="ct151875648" text:id="ct151875648">
          <text:insertion>
            <office:change-info>
              <dc:creator>SENESI Stephane</dc:creator>
              <dc:date>2018-01-03T13:31:34</dc:date>
            </office:change-info>
          </text:insertion>
        </text:changed-region>
        <text:changed-region xml:id="ct88663312" text:id="ct88663312">
          <text:insertion>
            <office:change-info>
              <dc:creator>SENESI Stephane</dc:creator>
              <dc:date>2018-01-03T13:32:07</dc:date>
            </office:change-info>
          </text:insertion>
        </text:changed-region>
        <text:changed-region xml:id="ct136180048" text:id="ct136180048">
          <text:insertion>
            <office:change-info>
              <dc:creator>SENESI Stephane</dc:creator>
              <dc:date>2018-01-03T13:33:17</dc:date>
            </office:change-info>
          </text:insertion>
        </text:changed-region>
        <text:changed-region xml:id="ct99703568" text:id="ct99703568">
          <text:deletion>
            <office:change-info>
              <dc:creator>SENESI Stephane</dc:creator>
              <dc:date>2018-01-03T13:33:23</dc:date>
            </office:change-info>
            <text:p text:style-name="P2"><text:span text:style-name="T2"> également renseigner les correspondances table-&gt;fréquence (correspondance entre nom de table et les labels de fréquence XIOS et CMIP6) dans </text:span><text:span text:style-name="T4">table2freq.py</text:span><text:span text:style-name="T2">, comme pour les tables Primavera:</text:span></text:p>
          </text:deletion>
        </text:changed-region>
        <text:changed-region xml:id="ct113041696" text:id="ct113041696">
          <text:deletion>
            <office:change-info>
              <dc:creator>SENESI Stephane</dc:creator>
              <dc:date>2018-01-03T13:33:23</dc:date>
            </office:change-info>
            <text:p text:style-name="P2"><text:span text:style-name="T5">    # table2freq: ajout des tables Primavera:</text:span></text:p>
          </text:deletion>
        </text:changed-region>
        <text:changed-region xml:id="ct152205040" text:id="ct152205040">
          <text:deletion>
            <office:change-info>
              <dc:creator>SENESI Stephane</dc:creator>
              <dc:date>2018-01-03T13:33:23</dc:date>
            </office:change-info>
            <text:p text:style-name="P2"><text:span text:style-name="T5">    </text:span><text:span text:style-name="T6">"Prim1hr"  : ("1h","1hr"),</text:span></text:p>
          </text:deletion>
        </text:changed-region>
        <text:changed-region xml:id="ct92985120" text:id="ct92985120">
          <text:deletion>
            <office:change-info>
              <dc:creator>SENESI Stephane</dc:creator>
              <dc:date>2018-01-03T13:33:23</dc:date>
            </office:change-info>
            <text:p text:style-name="P2"><text:span text:style-name="T6">    "Prim3hr"  : ("3h","3hr"),</text:span></text:p>
          </text:deletion>
        </text:changed-region>
        <text:changed-region xml:id="ct113052672" text:id="ct113052672">
          <text:deletion>
            <office:change-info>
              <dc:creator>SENESI Stephane</dc:creator>
              <dc:date>2018-01-03T13:33:23</dc:date>
            </office:change-info>
            <text:p text:style-name="P2"><text:span text:style-name="T6">    "Prim3hrPt": ("3h","3hr"),</text:span></text:p>
          </text:deletion>
        </text:changed-region>
        <text:changed-region xml:id="ct86507216" text:id="ct86507216">
          <text:deletion>
            <office:change-info>
              <dc:creator>SENESI Stephane</dc:creator>
              <dc:date>2018-01-03T13:33:23</dc:date>
            </office:change-info>
            <text:p text:style-name="P2"><text:span text:style-name="T6">    "Prim6hr"  : ("6h","6hr"),</text:span></text:p>
          </text:deletion>
        </text:changed-region>
        <text:changed-region xml:id="ct95272112" text:id="ct95272112">
          <text:deletion>
            <office:change-info>
              <dc:creator>SENESI Stephane</dc:creator>
              <dc:date>2018-01-03T13:33:23</dc:date>
            </office:change-info>
            <text:p text:style-name="P2"><text:span text:style-name="T6">    "Prim6hrPt": ("6h","6hr"),</text:span></text:p>
          </text:deletion>
        </text:changed-region>
        <text:changed-region xml:id="ct112716048" text:id="ct112716048">
          <text:deletion>
            <office:change-info>
              <dc:creator>SENESI Stephane</dc:creator>
              <dc:date>2018-01-03T13:33:23</dc:date>
            </office:change-info>
            <text:p text:style-name="P2"><text:span text:style-name="T6">    "PrimO6hr" : ("6h","6hr"),</text:span></text:p>
          </text:deletion>
        </text:changed-region>
        <text:changed-region xml:id="ct86236976" text:id="ct86236976">
          <text:deletion>
            <office:change-info>
              <dc:creator>SENESI Stephane</dc:creator>
              <dc:date>2018-01-03T13:33:23</dc:date>
            </office:change-info>
            <text:p text:style-name="P2"><text:span text:style-name="T6">    "PrimOday" : ("1d","day"),</text:span></text:p>
          </text:deletion>
        </text:changed-region>
        <text:changed-region xml:id="ct138944128" text:id="ct138944128">
          <text:deletion>
            <office:change-info>
              <dc:creator>SENESI Stephane</dc:creator>
              <dc:date>2018-01-03T13:33:23</dc:date>
            </office:change-info>
            <text:p text:style-name="P2"><text:span text:style-name="T6">    "PrimOmon" : ("1mo","</text:span><text:span text:style-name="T7">mon</text:span><text:span text:style-name="T6">"),</text:span></text:p>
          </text:deletion>
        </text:changed-region>
        <text:changed-region xml:id="ct86316160" text:id="ct86316160">
          <text:deletion>
            <office:change-info>
              <dc:creator>SENESI Stephane</dc:creator>
              <dc:date>2018-01-03T13:33:23</dc:date>
            </office:change-info>
            <text:p text:style-name="P2"><text:span text:style-name="T6">    "PrimSIday": ("1d","day"),</text:span></text:p>
          </text:deletion>
        </text:changed-region>
        <text:changed-region xml:id="ct109308368" text:id="ct109308368">
          <text:deletion>
            <office:change-info>
              <dc:creator>SENESI Stephane</dc:creator>
              <dc:date>2018-01-03T13:33:23</dc:date>
            </office:change-info>
            <text:p text:style-name="P2"><text:span text:style-name="T6">    "Primday"  : ("1d","day"),</text:span></text:p>
          </text:deletion>
        </text:changed-region>
        <text:changed-region xml:id="ct94190880" text:id="ct94190880">
          <text:deletion>
            <office:change-info>
              <dc:creator>SENESI Stephane</dc:creator>
              <dc:date>2018-01-03T13:33:23</dc:date>
            </office:change-info>
            <text:p text:style-name="P2"><text:span text:style-name="T6">    "PrimdayPt": ("1d","day"),</text:span></text:p>
          </text:deletion>
        </text:changed-region>
        <text:changed-region xml:id="ct90324640" text:id="ct90324640">
          <text:deletion>
            <office:change-info>
              <dc:creator>SENESI Stephane</dc:creator>
              <dc:date>2018-01-03T13:33:23</dc:date>
            </office:change-info>
            <text:p text:style-name="P2"><text:span text:style-name="T6">    </text:span><text:span text:style-name="T5">"Primmon"  : ("1mo","</text:span><text:span text:style-name="T8">mon</text:span><text:span text:style-name="T5">"),</text:span></text:p>
          </text:deletion>
        </text:changed-region>
        <text:changed-region xml:id="ct91915504" text:id="ct91915504">
          <text:deletion>
            <office:change-info>
              <dc:creator>SENESI Stephane</dc:creator>
              <dc:date>2018-01-03T13:33:23</dc:date>
            </office:change-info>
            <text:p text:style-name="P2"><text:span text:style-name="T5">    "PrimmonZ" : ("1mo","</text:span><text:span text:style-name="T8">mon</text:span><text:span text:style-name="T5">"),</text:span></text:p>
          </text:deletion>
        </text:changed-region>
        <text:changed-region xml:id="ct97970464" text:id="ct97970464">
          <text:deletion>
            <office:change-info>
              <dc:creator>SENESI Stephane</dc:creator>
              <dc:date>2018-01-03T11:41:41</dc:date>
            </office:change-info>
            <text:p text:style-name="P4"><text:span text:style-name="T9">Il faut également préciser, toujours dans </text:span><text:span text:style-name="T10">table2freq.py</text:span><text:span text:style-name="T11">, les split frequency associées à chacunes des nouvelles tables :</text:span></text:p>
          </text:deletion>
        </text:changed-region>
        <text:changed-region xml:id="ct86438624" text:id="ct86438624">
          <text:deletion>
            <office:change-info>
              <dc:creator>SENESI Stephane</dc:creator>
              <dc:date>2018-01-03T11:41:41</dc:date>
            </office:change-info>
            <text:p text:style-name="P4"><text:span text:style-name="T12"><text:s text:c="4"/>"Prim1hr" <text:s/>: "1mo",</text:span></text:p>
          </text:deletion>
        </text:changed-region>
        <text:changed-region xml:id="ct137134304" text:id="ct137134304">
          <text:deletion>
            <office:change-info>
              <dc:creator>SENESI Stephane</dc:creator>
              <dc:date>2018-01-03T11:41:41</dc:date>
            </office:change-info>
            <text:p text:style-name="P4"><text:span text:style-name="T12"><text:s text:c="4"/>"Prim3hr" <text:s/>: "1mo",</text:span></text:p>
          </text:deletion>
        </text:changed-region>
        <text:changed-region xml:id="ct140272832" text:id="ct140272832">
          <text:deletion>
            <office:change-info>
              <dc:creator>SENESI Stephane</dc:creator>
              <dc:date>2018-01-03T11:41:41</dc:date>
            </office:change-info>
            <text:p text:style-name="P4"><text:span text:style-name="T12"><text:s text:c="4"/>"Prim3hrPt": "1mo",</text:span></text:p>
          </text:deletion>
        </text:changed-region>
        <text:changed-region xml:id="ct62621696" text:id="ct62621696">
          <text:deletion>
            <office:change-info>
              <dc:creator>SENESI Stephane</dc:creator>
              <dc:date>2018-01-03T11:41:41</dc:date>
            </office:change-info>
            <text:p text:style-name="P4"><text:span text:style-name="T12"><text:s text:c="4"/>"Prim6hr" <text:s/>: "1mo",</text:span></text:p>
          </text:deletion>
        </text:changed-region>
        <text:changed-region xml:id="ct93217056" text:id="ct93217056">
          <text:deletion>
            <office:change-info>
              <dc:creator>SENESI Stephane</dc:creator>
              <dc:date>2018-01-03T11:41:41</dc:date>
            </office:change-info>
            <text:p text:style-name="P4"><text:span text:style-name="T12"><text:s text:c="4"/>"Prim6hrPt": "1mo",</text:span></text:p>
          </text:deletion>
        </text:changed-region>
        <text:changed-region xml:id="ct136138176" text:id="ct136138176">
          <text:deletion>
            <office:change-info>
              <dc:creator>SENESI Stephane</dc:creator>
              <dc:date>2018-01-03T11:41:41</dc:date>
            </office:change-info>
            <text:p text:style-name="P4"><text:span text:style-name="T12"><text:s text:c="4"/>"PrimO6hr" : "1mo",</text:span></text:p>
          </text:deletion>
        </text:changed-region>
        <text:changed-region xml:id="ct92932896" text:id="ct92932896">
          <text:deletion>
            <office:change-info>
              <dc:creator>SENESI Stephane</dc:creator>
              <dc:date>2018-01-03T11:41:41</dc:date>
            </office:change-info>
            <text:p text:style-name="P4"><text:span text:style-name="T12"><text:s text:c="4"/>"PrimOday" : "1mo",</text:span></text:p>
          </text:deletion>
        </text:changed-region>
        <text:changed-region xml:id="ct62648800" text:id="ct62648800">
          <text:deletion>
            <office:change-info>
              <dc:creator>SENESI Stephane</dc:creator>
              <dc:date>2018-01-03T11:41:41</dc:date>
            </office:change-info>
            <text:p text:style-name="P4"><text:span text:style-name="T12"><text:s text:c="4"/>"PrimOmon" : "10y",</text:span></text:p>
          </text:deletion>
        </text:changed-region>
        <text:changed-region xml:id="ct90032688" text:id="ct90032688">
          <text:deletion>
            <office:change-info>
              <dc:creator>SENESI Stephane</dc:creator>
              <dc:date>2018-01-03T11:41:41</dc:date>
            </office:change-info>
            <text:p text:style-name="P4"><text:span text:style-name="T12"><text:s text:c="4"/>"PrimSIday": "1mo",</text:span></text:p>
          </text:deletion>
        </text:changed-region>
        <text:changed-region xml:id="ct137369616" text:id="ct137369616">
          <text:deletion>
            <office:change-info>
              <dc:creator>SENESI Stephane</dc:creator>
              <dc:date>2018-01-03T11:41:41</dc:date>
            </office:change-info>
            <text:p text:style-name="P4"><text:span text:style-name="T12"><text:s text:c="4"/>"Primday" <text:s/>: "1mo",</text:span></text:p>
          </text:deletion>
        </text:changed-region>
        <text:changed-region xml:id="ct98769600" text:id="ct98769600">
          <text:deletion>
            <office:change-info>
              <dc:creator>SENESI Stephane</dc:creator>
              <dc:date>2018-01-03T11:41:41</dc:date>
            </office:change-info>
            <text:p text:style-name="P4"><text:span text:style-name="T12"><text:s text:c="4"/>"PrimdayPt": "1mo",</text:span></text:p>
          </text:deletion>
        </text:changed-region>
        <text:changed-region xml:id="ct105227008" text:id="ct105227008">
          <text:deletion>
            <office:change-info>
              <dc:creator>SENESI Stephane</dc:creator>
              <dc:date>2018-01-03T11:41:41</dc:date>
            </office:change-info>
            <text:p text:style-name="P4"><text:span text:style-name="T12"><text:s text:c="4"/>"Primmon" <text:s/>: "10y",</text:span></text:p>
          </text:deletion>
        </text:changed-region>
        <text:changed-region xml:id="ct119887232" text:id="ct119887232">
          <text:deletion>
            <office:change-info>
              <dc:creator>SENESI Stephane</dc:creator>
              <dc:date>2018-01-03T11:41:41</dc:date>
            </office:change-info>
            <text:p text:style-name="P4"><text:span text:style-name="T12"><text:s text:c="4"/></text:span><text:span text:style-name="T13">"PrimmonZ" : "10y",</text:span></text:p>
          </text:deletion>
        </text:changed-region>
        <text:changed-region xml:id="ct137373600" text:id="ct137373600">
          <text:insertion>
            <office:change-info>
              <dc:creator>VOLDOIRE Aurore</dc:creator>
              <dc:date>2017-12-22T15:04:00</dc:date>
            </office:change-info>
          </text:insertion>
        </text:changed-region>
        <text:changed-region xml:id="ct93409008" text:id="ct93409008">
          <text:insertion>
            <office:change-info>
              <dc:creator>VOLDOIRE Aurore</dc:creator>
              <dc:date>2017-12-22T15:04:00</dc:date>
            </office:change-info>
          </text:insertion>
        </text:changed-region>
        <text:changed-region xml:id="ct137189520" text:id="ct137189520">
          <text:insertion>
            <office:change-info>
              <dc:creator>VOLDOIRE Aurore</dc:creator>
              <dc:date>2017-12-22T15:04:00</dc:date>
            </office:change-info>
          </text:insertion>
        </text:changed-region>
        <text:changed-region xml:id="ct94951904" text:id="ct94951904">
          <text:insertion>
            <office:change-info>
              <dc:creator>VOLDOIRE Aurore</dc:creator>
              <dc:date>2017-12-22T15:04:00</dc:date>
            </office:change-info>
          </text:insertion>
        </text:changed-region>
        <text:changed-region xml:id="ct89579264" text:id="ct89579264">
          <text:insertion>
            <office:change-info>
              <dc:creator>VOLDOIRE Aurore</dc:creator>
              <dc:date>2017-12-22T15:04:00</dc:date>
            </office:change-info>
          </text:insertion>
        </text:changed-region>
        <text:changed-region xml:id="ct92420416" text:id="ct92420416">
          <text:deletion>
            <office:change-info>
              <dc:creator>VOLDOIRE Aurore</dc:creator>
              <dc:date>2017-12-22T15:04:00</dc:date>
            </office:change-info>
            <text:h text:style-name="P5" text:outline-level="2"><text:span text:style-name="T14">4</text:span></text:h>
          </text:deletion>
        </text:changed-region>
        <text:changed-region xml:id="ct92275136" text:id="ct92275136">
          <text:insertion>
            <office:change-info>
              <dc:creator>SENESI Stephane</dc:creator>
              <dc:date>2018-01-03T11:24:27</dc:date>
            </office:change-info>
          </text:insertion>
        </text:changed-region>
        <text:changed-region xml:id="ct152130272" text:id="ct152130272">
          <text:deletion>
            <office:change-info>
              <dc:creator>SENESI Stephane</dc:creator>
              <dc:date>2018-01-03T11:24:34</dc:date>
            </office:change-info>
            <text:p text:style-name="P2"><text:span text:style-name="T15">expe_renamed</text:span></text:p>
          </text:deletion>
        </text:changed-region>
        <text:changed-region xml:id="ct87093728" text:id="ct87093728">
          <text:insertion>
            <office:change-info>
              <dc:creator>SENESI Stephane</dc:creator>
              <dc:date>2018-01-03T11:24:40</dc:date>
            </office:change-info>
          </text:insertion>
        </text:changed-region>
        <text:changed-region xml:id="ct136910496" text:id="ct136910496">
          <text:deletion>
            <office:change-info>
              <dc:creator>SENESI Stephane</dc:creator>
              <dc:date>2018-01-03T11:24:46</dc:date>
            </office:change-info>
            <text:p text:style-name="P6"><text:span text:style-name="T16">e_renamed</text:span></text:p>
          </text:deletion>
        </text:changed-region>
        <text:changed-region xml:id="ct99419504" text:id="ct99419504">
          <text:insertion>
            <office:change-info>
              <dc:creator>SENESI Stephane</dc:creator>
              <dc:date>2018-01-03T11:26:40</dc:date>
            </office:change-info>
          </text:insertion>
        </text:changed-region>
        <text:changed-region xml:id="ct38540032" text:id="ct38540032">
          <text:deletion>
            <office:change-info>
              <dc:creator>SENESI Stephane</dc:creator>
              <dc:date>2018-01-03T11:26:51</dc:date>
            </office:change-info>
            <text:p text:style-name="P4"><text:span text:style-name="T17">mettre </text:span></text:p>
          </text:deletion>
        </text:changed-region>
        <text:changed-region xml:id="ct137348048" text:id="ct137348048">
          <text:deletion>
            <office:change-info>
              <dc:creator>SENESI Stephane</dc:creator>
              <dc:date>2018-01-03T11:26:53</dc:date>
            </office:change-info>
            <text:p text:style-name="P7"><text:span text:style-name="T18">expe_renamed : None</text:span></text:p>
          </text:deletion>
        </text:changed-region>
        <text:changed-region xml:id="ct98867552" text:id="ct98867552">
          <text:deletion>
            <office:change-info>
              <dc:creator>SENESI Stephane</dc:creator>
              <dc:date>2018-01-03T11:28:00</dc:date>
            </office:change-info>
            <text:list xml:id="list90575253" text:style-name="WWNum10">
              <text:list-item>
                <text:h text:style-name="P8" text:outline-level="1"><text:span text:style-name="T17">Annexe B: Modifications du code dr2xml 0.23</text:span></text:h>
              </text:list-item>
            </text:list>
          </text:deletion>
        </text:changed-region>
        <text:changed-region xml:id="ct94322240" text:id="ct94322240">
          <text:deletion>
            <office:change-info>
              <dc:creator>SENESI Stephane</dc:creator>
              <dc:date>2018-01-03T11:28:00</dc:date>
            </office:change-info>
            <text:p text:style-name="P4"><text:span text:style-name="T17">Patches sur dr2xml v0.23 pour que la fonctionnalité “DR maison” fonctionne conformément à cette documentation :</text:span></text:p>
          </text:deletion>
        </text:changed-region>
        <text:changed-region xml:id="ct142381872" text:id="ct142381872">
          <text:deletion>
            <office:change-info>
              <dc:creator>SENESI Stephane</dc:creator>
              <dc:date>2018-01-03T11:28:00</dc:date>
            </office:change-info>
            <text:h text:style-name="P5" text:outline-level="2"><text:span text:style-name="T14">Patch 1 : pour corriger un pb de time_cell_methods pour le type « perso » :</text:span></text:h>
          </text:deletion>
        </text:changed-region>
        <text:changed-region xml:id="ct93058288" text:id="ct93058288">
          <text:deletion>
            <office:change-info>
              <dc:creator>SENESI Stephane</dc:creator>
              <dc:date>2018-01-03T11:28:00</dc:date>
            </office:change-info>
            <text:p text:style-name="P2"><text:span text:style-name="T19">vars.py</text:span><text:span text:style-name="T20">:</text:span></text:p>
          </text:deletion>
        </text:changed-region>
        <text:changed-region xml:id="ct91416864" text:id="ct91416864">
          <text:deletion>
            <office:change-info>
              <dc:creator>SENESI Stephane</dc:creator>
              <dc:date>2018-01-03T11:28:00</dc:date>
            </office:change-info>
            <text:p text:style-name="P2"><text:span text:style-name="T21">L.83: </text:span><text:span text:style-name="T22">tcmName2tcmValue={"time-mean":"time: mean", "time-point":"time: point"}</text:span><text:span text:style-name="T21"> #_BUGFIX_MPM_TCM_HMV_PERSO </text:span></text:p>
          </text:deletion>
        </text:changed-region>
        <text:changed-region xml:id="ct92595904" text:id="ct92595904">
          <text:deletion>
            <office:change-info>
              <dc:creator>SENESI Stephane</dc:creator>
              <dc:date>2018-01-03T11:28:00</dc:date>
            </office:change-info>
            <text:p text:style-name="P2"><text:span text:style-name="T21">L.135:                </text:span><text:span text:style-name="T22">home_var.cell_methods=tcmName2tcmValue[home_var.temporal_shp]</text:span><text:span text:style-name="T21"> #_BUGFIX_MPM_TCM_HMV_PERSO</text:span></text:p>
          </text:deletion>
        </text:changed-region>
        <text:changed-region xml:id="ct105253152" text:id="ct105253152">
          <text:deletion>
            <office:change-info>
              <dc:creator>SENESI Stephane</dc:creator>
              <dc:date>2018-01-03T11:28:00</dc:date>
            </office:change-info>
            <text:p text:style-name="P2"><text:span text:style-name="T2">=&gt; Avec ces 2 modifications la fonction </text:span><text:span text:style-name="T23">analyze_cell_time_method</text:span><text:span text:style-name="T2"> qui déduit l'opération à effectuer ('instant' ou 'average') ne râle plus.</text:span></text:p>
          </text:deletion>
        </text:changed-region>
        <text:changed-region xml:id="ct92595648" text:id="ct92595648">
          <text:deletion>
            <office:change-info>
              <dc:creator>SENESI Stephane</dc:creator>
              <dc:date>2018-01-03T11:28:00</dc:date>
            </office:change-info>
            <text:h text:style-name="P5" text:outline-level="2"><text:span text:style-name="T14">Patch 2 : pour correctement filtrer selon le MIP/expe dans le cas « perso »:</text:span></text:h>
          </text:deletion>
        </text:changed-region>
        <text:changed-region xml:id="ct93782160" text:id="ct93782160">
          <text:deletion>
            <office:change-info>
              <dc:creator>SENESI Stephane</dc:creator>
              <dc:date>2018-01-03T11:28:00</dc:date>
            </office:change-info>
            <text:p text:style-name="P2"><text:span text:style-name="T24">dr2xml.py</text:span><text:span text:style-name="T4">:</text:span></text:p>
          </text:deletion>
        </text:changed-region>
        <text:changed-region xml:id="ct151754528" text:id="ct151754528">
          <text:deletion>
            <office:change-info>
              <dc:creator>SENESI Stephane</dc:creator>
              <dc:date>2018-01-03T11:28:00</dc:date>
            </office:change-info>
            <text:p text:style-name="P2"><text:span text:style-name="T25">L.1356 : <text:s text:c="7"/>#_BUGFIX_MPM_EXPID_HMV_PERSO: valorisation de l'argument optionnel expid, sinon reste a False par defaut</text:span></text:p>
          </text:deletion>
        </text:changed-region>
        <text:changed-region xml:id="ct141366688" text:id="ct141366688">
          <text:deletion>
            <office:change-info>
              <dc:creator>SENESI Stephane</dc:creator>
              <dc:date>2018-01-03T11:28:00</dc:date>
            </office:change-info>
            <text:p text:style-name="P2"><text:span text:style-name="T25">L.1357 : <text:s text:c="7"/>#_BUGFIX_MPM_MIP_HMV_PERSO: ajout de lset["mips"][grid_choice] en argument</text:span></text:p>
          </text:deletion>
        </text:changed-region>
        <text:changed-region xml:id="ct94444400" text:id="ct94444400">
          <text:deletion>
            <office:change-info>
              <dc:creator>SENESI Stephane</dc:creator>
              <dc:date>2018-01-03T11:28:00</dc:date>
            </office:change-info>
            <text:p text:style-name="P2"><text:span text:style-name="T25">L.1358 :process_homeVars(lset,mip_vars_list,</text:span><text:span text:style-name="T26">lset["mips"][grid_choice],</text:span><text:span text:style-name="T25">dq,</text:span><text:span text:style-name="T26">expid=sset['experiment_id']</text:span><text:span text:style-name="T25">,printout=printout)</text:span></text:p>
          </text:deletion>
        </text:changed-region>
        <text:changed-region xml:id="ct86460128" text:id="ct86460128">
          <text:deletion>
            <office:change-info>
              <dc:creator>SENESI Stephane</dc:creator>
              <dc:date>2018-01-03T11:28:00</dc:date>
            </office:change-info>
            <text:p text:style-name="P2"><text:span text:style-name="T27">L.488: #_BUGFIX_MPM_MIP_HMV_PERSO: grid_choice passe en gobal</text:span></text:p>
          </text:deletion>
        </text:changed-region>
        <text:changed-region xml:id="ct138631248" text:id="ct138631248">
          <text:deletion>
            <office:change-info>
              <dc:creator>SENESI Stephane</dc:creator>
              <dc:date>2018-01-03T11:28:00</dc:date>
            </office:change-info>
            <text:p text:style-name="P2"><text:span text:style-name="T27">L.489: <text:s text:c="3"/>global sc,global_rls, </text:span><text:span text:style-name="T28">grid_choice</text:span></text:p>
          </text:deletion>
        </text:changed-region>
        <text:changed-region xml:id="ct136621248" text:id="ct136621248">
          <text:deletion>
            <office:change-info>
              <dc:creator>SENESI Stephane</dc:creator>
              <dc:date>2018-01-03T11:28:00</dc:date>
            </office:change-info>
            <text:p text:style-name="P2"><text:span text:style-name="T19">vars.py</text:span><text:span text:style-name="T20">:</text:span></text:p>
          </text:deletion>
        </text:changed-region>
        <text:changed-region xml:id="ct60621376" text:id="ct60621376">
          <text:deletion>
            <office:change-info>
              <dc:creator>SENESI Stephane</dc:creator>
              <dc:date>2018-01-03T11:28:00</dc:date>
            </office:change-info>
            <text:p text:style-name="P4"><text:span text:style-name="T27">def process_homeVars(lset,mip_vars_list,</text:span><text:span text:style-name="T28">mips</text:span><text:span text:style-name="T27">,dq,expid=False,printout=False): #_BUGFIX_MPM_MIP_HMV_PERSO: add argument mips</text:span></text:p>
          </text:deletion>
        </text:changed-region>
        <text:changed-region xml:id="ct62695936" text:id="ct62695936">
          <text:deletion>
            <office:change-info>
              <dc:creator>SENESI Stephane</dc:creator>
              <dc:date>2018-01-03T11:28:00</dc:date>
            </office:change-info>
            <text:h text:style-name="P5" text:outline-level="2"><text:span text:style-name="T14">Patch 3 : pour pouvoir donner un nom d’expe in-fine différent à l’expérience, autre qu’un nom CMIP6 :</text:span></text:h>
          </text:deletion>
        </text:changed-region>
        <text:changed-region xml:id="ct120078128" text:id="ct120078128">
          <text:deletion>
            <office:change-info>
              <dc:creator>SENESI Stephane</dc:creator>
              <dc:date>2018-01-03T11:28:00</dc:date>
            </office:change-info>
            <text:p text:style-name="P2"><text:span text:style-name="T24">dr2xml.py</text:span><text:span text:style-name="T4">:</text:span></text:p>
          </text:deletion>
        </text:changed-region>
        <text:changed-region xml:id="ct131114656" text:id="ct131114656">
          <text:deletion>
            <office:change-info>
              <dc:creator>SENESI Stephane</dc:creator>
              <dc:date>2018-01-03T11:28:00</dc:date>
            </office:change-info>
            <text:p text:style-name="P4"><text:span text:style-name="T29">L.848 : </text:span><text:span text:style-name="T30">exprenamed=sset['expe_renamed']</text:span><text:span text:style-name="T29"> #_MPM_EXPE_RENAMED: pour pouvoir jouer une expe a l'identique d'une de CMIP6 mais la renommer</text:span></text:p>
          </text:deletion>
        </text:changed-region>
        <text:changed-region xml:id="ct150487200" text:id="ct150487200">
          <text:deletion>
            <office:change-info>
              <dc:creator>SENESI Stephane</dc:creator>
              <dc:date>2018-01-03T11:28:00</dc:date>
            </office:change-info>
            <text:p text:style-name="P4"><text:span text:style-name="T29">L.880 : #_MPM_EXPE_RENAMED: pour pouvoir jouer une expe a l'identique d'une de CMIP6 mais la renommer =&gt; final_expname</text:span></text:p>
          </text:deletion>
        </text:changed-region>
        <text:changed-region xml:id="ct94343776" text:id="ct94343776">
          <text:deletion>
            <office:change-info>
              <dc:creator>SENESI Stephane</dc:creator>
              <dc:date>2018-01-03T11:28:00</dc:date>
            </office:change-info>
            <text:p text:style-name="P4"><text:span text:style-name="T31">L.881 : <text:s text:c="4"/></text:span><text:span text:style-name="T32">if exprenamed:</text:span></text:p>
          </text:deletion>
        </text:changed-region>
        <text:changed-region xml:id="ct94343504" text:id="ct94343504">
          <text:deletion>
            <office:change-info>
              <dc:creator>SENESI Stephane</dc:creator>
              <dc:date>2018-01-03T11:28:00</dc:date>
            </office:change-info>
            <text:p text:style-name="P4"><text:span text:style-name="T31">L.882: <text:s text:c="7"/></text:span><text:span text:style-name="T32">final_expname=exprenamed</text:span></text:p>
          </text:deletion>
        </text:changed-region>
        <text:changed-region xml:id="ct92612608" text:id="ct92612608">
          <text:deletion>
            <office:change-info>
              <dc:creator>SENESI Stephane</dc:creator>
              <dc:date>2018-01-03T11:28:00</dc:date>
            </office:change-info>
            <text:p text:style-name="P4"><text:span text:style-name="T31">L.883: <text:s text:c="3"/></text:span><text:span text:style-name="T32">else:</text:span></text:p>
          </text:deletion>
        </text:changed-region>
        <text:changed-region xml:id="ct62731104" text:id="ct62731104">
          <text:deletion>
            <office:change-info>
              <dc:creator>SENESI Stephane</dc:creator>
              <dc:date>2018-01-03T11:28:00</dc:date>
            </office:change-info>
            <text:p text:style-name="P4"><text:span text:style-name="T31">L.884: <text:s text:c="7"/></text:span><text:span text:style-name="T32">final_expname=expname</text:span></text:p>
          </text:deletion>
        </text:changed-region>
        <text:changed-region xml:id="ct92613280" text:id="ct92613280">
          <text:deletion>
            <office:change-info>
              <dc:creator>SENESI Stephane</dc:creator>
              <dc:date>2018-01-03T11:28:00</dc:date>
            </office:change-info>
            <text:p text:style-name="P4"><text:span text:style-name="T31">L.885: # mpmoine: WIP doc v6.2.3 : [_&lt;time_range&gt;] omitted if frequency is "fx"</text:span></text:p>
          </text:deletion>
        </text:changed-region>
        <text:changed-region xml:id="ct62731680" text:id="ct62731680">
          <text:deletion>
            <office:change-info>
              <dc:creator>SENESI Stephane</dc:creator>
              <dc:date>2018-01-03T11:28:00</dc:date>
            </office:change-info>
            <text:p text:style-name="P4"><text:span text:style-name="T31">L.886: <text:s text:c="4"/>if "fx" in cmv.frequency:</text:span></text:p>
          </text:deletion>
        </text:changed-region>
        <text:changed-region xml:id="ct95858176" text:id="ct95858176">
          <text:deletion>
            <office:change-info>
              <dc:creator>SENESI Stephane</dc:creator>
              <dc:date>2018-01-03T11:28:00</dc:date>
            </office:change-info>
            <text:p text:style-name="P4"><text:span text:style-name="T31">L.887: <text:s text:c="7"/>filename="%s%s_%s_%s_%s_%s_%s"%\</text:span></text:p>
          </text:deletion>
        </text:changed-region>
        <text:changed-region xml:id="ct62441824" text:id="ct62441824">
          <text:deletion>
            <office:change-info>
              <dc:creator>SENESI Stephane</dc:creator>
              <dc:date>2018-01-03T11:28:00</dc:date>
            </office:change-info>
            <text:p text:style-name="P4"><text:span text:style-name="T31">L.888: <text:s text:c="18"/>(prefix,cmv.label,table,source_id,</text:span><text:span text:style-name="T32">final_expname</text:span><text:span text:style-name="T31">, member_id,grid_label)</text:span></text:p>
          </text:deletion>
        </text:changed-region>
        <text:changed-region xml:id="ct60718864" text:id="ct60718864">
          <text:deletion>
            <office:change-info>
              <dc:creator>SENESI Stephane</dc:creator>
              <dc:date>2018-01-03T11:28:00</dc:date>
            </office:change-info>
            <text:p text:style-name="P4"><text:span text:style-name="T31">L.889: <text:s text:c="3"/>else:</text:span></text:p>
          </text:deletion>
        </text:changed-region>
        <text:changed-region xml:id="ct98711920" text:id="ct98711920">
          <text:deletion>
            <office:change-info>
              <dc:creator>SENESI Stephane</dc:creator>
              <dc:date>2018-01-03T11:28:00</dc:date>
            </office:change-info>
            <text:p text:style-name="P4"><text:span text:style-name="T31">L.890: <text:s text:c="7"/># mpmoine: WIP doc v6.2.3 : a suffix "-clim" should be added if climatology</text:span></text:p>
          </text:deletion>
        </text:changed-region>
        <text:changed-region xml:id="ct136570688" text:id="ct136570688">
          <text:deletion>
            <office:change-info>
              <dc:creator>SENESI Stephane</dc:creator>
              <dc:date>2018-01-03T11:28:00</dc:date>
            </office:change-info>
            <text:p text:style-name="P4"><text:span text:style-name="T31">L.891: <text:s text:c="7"/># TBD : for the time being, we should also have attribute 'climatology' for dimension 'time', but we cannot -&gt; forget temporarily about this extension</text:span></text:p>
          </text:deletion>
        </text:changed-region>
        <text:changed-region xml:id="ct136536624" text:id="ct136536624">
          <text:deletion>
            <office:change-info>
              <dc:creator>SENESI Stephane</dc:creator>
              <dc:date>2018-01-03T11:28:00</dc:date>
            </office:change-info>
            <text:p text:style-name="P4"><text:span text:style-name="T31">L.892: <text:s text:c="7"/>if False and "Clim" in cmv.frequency: suffix="-clim"</text:span></text:p>
          </text:deletion>
        </text:changed-region>
        <text:changed-region xml:id="ct62972032" text:id="ct62972032">
          <text:deletion>
            <office:change-info>
              <dc:creator>SENESI Stephane</dc:creator>
              <dc:date>2018-01-03T11:28:00</dc:date>
            </office:change-info>
            <text:p text:style-name="P4"><text:span text:style-name="T31">L.893: <text:s text:c="7"/>else: suffix=""</text:span></text:p>
          </text:deletion>
        </text:changed-region>
        <text:changed-region xml:id="ct105270768" text:id="ct105270768">
          <text:deletion>
            <office:change-info>
              <dc:creator>SENESI Stephane</dc:creator>
              <dc:date>2018-01-03T11:28:00</dc:date>
            </office:change-info>
            <text:p text:style-name="P4"><text:span text:style-name="T31">L.894: <text:s text:c="7"/>filename="%s%s_%s_%s_%s_%s_%s_%s%s"%\</text:span></text:p>
          </text:deletion>
        </text:changed-region>
        <text:changed-region xml:id="ct137261120" text:id="ct137261120">
          <text:deletion>
            <office:change-info>
              <dc:creator>SENESI Stephane</dc:creator>
              <dc:date>2018-01-03T11:28:00</dc:date>
            </office:change-info>
            <text:p text:style-name="P4"><text:span text:style-name="T31"><text:s/>L.895: <text:s text:c="10"/>(prefix,cmv.label,table,source_id,</text:span><text:span text:style-name="T32">final_expname</text:span><text:span text:style-name="T31">,</text:span></text:p>
          </text:deletion>
        </text:changed-region>
        <text:changed-region xml:id="ct95008528" text:id="ct95008528">
          <text:deletion>
            <office:change-info>
              <dc:creator>SENESI Stephane</dc:creator>
              <dc:date>2018-01-03T11:28:00</dc:date>
            </office:change-info>
            <text:p text:style-name="P4"><text:span text:style-name="T31">L.896: <text:s text:c="12"/>member_id,grid_label,date_range,suffix)</text:span></text:p>
          </text:deletion>
        </text:changed-region>
        <text:changed-region xml:id="ct98947872" text:id="ct98947872">
          <text:deletion>
            <office:change-info>
              <dc:creator>SENESI Stephane</dc:creator>
              <dc:date>2018-01-03T11:28:00</dc:date>
            </office:change-info>
            <text:p text:style-name="P4"><text:span text:style-name="T31">L.897: <text:s text:c="3"/>#</text:span></text:p>
          </text:deletion>
        </text:changed-region>
        <text:changed-region xml:id="ct151102592" text:id="ct151102592">
          <text:deletion>
            <office:change-info>
              <dc:creator>SENESI Stephane</dc:creator>
              <dc:date>2018-01-03T11:28:00</dc:date>
            </office:change-info>
            <text:p text:style-name="P4"><text:span text:style-name="T31">L.897: <text:s text:c="3"/>further_info_url="https://furtherinfo.es-doc.org/%s.%s.%s.%s.%s.%s"%(</text:span></text:p>
          </text:deletion>
        </text:changed-region>
        <text:changed-region xml:id="ct137212000" text:id="ct137212000">
          <text:deletion>
            <office:change-info>
              <dc:creator>SENESI Stephane</dc:creator>
              <dc:date>2018-01-03T11:28:00</dc:date>
            </office:change-info>
            <text:p text:style-name="P4"><text:span text:style-name="T31">L.898: <text:s text:c="7"/>mip_era,institution_id,source_id,</text:span><text:span text:style-name="T32">final_expname</text:span><text:span text:style-name="T31">,</text:span></text:p>
          </text:deletion>
        </text:changed-region>
        <text:changed-region xml:id="ct150225248" text:id="ct150225248">
          <text:deletion>
            <office:change-info>
              <dc:creator>SENESI Stephane</dc:creator>
              <dc:date>2018-01-03T11:28:00</dc:date>
            </office:change-info>
            <text:p text:style-name="P4"><text:span text:style-name="T31">L.899: <text:s text:c="7"/>sub_experiment_id,variant_label)</text:span></text:p>
          </text:deletion>
        </text:changed-region>
        <text:changed-region xml:id="ct89513616" text:id="ct89513616">
          <text:deletion>
            <office:change-info>
              <dc:creator>SENESI Stephane</dc:creator>
              <dc:date>2018-01-03T11:28:00</dc:date>
            </office:change-info>
            <text:p text:style-name="P4"><text:span text:style-name="T29">L.961 : <text:s text:c="3"/>#_MPM_EXPE_RENAMED: pour pouvoir jouer une expe a l'identique d'une de CMIP6 mais la renommer =&gt; final_expname</text:span></text:p>
          </text:deletion>
        </text:changed-region>
        <text:changed-region xml:id="ct99065984" text:id="ct99065984">
          <text:deletion>
            <office:change-info>
              <dc:creator>SENESI Stephane</dc:creator>
              <dc:date>2018-01-03T11:28:00</dc:date>
            </office:change-info>
            <text:p text:style-name="P4"><text:span text:style-name="T31">L.962 : <text:s text:c="3"/>wr(out,'experiment_id',</text:span><text:span text:style-name="T32">final_expname</text:span><text:span text:style-name="T31">)</text:span></text:p>
          </text:deletion>
        </text:changed-region>
        <text:changed-region xml:id="ct93522624" text:id="ct93522624">
          <text:deletion>
            <office:change-info>
              <dc:creator>SENESI Stephane</dc:creator>
              <dc:date>2018-01-03T11:28:00</dc:date>
            </office:change-info>
            <text:p text:style-name="P4"><text:span text:style-name="T31">L.963 : <text:s text:c="3"/></text:span><text:span text:style-name="T32">if not exprenamed:</text:span></text:p>
          </text:deletion>
        </text:changed-region>
        <text:changed-region xml:id="ct97536576" text:id="ct97536576">
          <text:deletion>
            <office:change-info>
              <dc:creator>SENESI Stephane</dc:creator>
              <dc:date>2018-01-03T11:28:00</dc:date>
            </office:change-info>
            <text:p text:style-name="P4"><text:span text:style-name="T31">L.964 : <text:s text:c="7"/>wr(out,'description',description)</text:span></text:p>
          </text:deletion>
        </text:changed-region>
        <text:changed-region xml:id="ct99385584" text:id="ct99385584">
          <text:deletion>
            <office:change-info>
              <dc:creator>SENESI Stephane</dc:creator>
              <dc:date>2018-01-03T11:28:00</dc:date>
            </office:change-info>
            <text:p text:style-name="P4"><text:span text:style-name="T31">L.965 : <text:s text:c="7"/>wr(out,'experiment',experiment)</text:span></text:p>
          </text:deletion>
        </text:changed-region>
        <text:changed-region xml:id="ct59936576" text:id="ct59936576">
          <text:deletion>
            <office:change-info>
              <dc:creator>SENESI Stephane</dc:creator>
              <dc:date>2018-01-03T11:28:00</dc:date>
            </office:change-info>
            <text:h text:style-name="P5" text:outline-level="2"><text:span text:style-name="T14">Patch 4 : pour prendre en charge une fréquence de sortie non définie par la DR CMIP6 :</text:span></text:h>
          </text:deletion>
        </text:changed-region>
        <text:changed-region xml:id="ct96327680" text:id="ct96327680">
          <text:deletion>
            <office:change-info>
              <dc:creator>SENESI Stephane</dc:creator>
              <dc:date>2018-01-03T11:28:00</dc:date>
            </office:change-info>
            <text:p text:style-name="P4"><text:span text:style-name="T31">dr2xml.py-693- <text:s text:c="3"/>elif freq=="day":</text:span></text:p>
          </text:deletion>
        </text:changed-region>
        <text:changed-region xml:id="ct92974224" text:id="ct92974224">
          <text:deletion>
            <office:change-info>
              <dc:creator>SENESI Stephane</dc:creator>
              <dc:date>2018-01-03T11:28:00</dc:date>
            </office:change-info>
            <text:p text:style-name="P4"><text:span text:style-name="T31">dr2xml.py-694- <text:s text:c="7"/>datefmt="%y%mo%d"</text:span></text:p>
          </text:deletion>
        </text:changed-region>
        <text:changed-region xml:id="ct120080624" text:id="ct120080624">
          <text:deletion>
            <office:change-info>
              <dc:creator>SENESI Stephane</dc:creator>
              <dc:date>2018-01-03T11:28:00</dc:date>
            </office:change-info>
            <text:p text:style-name="P4"><text:span text:style-name="T31">dr2xml.py-695- <text:s text:c="7"/>if operation in ["average","minimum","maximum"] : offset="12h"</text:span></text:p>
          </text:deletion>
        </text:changed-region>
        <text:changed-region xml:id="ct95409536" text:id="ct95409536">
          <text:deletion>
            <office:change-info>
              <dc:creator>SENESI Stephane</dc:creator>
              <dc:date>2018-01-03T11:28:00</dc:date>
            </office:change-info>
            <text:p text:style-name="P4"><text:span text:style-name="T31">dr2xml.py-696- <text:s text:c="7"/>else : offset="1d"</text:span></text:p>
          </text:deletion>
        </text:changed-region>
        <text:changed-region xml:id="ct137169392" text:id="ct137169392">
          <text:deletion>
            <office:change-info>
              <dc:creator>SENESI Stephane</dc:creator>
              <dc:date>2018-01-03T11:28:00</dc:date>
            </office:change-info>
            <text:p text:style-name="P4"><text:span text:style-name="T31">dr2xml.py:697: <text:s text:c="3"/>#_MPM_FREQ_5DAY_ADDED_FOR_ARNAUD</text:span></text:p>
          </text:deletion>
        </text:changed-region>
        <text:changed-region xml:id="ct99423472" text:id="ct99423472">
          <text:deletion>
            <office:change-info>
              <dc:creator>SENESI Stephane</dc:creator>
              <dc:date>2018-01-03T11:28:00</dc:date>
            </office:change-info>
            <text:p text:style-name="P4"><text:span text:style-name="T31">dr2xml.py-698- <text:s text:c="3"/></text:span><text:span text:style-name="T32">elif freq=="5day":</text:span></text:p>
          </text:deletion>
        </text:changed-region>
        <text:changed-region xml:id="ct88104528" text:id="ct88104528">
          <text:deletion>
            <office:change-info>
              <dc:creator>SENESI Stephane</dc:creator>
              <dc:date>2018-01-03T11:28:00</dc:date>
            </office:change-info>
            <text:p text:style-name="P4"><text:span text:style-name="T31">dr2xml.py-699- <text:s text:c="7"/>datefmt="%y%mo%d"</text:span></text:p>
          </text:deletion>
        </text:changed-region>
        <text:changed-region xml:id="ct96491920" text:id="ct96491920">
          <text:deletion>
            <office:change-info>
              <dc:creator>SENESI Stephane</dc:creator>
              <dc:date>2018-01-03T11:28:00</dc:date>
            </office:change-info>
            <text:p text:style-name="P4"><text:span text:style-name="T31">dr2xml.py-700- <text:s text:c="7"/>if operation in ["average","minimum","maximum"] : offset="60h"</text:span></text:p>
          </text:deletion>
        </text:changed-region>
        <text:changed-region xml:id="ct88061184" text:id="ct88061184">
          <text:deletion>
            <office:change-info>
              <dc:creator>SENESI Stephane</dc:creator>
              <dc:date>2018-01-03T11:28:00</dc:date>
            </office:change-info>
            <text:p text:style-name="P4"><text:span text:style-name="T31">dr2xml.py-701- <text:s text:c="7"/>else : offset="5d"</text:span></text:p>
          </text:deletion>
        </text:changed-region>
        <text:changed-region xml:id="ct99037280" text:id="ct99037280">
          <text:deletion>
            <office:change-info>
              <dc:creator>SENESI Stephane</dc:creator>
              <dc:date>2018-01-03T11:28:00</dc:date>
            </office:change-info>
            <text:p text:style-name="P4"><text:span text:style-name="T31">--</text:span></text:p>
          </text:deletion>
        </text:changed-region>
        <text:changed-region xml:id="ct137125184" text:id="ct137125184">
          <text:deletion>
            <office:change-info>
              <dc:creator>SENESI Stephane</dc:creator>
              <dc:date>2018-01-03T11:28:00</dc:date>
            </office:change-info>
            <text:p text:style-name="P4"><text:span text:style-name="T31">--</text:span></text:p>
          </text:deletion>
        </text:changed-region>
        <text:changed-region xml:id="ct152062512" text:id="ct152062512">
          <text:deletion>
            <office:change-info>
              <dc:creator>SENESI Stephane</dc:creator>
              <dc:date>2018-01-03T11:28:00</dc:date>
            </office:change-info>
            <text:p text:style-name="P4"><text:span text:style-name="T31">grids.py-237- <text:s text:c="3"/># Translate freq strings to duration in days</text:span></text:p>
          </text:deletion>
        </text:changed-region>
        <text:changed-region xml:id="ct96182032" text:id="ct96182032">
          <text:deletion>
            <office:change-info>
              <dc:creator>SENESI Stephane</dc:creator>
              <dc:date>2018-01-03T11:28:00</dc:date>
            </office:change-info>
            <text:p text:style-name="P4"><text:span text:style-name="T31">grids.py-238- <text:s text:c="3"/>if freq=="3hr" : duration=1./8</text:span></text:p>
          </text:deletion>
        </text:changed-region>
        <text:changed-region xml:id="ct149524768" text:id="ct149524768">
          <text:deletion>
            <office:change-info>
              <dc:creator>SENESI Stephane</dc:creator>
              <dc:date>2018-01-03T11:28:00</dc:date>
            </office:change-info>
            <text:p text:style-name="P4"><text:span text:style-name="T31">grids.py-239- <text:s text:c="3"/>elif freq=="6hr" : duration=1./4</text:span></text:p>
          </text:deletion>
        </text:changed-region>
        <text:changed-region xml:id="ct96853904" text:id="ct96853904">
          <text:deletion>
            <office:change-info>
              <dc:creator>SENESI Stephane</dc:creator>
              <dc:date>2018-01-03T11:28:00</dc:date>
            </office:change-info>
            <text:p text:style-name="P4"><text:span text:style-name="T31">grids.py-240- <text:s text:c="3"/>elif freq=="day" : duration=1.</text:span></text:p>
          </text:deletion>
        </text:changed-region>
        <text:changed-region xml:id="ct99234080" text:id="ct99234080">
          <text:deletion>
            <office:change-info>
              <dc:creator>SENESI Stephane</dc:creator>
              <dc:date>2018-01-03T11:28:00</dc:date>
            </office:change-info>
            <text:p text:style-name="P4"><text:span text:style-name="T31">grids.py:241: <text:s text:c="3"/>#_MPM_FREQ_5DAY_ADDED_FOR_ARNAUD</text:span></text:p>
          </text:deletion>
        </text:changed-region>
        <text:changed-region xml:id="ct90629600" text:id="ct90629600">
          <text:deletion>
            <office:change-info>
              <dc:creator>SENESI Stephane</dc:creator>
              <dc:date>2018-01-03T11:28:00</dc:date>
            </office:change-info>
            <text:p text:style-name="P4"><text:span text:style-name="T31">grids.py-242- <text:s text:c="3"/></text:span><text:span text:style-name="T32">elif freq=="5day" : duration=5.</text:span></text:p>
          </text:deletion>
        </text:changed-region>
        <text:changed-region xml:id="ct96123824" text:id="ct96123824">
          <text:deletion>
            <office:change-info>
              <dc:creator>SENESI Stephane</dc:creator>
              <dc:date>2018-01-03T11:28:00</dc:date>
            </office:change-info>
            <text:p text:style-name="P4"><text:span text:style-name="T31">grids.py-243- <text:s text:c="3"/># mpmoine_next_modif:timesteps_per_freq_and_duration: ajour de la frequence 'hr'</text:span></text:p>
          </text:deletion>
        </text:changed-region>
        <text:changed-region xml:id="ct98948512" text:id="ct98948512">
          <text:deletion>
            <office:change-info>
              <dc:creator>SENESI Stephane</dc:creator>
              <dc:date>2018-01-03T11:28:00</dc:date>
            </office:change-info>
            <text:p text:style-name="P4"><text:span text:style-name="T31">grids.py-244- <text:s text:c="3"/>elif freq=="1hr" or freq=="hr" : duration=1./24</text:span></text:p>
          </text:deletion>
        </text:changed-region>
        <text:changed-region xml:id="ct93811600" text:id="ct93811600">
          <text:deletion>
            <office:change-info>
              <dc:creator>SENESI Stephane</dc:creator>
              <dc:date>2018-01-03T11:28:00</dc:date>
            </office:change-info>
            <text:p text:style-name="P4"><text:span text:style-name="T31">grids.py-245- <text:s text:c="3"/>elif freq=="mon" : duration=31.</text:span></text:p>
          </text:deletion>
        </text:changed-region>
        <text:changed-region xml:id="ct60877712" text:id="ct60877712">
          <text:deletion>
            <office:change-info>
              <dc:creator>SENESI Stephane</dc:creator>
              <dc:date>2018-01-03T11:28:00</dc:date>
            </office:change-info>
            <text:p text:style-name="P4"><text:span text:style-name="T31">--</text:span></text:p>
          </text:deletion>
        </text:changed-region>
        <text:changed-region xml:id="ct59943584" text:id="ct59943584">
          <text:deletion>
            <office:change-info>
              <dc:creator>SENESI Stephane</dc:creator>
              <dc:date>2018-01-03T11:28:00</dc:date>
            </office:change-info>
            <text:p text:style-name="P4"><text:span text:style-name="T31">--</text:span></text:p>
          </text:deletion>
        </text:changed-region>
        <text:changed-region xml:id="ct96796064" text:id="ct96796064">
          <text:deletion>
            <office:change-info>
              <dc:creator>SENESI Stephane</dc:creator>
              <dc:date>2018-01-03T11:28:00</dc:date>
            </office:change-info>
            <text:p text:style-name="P4"><text:span text:style-name="T31">table2freq.py-78- <text:s text:c="3"/>"PrimdayPt": ("1d","day"),</text:span></text:p>
          </text:deletion>
        </text:changed-region>
        <text:changed-region xml:id="ct136916256" text:id="ct136916256">
          <text:deletion>
            <office:change-info>
              <dc:creator>SENESI Stephane</dc:creator>
              <dc:date>2018-01-03T11:28:00</dc:date>
            </office:change-info>
            <text:p text:style-name="P4"><text:span text:style-name="T31">table2freq.py-79- <text:s text:c="3"/>"Primmon" <text:s/>: ("1mo","mon"),</text:span></text:p>
          </text:deletion>
        </text:changed-region>
        <text:changed-region xml:id="ct96094784" text:id="ct96094784">
          <text:deletion>
            <office:change-info>
              <dc:creator>SENESI Stephane</dc:creator>
              <dc:date>2018-01-03T11:28:00</dc:date>
            </office:change-info>
            <text:p text:style-name="P4"><text:span text:style-name="T31">table2freq.py-80- <text:s text:c="3"/>"PrimmonZ" : ("1mo","mon"),</text:span></text:p>
          </text:deletion>
        </text:changed-region>
        <text:changed-region xml:id="ct96540416" text:id="ct96540416">
          <text:deletion>
            <office:change-info>
              <dc:creator>SENESI Stephane</dc:creator>
              <dc:date>2018-01-03T11:28:00</dc:date>
            </office:change-info>
            <text:p text:style-name="P4"><text:span text:style-name="T31">table2freq.py-81-</text:span></text:p>
          </text:deletion>
        </text:changed-region>
        <text:changed-region xml:id="ct150155840" text:id="ct150155840">
          <text:deletion>
            <office:change-info>
              <dc:creator>SENESI Stephane</dc:creator>
              <dc:date>2018-01-03T11:28:00</dc:date>
            </office:change-info>
            <text:p text:style-name="P4"><text:span text:style-name="T31">table2freq.py:82: <text:s text:c="3"/>#_MPM_FREQ_5DAY_ADDED_FOR_ARNAUD</text:span></text:p>
          </text:deletion>
        </text:changed-region>
        <text:changed-region xml:id="ct63126272" text:id="ct63126272">
          <text:deletion>
            <office:change-info>
              <dc:creator>SENESI Stephane</dc:creator>
              <dc:date>2018-01-03T11:28:00</dc:date>
            </office:change-info>
            <text:p text:style-name="P4"><text:span text:style-name="T31">table2freq.py-83- <text:s text:c="3"/></text:span><text:span text:style-name="T32">"ipsl5day" : ("5d","5day"),</text:span></text:p>
          </text:deletion>
        </text:changed-region>
        <text:changed-region xml:id="ct39472288" text:id="ct39472288">
          <text:deletion>
            <office:change-info>
              <dc:creator>SENESI Stephane</dc:creator>
              <dc:date>2018-01-03T11:28:00</dc:date>
            </office:change-info>
            <text:p text:style-name="P4"><text:span text:style-name="T31">table2freq.py-84-</text:span></text:p>
          </text:deletion>
        </text:changed-region>
        <text:changed-region xml:id="ct86561728" text:id="ct86561728">
          <text:deletion>
            <office:change-info>
              <dc:creator>SENESI Stephane</dc:creator>
              <dc:date>2018-01-03T11:28:00</dc:date>
            </office:change-info>
            <text:p text:style-name="P4"><text:span text:style-name="T31">table2freq.py-85-}</text:span></text:p>
          </text:deletion>
        </text:changed-region>
        <text:changed-region xml:id="ct86562112" text:id="ct86562112">
          <text:deletion>
            <office:change-info>
              <dc:creator>SENESI Stephane</dc:creator>
              <dc:date>2018-01-03T11:28:00</dc:date>
            </office:change-info>
            <text:p text:style-name="P4"><text:span text:style-name="T31">table2freq.py-86-</text:span></text:p>
          </text:deletion>
        </text:changed-region>
        <text:changed-region xml:id="ct94068480" text:id="ct94068480">
          <text:deletion>
            <office:change-info>
              <dc:creator>SENESI Stephane</dc:creator>
              <dc:date>2018-01-03T11:28:00</dc:date>
            </office:change-info>
            <text:p text:style-name="P4"><text:span text:style-name="T31">--</text:span></text:p>
          </text:deletion>
        </text:changed-region>
        <text:changed-region xml:id="ct60627264" text:id="ct60627264">
          <text:deletion>
            <office:change-info>
              <dc:creator>SENESI Stephane</dc:creator>
              <dc:date>2018-01-03T11:28:00</dc:date>
            </office:change-info>
            <text:p text:style-name="P4"><text:span text:style-name="T31">--</text:span></text:p>
          </text:deletion>
        </text:changed-region>
        <text:changed-region xml:id="ct38097952" text:id="ct38097952">
          <text:deletion>
            <office:change-info>
              <dc:creator>SENESI Stephane</dc:creator>
              <dc:date>2018-01-03T11:28:00</dc:date>
            </office:change-info>
            <text:p text:style-name="P4"><text:span text:style-name="T31">table2freq.py-145- <text:s text:c="3"/>"PrimdayPt": "1mo",</text:span></text:p>
          </text:deletion>
        </text:changed-region>
        <text:changed-region xml:id="ct38098528" text:id="ct38098528">
          <text:deletion>
            <office:change-info>
              <dc:creator>SENESI Stephane</dc:creator>
              <dc:date>2018-01-03T11:28:00</dc:date>
            </office:change-info>
            <text:p text:style-name="P4"><text:span text:style-name="T31">table2freq.py-146- <text:s text:c="3"/>"Primmon" <text:s/>: "10y",</text:span></text:p>
          </text:deletion>
        </text:changed-region>
        <text:changed-region xml:id="ct93665104" text:id="ct93665104">
          <text:deletion>
            <office:change-info>
              <dc:creator>SENESI Stephane</dc:creator>
              <dc:date>2018-01-03T11:28:00</dc:date>
            </office:change-info>
            <text:p text:style-name="P4"><text:span text:style-name="T31">table2freq.py-147- <text:s text:c="3"/>"PrimmonZ" : "10y",</text:span></text:p>
          </text:deletion>
        </text:changed-region>
        <text:changed-region xml:id="ct96430560" text:id="ct96430560">
          <text:deletion>
            <office:change-info>
              <dc:creator>SENESI Stephane</dc:creator>
              <dc:date>2018-01-03T11:28:00</dc:date>
            </office:change-info>
            <text:p text:style-name="P4"><text:span text:style-name="T31">table2freq.py-148-</text:span></text:p>
          </text:deletion>
        </text:changed-region>
        <text:changed-region xml:id="ct96082336" text:id="ct96082336">
          <text:deletion>
            <office:change-info>
              <dc:creator>SENESI Stephane</dc:creator>
              <dc:date>2018-01-03T11:28:00</dc:date>
            </office:change-info>
            <text:p text:style-name="P4"><text:span text:style-name="T31">table2freq.py:149: <text:s text:c="3"/>#_MPM_FREQ_5DAY_ADDED_FOR_ARNAUD</text:span></text:p>
          </text:deletion>
        </text:changed-region>
        <text:changed-region xml:id="ct93093680" text:id="ct93093680">
          <text:deletion>
            <office:change-info>
              <dc:creator>SENESI Stephane</dc:creator>
              <dc:date>2018-01-03T11:28:00</dc:date>
            </office:change-info>
            <text:p text:style-name="P4"><text:span text:style-name="T31">table2freq.py-150- <text:s text:c="3"/></text:span><text:span text:style-name="T32">"ipsl5day" : "1y",</text:span></text:p>
          </text:deletion>
        </text:changed-region>
        <text:changed-region xml:id="ct96082624" text:id="ct96082624">
          <text:deletion>
            <office:change-info>
              <dc:creator>SENESI Stephane</dc:creator>
              <dc:date>2018-01-03T11:28:00</dc:date>
            </office:change-info>
            <text:p text:style-name="P4"><text:span text:style-name="T31">table2freq.py-151-</text:span></text:p>
          </text:deletion>
        </text:changed-region>
        <text:changed-region xml:id="ct60910768" text:id="ct60910768">
          <text:deletion>
            <office:change-info>
              <dc:creator>SENESI Stephane</dc:creator>
              <dc:date>2018-01-03T11:28:00</dc:date>
            </office:change-info>
            <text:p text:style-name="P4"><text:span text:style-name="T29">table2freq.py-152-}</text:span></text:p>
          </text:deletion>
        </text:changed-region>
        <text:changed-region xml:id="ct62322048" text:id="ct62322048">
          <text:deletion>
            <office:change-info>
              <dc:creator>SENESI Stephane</dc:creator>
              <dc:date>2018-01-03T11:28:00</dc:date>
            </office:change-info>
            <text:p text:style-name="P4"><text:span text:style-name="T29">table2freq.py-15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3">Guide utilisateur « DR maison » de dr2xml</text:span></text:p>
      <text:h text:style-name="P15" text:outline-level="1"><text:span text:style-name="T1">MP. Moine - 07/12/2017 – v1</text:span><text:change-start text:change-id="ct92253712"/></text:h>
      <text:h text:style-name="P43" text:outline-level="1"><text:span text:style-name="T1">A.Voldoire et S.Sénési </text:span><text:change-end text:change-id="ct92253712"/><text:change-start text:change-id="ct99218464"/><text:span text:style-name="T1">–</text:span><text:change-end text:change-id="ct99218464"/><text:change-start text:change-id="ct38545792"/><text:span text:style-name="T1"> </text:span><text:change-end text:change-id="ct38545792"/><text:change-start text:change-id="ct141294928"/><text:span text:style-name="T1">04/01/2017 - v2</text:span><text:change-end text:change-id="ct141294928"/></text:h>
      <text:p text:style-name="P16"/>
      <text:p text:style-name="P2"><text:span text:style-name="T1">Cette documentation se base sur :</text:span></text:p>
      <text:list xml:id="list2587426877" text:style-name="WWNum12">
        <text:list-item>
          <text:p text:style-name="P71"><text:span text:style-name="T1">version dr2xml : <text:s/>0.2</text:span><text:change text:change-id="ct97674144"/><text:change-start text:change-id="ct105435280"/><text:span text:style-name="T36">5</text:span><text:change-end text:change-id="ct105435280"/><text:change text:change-id="ct136589840"/><text:change text:change-id="ct98216384"/></text:p>
        </text:list-item>
        <text:list-item>
          <text:p text:style-name="P71"><text:span text:style-name="T1">version CMIP6 Data Request : 01.00.18</text:span></text:p>
        </text:list-item>
      </text:list>
      <text:p text:style-name="P74"/>
      <text:list xml:id="list140950421646022" text:continue-list="list90575253" text:style-name="WWNum10">
        <text:list-item>
          <text:h text:style-name="P8" text:outline-level="1"><text:bookmark-start text:name="_Ref500255507"/><text:span text:style-name="T93">Principe</text:span><text:bookmark-end text:name="_Ref500255507"/><text:span text:style-name="T93"> </text:span></text:h>
        </text:list-item>
      </text:list>
      <text:p text:style-name="P16"/>
      <text:p text:style-name="P2"><text:span text:style-name="T2">Un utilisateur peut vouloir définir une data request qui lui est propre, en complément de la DR CMIP6 lorsqu’il joue une expérience CMIP6.</text:span></text:p>
      <text:p text:style-name="P16"/>
      <text:p text:style-name="P2"><text:span text:style-name="T2">Pour définir une « Data Request maison » il faut passer par une liste dont on doit indiquer le chemin+nom à dr2xml au moyen du setting </text:span><text:span text:style-name="T58">listof_home_vars</text:span><text:span text:style-name="T84"> dans </text:span><text:span text:style-name="T64">lab_and_model_settings.py</text:span><text:span text:style-name="T84">.</text:span></text:p>
      <text:p text:style-name="P20"/>
      <text:p text:style-name="P2"><text:span text:style-name="T84">Cette liste prend la forme d’un fichier texte simple, où chaque ligne (ou entrée) correspond soit à une variable additionnelle soit à une table additionnelle contenant les variables souhaitées. Pour chaque entrée, 9 champs (ou paramètres) sont à renseigner. Les valeurs possibles pour chaque champ sont détaillées en </text:span><text:span text:style-name="T84"><text:bookmark-ref text:reference-format="number" text:ref-name="_Ref500251099">2</text:bookmark-ref></text:span><text:span text:style-name="T84">.</text:span></text:p>
      <text:p text:style-name="P16"/>
      <text:p text:style-name="P2"><text:span text:style-name="T85">------------------------------------------------------------------------------------------------------------------------------------------------------</text:span></text:p>
      <text:p text:style-name="P2"><text:span text:style-name="T85">TYPE;    VARNAME;         REALM;     FREQUENCY;     TABLE;                     TEMPORAL_SHP;         SPATIAL_SHP;       EXPNAME;        <text:s/>  MIP</text:span></text:p>
      <text:p text:style-name="P2"><text:span text:style-name="T85">------------------------------------------------------------------------------------------------------------------------------------------------------</text:span></text:p>
      <text:p text:style-name="P2"><text:span text:style-name="T85">extra;   ANY;             ANY;       ANY;           PRIMAVERA_Prim1hr;         ANY;                  ANY;               ANY;                HighResMIP</text:span></text:p>
      <text:p text:style-name="P2"><text:span text:style-name="T85">perso;   hmv1;            ocean;     day;           NONE;                       time-mean;            XY-na;             DCPP-C13;           DCPP</text:span></text:p>
      <text:p text:style-name="P2"><text:span text:style-name="T85">cmor;    mlotst;          ocean;     </text:span><text:span text:style-name="T96">mon</text:span><text:span text:style-name="T85">;           CMIP6_Omon;                      time-mean;            XY-na;             historical;         ANY</text:span></text:p>
      <text:p text:style-name="P19"/>
      <text:p text:style-name="P19"/>
      <text:p text:style-name="P2"><text:span text:style-name="T41">Ce fichier doit respecter quelques règles de mise en forme (les colonnes n’ont par contre pas besoin d’être correctement alignées/tabulées) :</text:span></text:p>
      <text:p text:style-name="P44"><text:span text:style-name="T21">------------</text:span></text:p>
      <text:h text:style-name="P45" text:outline-level="1"><text:span text:style-name="T21">FILE FORMAT:</text:span></text:h>
      <text:p text:style-name="P44"><text:span text:style-name="T21">------------</text:span></text:p>
      <text:p text:style-name="P44"><text:span text:style-name="T21">- 3 header lines</text:span></text:p>
      <text:p text:style-name="P44"><text:span text:style-name="T21">- 8 columns, one per home variable attribute: TYPE, VARNAME, REALM, FREQUENCY, TABLE, TEMPORAL_SHP, SPATIAL_SHP, EXPNAME, MIP</text:span></text:p>
      <text:p text:style-name="P44"><text:span text:style-name="T21">- one line per home variable</text:span></text:p>
      <text:p text:style-name="P44"><text:span text:style-name="T21">- attribute values are separated by ';'</text:span></text:p>
      <text:p text:style-name="P44"><text:span text:style-name="T71">- no empty trailing lines</text:span></text:p>
      <text:p text:style-name="P16"/>
      <text:p text:style-name="P16"/>
      <text:p text:style-name="P2"><text:soft-page-break/><text:span text:style-name="T2">Dans cette « DR maison » il est possible de demander 3 types de variables : </text:span></text:p>
      <text:p text:style-name="P16"/>
      <text:p text:style-name="P2"><text:span text:style-name="Intense_20_Emphasis"><text:span text:style-name="T17">a) perso : </text:span></text:span><text:span text:style-name="T2">pour demander une variable qui n'existe pas dans l'univers CMIP6/DR/CMOR (il y a des gardes fous pour que l'utilisateur ne puisse pas nommer une variable perso avec un nom réservé CMIP6)</text:span></text:p>
      <text:p text:style-name="P16"/>
      <text:p text:style-name="P2"><text:span text:style-name="T3">=&gt; intéressant pour pouvoir rajouter des diags propres à chaque labo dans un contexte de simulation CMIP6. A savoir que pour ces variables « perso » on ne se préoccupe pas des métadonnées ni du CV CMIP6. En « perso », on s’affranchir du passage par un rebond (alias) dans le ping file (on fournit directement le nom natif-modèle de la variable, c’est-à-dire l’id de la variable modèle).</text:span></text:p>
      <text:p text:style-name="P16"/>
      <text:p text:style-name="P2"><text:span text:style-name="Intense_20_Emphasis"><text:span text:style-name="T17">b) cmor : </text:span></text:span><text:span text:style-name="T2">pour demander une variable qui est définie dans l'univers </text:span><text:span text:style-name="T42">CMIP6/DR/CMOR (une « CMOR variable » au sens de la DR)</text:span><text:span text:style-name="T2">, dans une table donnée. Les attributs standards seront récupérés en fouillant la base de données complète de la DR, même si cette variable n'est pas demandée pour l'expe/mip sélectionné (d’où l’intérêt !).</text:span></text:p>
      <text:p text:style-name="P16"/>
      <text:p text:style-name="P2"><text:span text:style-name="T3">=&gt; intéressant quand, par exemple, une variable est définie en P3 dans la DR (ou pas demandée par l’expérience courante) mais que l’utilisateur souhaite la produire quand même. Autre avantage : permet de bénéficier des attributs standards CMOR/CMIP6 et de rendre les données produites publiables.</text:span></text:p>
      <text:p text:style-name="P16"/>
      <text:p text:style-name="P2"><text:span text:style-name="Intense_20_Emphasis"><text:span text:style-name="T17">c) extra : </text:span></text:span><text:span text:style-name="T2">pour prendre en compte </text:span><text:change-start text:change-id="ct136202816"/><text:span text:style-name="T2">des variables définies dans</text:span><text:change-end text:change-id="ct136202816"/><text:span text:style-name="T2"> une table externe </text:span><text:change text:change-id="ct136203040"/><text:change text:change-id="ct137666704"/><text:span text:style-name="T2">, au format JSON, exactement au même format que les tables CMIP6, à un ajout d'attribut près détaillé en </text:span><text:span text:style-name="T2"><text:bookmark-ref text:reference-format="number" text:ref-name="_Ref500250763">3</text:bookmark-ref></text:span><text:span text:style-name="T2">. Dans ce cas il faut en sus préciser le</text:span><text:span text:style-name="T44"> setting </text:span><text:span text:style-name="T58">path_extra_tables</text:span><text:span text:style-name="T64"> </text:span><text:span text:style-name="T84">dans </text:span><text:span text:style-name="T64">lab_and_model_setting.py</text:span><text:span text:style-name="T84">.</text:span></text:p>
      <text:p text:style-name="P16"/>
      <text:p text:style-name="P2"><text:span text:style-name="T3">=&gt; ce cas est utile quand on veut prendre en compte un grand nombre de variables supplémentaires et aussi leur associer des attributs "à la CMIP6"  (long_name, standard_name, units, cell_methods, </text:span><text:change text:change-id="ct96601632"/><text:change-start text:change-id="ct98123856"/><text:span text:style-name="T3">etc.</text:span><text:change-end text:change-id="ct98123856"/><text:span text:style-name="T3">)</text:span><text:change-start text:change-id="ct99732000"/><text:span text:style-name="T3">.</text:span><text:change-end text:change-id="ct99732000"/></text:p>
      <text:p text:style-name="P16"/>
      <text:p text:style-name="P16"/>
      <text:list xml:id="list140949644892732" text:continue-numbering="true" text:style-name="WWNum10">
        <text:list-item>
          <text:h text:style-name="P8" text:outline-level="1"><text:bookmark text:name="_Ref500251099"/><text:span text:style-name="T14">Valeurs possibles pour chaque paramètre</text:span></text:h>
        </text:list-item>
      </text:list>
      <text:p text:style-name="P16"/>
      <text:p text:style-name="P2"><text:span text:style-name="T37">NB :</text:span><text:span text:style-name="T1"> La valeur « ANY » pour un paramètre donné signifie que l’on ne filtre pas selon ce paramètre : la demande s’applique pour toutes les valeurs possibles de ce paramètre</text:span><text:span text:style-name="T2">.</text:span></text:p>
      <text:p text:style-name="P16"/>
      <text:h text:style-name="P29" text:outline-level="1"><text:span text:style-name="Intense_20_Emphasis"><text:span text:style-name="T17">TYPE: </text:span></text:span><text:span text:style-name="T2"> Le type de variable maison demandée (signification des 3 valeurs possibles donnée en </text:span><text:span text:style-name="T2"><text:bookmark-ref text:reference-format="page" text:ref-name="_Ref500255507">1</text:bookmark-ref></text:span><text:span text:style-name="T2">).</text:span></text:h>
      <text:list xml:id="list227390528" text:style-name="WWNum1">
        <text:list-item>
          <text:p text:style-name="P46"><text:span text:style-name="T2">perso</text:span></text:p>
        </text:list-item>
        <text:list-item>
          <text:p text:style-name="P46"><text:span text:style-name="T2">cmor</text:span></text:p>
        </text:list-item>
        <text:list-item>
          <text:p text:style-name="P53"><text:span text:style-name="T2">extra</text:span></text:p>
        </text:list-item>
      </text:list>
      <text:h text:style-name="P29" text:outline-level="1"><text:span text:style-name="Intense_20_Emphasis"><text:span text:style-name="T17">VARNAME:</text:span></text:span><text:span text:style-name="T2"> Le label de la variable demandée. Ce label de variable figurera dans le nom du fichier.</text:span></text:h>
      <text:list xml:id="list319850294" text:style-name="WWNum2">
        <text:list-item>
          <text:p text:style-name="P47"><text:soft-page-break/><text:span text:style-name="T46">si TYPE=cmor</text:span><text:span text:style-name="T2">, nom officiel CMIP6 de la variable (ex. </text:span><text:span text:style-name="T23">‘tos’, ‘tas’, ‘hfls’</text:span><text:span text:style-name="T2"> …)</text:span></text:p>
        </text:list-item>
        <text:list-item>
          <text:p text:style-name="P47"><text:span text:style-name="T46">si TYPE=perso</text:span><text:span text:style-name="T2">, nom quelconque (mais différent d'un nom réservé CMIP6). Pour éviter le passage pas un rebond dans le pingfile, il est conseillé de renseigner ici directement le field_id de la variable modèle. </text:span></text:p>
        </text:list-item>
        <text:list-item>
          <text:p text:style-name="P54"><text:span text:style-name="T46">si TYPE=extra</text:span><text:span text:style-name="T2">, </text:span><text:change-start text:change-id="ct97233776"/><text:span text:style-name="T2">nom défini dans une ‘extra-Table’, si </text:span><text:change-end text:change-id="ct97233776"/><text:span text:style-name="T23">’ANY’</text:span><text:span text:style-name="T2"> </text:span><text:change-start text:change-id="ct93567184"/><text:span text:style-name="T2">alors toute la table est activée </text:span><text:change-end text:change-id="ct93567184"/><text:change text:change-id="ct92418400"/><text:span text:style-name="T2">. Il est </text:span><text:change-start text:change-id="ct92563456"/><text:span text:style-name="T2">aussi </text:span><text:change-end text:change-id="ct92563456"/><text:span text:style-name="T2">possible de ne pas prendre en compte telle ou telle variable, en jouant sur la priorité associée à chaque variable dans ces tables additionnelles (cf. </text:span><text:span text:style-name="T2"><text:bookmark-ref text:reference-format="number" text:ref-name="_Ref500250763">3</text:bookmark-ref></text:span><text:span text:style-name="T2">. La valeur </text:span><text:span text:style-name="T23">‘ANY’</text:span><text:span text:style-name="T2"> n’est possible que dans ce cas TYPE=’extra’.</text:span></text:p>
        </text:list-item>
      </text:list>
      <text:p text:style-name="P30"><text:span text:style-name="Intense_20_Emphasis"><text:span text:style-name="T17">REALM:</text:span></text:span><text:span text:style-name="T2"> </text:span><text:span text:style-name="T42">Le realm d’appartenance de la variable.</text:span></text:p>
      <text:list xml:id="list2701861381" text:style-name="WWNum3">
        <text:list-item>
          <text:p text:style-name="P48"><text:span text:style-name="T42">un nom de realm "officiel" CMIP6 </text:span><text:span text:style-name="T2">parmi : </text:span><text:span text:style-name="T5">['atmos', 'ocean', 'ocnBgChem', 'land', 'landIce', 'aerosol', 'seaIce', '', 'atmosChem']</text:span></text:p>
        </text:list-item>
        <text:list-item>
          <text:p text:style-name="P55"><text:span text:style-name="T2">la valeur </text:span><text:span text:style-name="T23">‘ANY’</text:span><text:span text:style-name="T2"> n’est autorisée que dans la cas </text:span><text:span text:style-name="T46">TYPE= ‘extra’</text:span></text:p>
        </text:list-item>
      </text:list>
      <text:p text:style-name="P16"/>
      <text:h text:style-name="P31" text:outline-level="1"><text:span text:style-name="Intense_20_Emphasis"><text:span text:style-name="T17">FREQUENCY:</text:span></text:span><text:span text:style-name="T2"> la fréquence de sortie de la variable. </text:span></text:h>
      <text:list xml:id="list507510148" text:style-name="WWNum4">
        <text:list-item>
          <text:p text:style-name="P49"><text:span text:style-name="T2">un nom de fréquence "officiel" CMIP6 parmi: </text:span><text:span text:style-name="T5">['</text:span><text:span text:style-name="T8">mon</text:span><text:span text:style-name="T5">', 'day', 'yr', 'subhr', 'monClim', '3hr', 'fx', '6hr', '1hr', 'dec', '1hrClimMon']</text:span></text:p>
        </text:list-item>
        <text:list-item>
          <text:p text:style-name="P56"><text:span text:style-name="T2">la valeur </text:span><text:span text:style-name="T23">‘ANY’</text:span><text:span text:style-name="T2"> n’est pas autorisée pour ce paramètre</text:span></text:p>
        </text:list-item>
      </text:list>
      <text:p text:style-name="P61"><text:span text:style-name="T37">NB :</text:span><text:span text:style-name="T1"> la seule fréquence non CMIP6 prévue à ce jour est la fréquence « 5day ». Toute fréquence supplémentaire doit faire l’objet d’une modification du code de dr2xml.</text:span></text:p>
      <text:p text:style-name="P61"><text:span text:style-name="Intense_20_Emphasis"><text:span text:style-name="T17">TABLE:</text:span></text:span><text:span text:style-name="T2"> Le nom de la table contenant la variable le cas échéant. Le nom de table doit être cohérent avec FREQUENCY. Sauf dans le cas particuliers </text:span><text:span text:style-name="T23">‘NONE’</text:span><text:span text:style-name="T2"> décrit ci-dessous, le nom de la table doit être formé selon : </text:span></text:p>
      <text:p text:style-name="P62"><text:span text:style-name="T23">&lt;prefix&gt;_&lt;mytable&gt;</text:span></text:p>
      <text:p text:style-name="P61"><text:span text:style-name="T23">&lt;mytable&gt; </text:span><text:span text:style-name="T2"><text:s/>(ou </text:span><text:span text:style-name="T23">‘NONE’</text:span><text:span text:style-name="T2"> le cas échéant) figurera dans le nom du fichier.</text:span></text:p>
      <text:list xml:id="list431530650" text:style-name="WWNum5">
        <text:list-item>
          <text:p text:style-name="P64"><text:span text:style-name="T46">si TYPE=perso</text:span><text:span text:style-name="T2">, un nom quelconque. TABLE. Peut valoir </text:span><text:span text:style-name="T23">‘NONE’</text:span><text:span text:style-name="T2">, mais il est tout de même conseillé de donner un nom représentatif de la fréquence : par exemple </text:span><text:span text:style-name="T23">‘CNRM_cnrmAmon’</text:span><text:span text:style-name="T2">, </text:span><text:span text:style-name="T23">‘IPSL_ipslDay’</text:span><text:span text:style-name="T2">. Il est aussi conseillé d’éviter d’utiliser pour </text:span><text:span text:style-name="T23">&lt;mytable&gt;</text:span><text:span text:style-name="T2"> les labels déjà employés par CMIP6 (cf. ci-dessous la liste complète).</text:span></text:p>
        </text:list-item>
        <text:list-item>
          <text:p text:style-name="P64"><text:span text:style-name="T46">si TYPE=cmor</text:span><text:span text:style-name="T2">, &lt;my_table&gt; est pris parmi les tables officielles CMIP6 : </text:span><text:span text:style-name="T5">['Emon', 'Omon', 'Amon', 'Eday', 'IyrGre', 'IyrAnt', 'CFsubhr', 'AERmon', 'Oclim', 'CFmon', 'Esubhr', 'Lmon', 'AERmonZ', 'Oyr', 'day', 'CFday', 'LImon', 'ImonGre', 'SImon', 'E3hrPt', 'EmonZ', 'ImonAnt', 'CF3hr', '3hr', 'fx', 'Ofx', 'SIday', '6hrPlevPt', 'EdayZ', 'Efx', '6hrPlev', '6hrLev', 'E6hrZ', 'E1hr', 'Odec', 'AERhr', 'E3hr', 'AERday', 'Eyr', 'E1hrClimMon', 'IfxGre', 'Oday', 'IfxAnt']</text:span><text:span text:style-name="T79">. </text:span><text:span text:style-name="T2">Dans ce cas </text:span><text:span text:style-name="T23">&lt;prefix&gt;</text:span><text:span text:style-name="T2"> est obligatoirement ‘CMIP6’.</text:span><text:change-start text:change-id="ct92729968"/><text:span text:style-name="T51"> Il est aussi </text:span><text:soft-page-break/><text:span text:style-name="T51">possible de mettre NONE si on</text:span><text:change-end text:change-id="ct92729968"/><text:change-start text:change-id="ct93050720"/><text:span text:style-name="T51"> veut une variable définie dans les tables officielles CMIP6 mais avec une fréquence différente (attention, ce fonctionnement peut amener à ne pas avoir la variable </text:span><text:change-end text:change-id="ct93050720"/><text:change-start text:change-id="ct92521248"/><text:span text:style-name="T51">traitée correctement, à utiliser avec précaution). Cela permet de récupérer les métadonnées de la variable de la table cmor sans prendre en compte la fréquence de la table.</text:span><text:change-end text:change-id="ct92521248"/></text:p>
        </text:list-item>
        <text:list-item>
          <text:p text:style-name="P65"><text:span text:style-name="T46">si TYPE=extra</text:span><text:span text:style-name="T2">, un nom de table formé comme suit: </text:span><text:span text:style-name="T5">&lt;mip_era&gt;_&lt;mytable&gt; </text:span><text:span text:style-name="T49"> </text:span><text:span text:style-name="T2">(ex. PRIMAVERA_prim6hrPt)</text:span></text:p>
        </text:list-item>
      </text:list>
      <text:p text:style-name="P63"/>
      <text:h text:style-name="P29" text:outline-level="1"><text:span text:style-name="Intense_20_Emphasis"><text:span text:style-name="T17">TEMPORAL_SHP:</text:span></text:span><text:span text:style-name="T2"> </text:span><text:span text:style-name="T42">Précise l’opération temporelle à effectuer. C’est ce paramètre qui va déterminer l’opération XIOS (‘average’ ou ‘instant’, ‘maximum’, ‘minimum’ ‘accumulate’ ou ‘once’)</text:span></text:h>
      <text:list xml:id="list1664176344" text:style-name="WWNum6">
        <text:list-item>
          <text:p text:style-name="P50"><text:span text:style-name="T46">si TYPE=perso</text:span><text:span text:style-name="T2">, à préciser obligatoirement, parmi : </text:span><text:span text:style-name="T5">‘time-mean’, ‘time-point’</text:span><text:span text:style-name="T49"> </text:span><text:span text:style-name="T99">(à prévoir ? ‘climatology’, ‘diurnal-cycle’)</text:span></text:p>
        </text:list-item>
        <text:list-item>
          <text:p text:style-name="P50"><text:span text:style-name="T46">dans le cas TYPE=cmor</text:span><text:span text:style-name="T2">, il faut le préciser également car dr2xml effectue un contrôle pour vérifier que la demande est cohérente avec la DR</text:span></text:p>
        </text:list-item>
        <text:list-item>
          <text:p text:style-name="P57"><text:span text:style-name="T46">dans le cas TYPE=extra</text:span><text:span text:style-name="T2">, il peut être mis à </text:span><text:span text:style-name="T23">‘ANY’</text:span><text:span text:style-name="T2"> (l'information est tirée de l’extra-Table).</text:span></text:p>
        </text:list-item>
      </text:list>
      <text:p text:style-name="P16"/>
      <text:h text:style-name="P29" text:outline-level="1"><text:span text:style-name="Intense_20_Emphasis"><text:span text:style-name="T17">SPATIAL_SHP:</text:span></text:span><text:span text:style-name="T2"> Précise les dimensions spatiales de la variable (2D, 3D en niveaux modèle, 3D en niveaux pression,…)</text:span></text:h>
      <text:list xml:id="list409682080" text:style-name="WWNum7">
        <text:list-item>
          <text:p text:style-name="P51"><text:span text:style-name="T2">un nom de spatial shape de la DR parmi:  </text:span><text:span text:style-name="T5">['Y-na', 'TRS-na', 'XY-P7T', 'YB-O', 'Y-P19', 'YB-na', 'TR-na', 'na-na', 'XY-P27', 'XY-P3', 'S-A', 'XY-P19', 'XY-P7', 'S-AH', 'YB-R', 'XY-S', 'XYA-na', 'XY-na', 'na-A', 'XY-P4', 'Y-P39', 'XY-H40', 'S-na', 'Y-A', 'XY-H16', 'XY-O', 'XY-AH', 'XY-A', 'XY-P8', 'XYG-na']</text:span></text:p>
        </text:list-item>
        <text:list-item>
          <text:p text:style-name="P51"><text:span text:style-name="T2">obligatoire si </text:span><text:span text:style-name="T46">TYPE=cmor</text:span><text:span text:style-name="T2">, encore une fois pour s’assurer que l’utilisateur fait la bonne demande et sait ce que contient la table sélectionnée.</text:span></text:p>
        </text:list-item>
        <text:list-item>
          <text:p text:style-name="P58"><text:span text:style-name="T2">pas obligatoire pour </text:span><text:span text:style-name="T46">TYPE =perso</text:span><text:span text:style-name="T2"> et </text:span><text:span text:style-name="T46">TYPE=extra</text:span><text:span text:style-name="T2"> (</text:span><text:span text:style-name="T23">‘ANY’</text:span><text:span text:style-name="T2"> est accepté dans ces 2 cas)</text:span></text:p>
        </text:list-item>
      </text:list>
      <text:p text:style-name="P2"><text:span text:style-name="Intense_20_Emphasis"><text:span text:style-name="T17">EXPE:</text:span></text:span><text:span text:style-name="T2"> l’expérience à laquelle s’applique cette demande.</text:span></text:p>
      <text:list xml:id="list2617951499" text:style-name="WWNum8">
        <text:list-item>
          <text:p text:style-name="P52"><text:span text:style-name="T2">un nom d'expérience officiel CMIP6. Celle-ci doit appartenir au MIP défini en suivant (pour un dictionnaire exhaustif des expériences par MIP cf. </text:span><text:span text:style-name="T2"><text:bookmark-ref text:reference-format="page" text:ref-name="_Ref500251511">9</text:bookmark-ref></text:span><text:span text:style-name="T2"><text:bookmark-ref text:reference-format="text" text:ref-name="_Ref500251511"/></text:span><text:span text:style-name="T2">)</text:span></text:p>
        </text:list-item>
        <text:list-item>
          <text:p text:style-name="P59"><text:span text:style-name="T2">‘ANY’ convient également si on veut que cette demande de sortie de diag s’applique à toutes les expériences du MIP défini en suivant. </text:span></text:p>
        </text:list-item>
      </text:list>
      <text:p text:style-name="P66"><text:span text:style-name="T37">NB :</text:span><text:span text:style-name="T1"> La notion de ‘perso’ s’applique aux variables et non aux expériences</text:span><text:span text:style-name="T102">. Même pour réaliser simulation non-cmip6 en utilisant dr2xml, il faut s’appuyer sur la DR d’une expe cmip6 existante (le ‘experiment_id’ de ‘simulation_settings’), quitte à neutraliser les sorties de la DR-CMIP6 et ne demander que la DR-maison. Donc même en cas de variable perso, il faut donner un nom d’exp cmip6 (ou ‘ANY’). Pour </text:span><text:soft-page-break/><text:span text:style-name="T102">plus de précisions sur la procédure pour réaliser une simulation non cmip6, et notamment changer son nom,</text:span><text:bookmark text:name="_GoBack"/><text:span text:style-name="T102"> se référer au paragraphe </text:span><text:span text:style-name="T102"><text:bookmark-ref text:reference-format="number" text:ref-name="_Ref500424161">5</text:bookmark-ref></text:span><text:span text:style-name="T102"> </text:span></text:p>
      <text:h text:style-name="P32" text:outline-level="1"><text:span text:style-name="Intense_20_Emphasis"><text:span text:style-name="T17">MIP:</text:span></text:span><text:span text:style-name="T2"> le MIP auquel s’applique cette demande. </text:span></text:h>
      <text:h text:style-name="P17" text:outline-level="1"/>
      <text:list xml:id="list4248283125" text:style-name="WWNum9">
        <text:list-item>
          <text:p text:style-name="P11"><text:span text:style-name="T53">un nom de mip officiel CMIP6 parmi : </text:span><text:span text:style-name="T88">['CCMI', 'CMIP5', 'DynVar', 'GMMIP', 'HighResMIP', 'ISMIP6', 'LS3MIP', 'PDRMIP', 'PMIP', 'RFMIP', 'SIMIP', 'SPECS', 'ScenarioMIP', 'AerChemMIP', 'C4MIP', 'CFMIP', 'CMIP6', 'CMIP', 'CORDEX', 'DAMIP', 'DCPP', 'DECK', 'FAFMIP', 'GeoMIP', 'LUMIP', 'OMIP', 'SolarMIP', 'VIACSAB']</text:span></text:p>
        </text:list-item>
        <text:list-item>
          <text:p text:style-name="P11"><text:span text:style-name="T54">Il faut que EXPE appartienne au MIP choisi ici (sinon cette variable ne sera pas prise en compte)</text:span></text:p>
        </text:list-item>
      </text:list>
      <text:h text:style-name="P75" text:outline-level="1"/>
      <text:list xml:id="list140948820147185" text:continue-list="list140949644892732" text:style-name="WWNum10">
        <text:list-item>
          <text:h text:style-name="P8" text:outline-level="1"><text:bookmark-start text:name="_Ref500250763"/><text:span text:style-name="T95">Précision pour les extra-tables:</text:span><text:bookmark-end text:name="_Ref500250763"/><text:span text:style-name="T95"> </text:span></text:h>
        </text:list-item>
      </text:list>
      <text:p text:style-name="P61"><text:span text:style-name="T47">Si l’utilisateur souhaite passer par des extra-Tables (tables qu’il doit préalablement construire sur le modèle des tables CMIP6 au format Json), </text:span><text:span text:style-name="T38">il lui faudra insérer une information de priorité à chaque entrée de variable</text:span><text:span text:style-name="T45"> </text:span><text:span text:style-name="T47">dans le fichier JSON : </text:span></text:p>
      <text:p text:style-name="P61"><text:span text:style-name="T47">Par exemple pour la table </text:span><text:span text:style-name="T60">PRIMAVERA_</text:span><text:span text:style-name="T65">Prim1hr</text:span><text:span text:style-name="T43">, il faut ajouter :</text:span></text:p>
      <text:p text:style-name="P62"><text:span text:style-name="T65">"</text:span><text:span text:style-name="T60">primavera_</text:span><text:span text:style-name="T65">priority"</text:span><text:span text:style-name="T43">: "1" </text:span><text:span text:style-name="T65">(ou 2 ou 3)</text:span></text:p>
      <text:p text:style-name="P61"><text:span text:style-name="T47">Pour une table </text:span><text:span text:style-name="T61">IPSL_</text:span><text:span text:style-name="T67">Omon</text:span><text:span text:style-name="T47"> </text:span><text:span text:style-name="T43">il faudrait ajouter :</text:span></text:p>
      <text:p text:style-name="P62"><text:span text:style-name="T65">"</text:span><text:span text:style-name="T60">ipsl</text:span><text:span text:style-name="T61">_</text:span><text:span text:style-name="T65">priority": "1" (ou 2 ou 3)</text:span></text:p>
      <text:p text:style-name="P16"/>
      <text:p text:style-name="P2"><text:change-start text:change-id="ct38908560"/><text:span text:style-name="T2">De plus, </text:span><text:change-end text:change-id="ct38908560"/><text:change text:change-id="ct136499696"/><text:span text:style-name="T2">il faut</text:span><text:change-start text:change-id="ct151875648"/><text:span text:style-name="T2"> nommer les nouvelles tables de manière à ce que dr2xml y retrouve la fréquence</text:span><text:change-end text:change-id="ct151875648"/><text:change-start text:change-id="ct88663312"/><text:span text:style-name="T2"> selon l’heuristique guidée par les convention CMIP6 (ex : E1hr, xxxday, subhrToto </text:span><text:change-end text:change-id="ct88663312"/><text:change-start text:change-id="ct136180048"/><text:span text:style-name="T52">…)</text:span><text:change-end text:change-id="ct136180048"/></text:p>
      <text:p text:style-name="P2"><text:change text:change-id="ct99703568"/><text:span text:style-name="T2"/></text:p>
      <text:p text:style-name="P16"/>
      <text:p text:style-name="P2"><text:change text:change-id="ct113041696"/><text:span text:style-name="T5"/></text:p>
      <text:p text:style-name="P2"><text:change text:change-id="ct152205040"/><text:span text:style-name="T6"/></text:p>
      <text:p text:style-name="P2"><text:change text:change-id="ct92985120"/><text:span text:style-name="T6"/></text:p>
      <text:p text:style-name="P2"><text:change text:change-id="ct113052672"/><text:span text:style-name="T6"/></text:p>
      <text:p text:style-name="P2"><text:change text:change-id="ct86507216"/><text:span text:style-name="T6"/></text:p>
      <text:p text:style-name="P2"><text:change text:change-id="ct95272112"/><text:span text:style-name="T6"/></text:p>
      <text:p text:style-name="P2"><text:change text:change-id="ct112716048"/><text:span text:style-name="T6"/></text:p>
      <text:p text:style-name="P2"><text:change text:change-id="ct86236976"/><text:span text:style-name="T6"/></text:p>
      <text:p text:style-name="P2"><text:change text:change-id="ct138944128"/><text:span text:style-name="T6"/></text:p>
      <text:p text:style-name="P2"><text:change text:change-id="ct86316160"/><text:span text:style-name="T6"/></text:p>
      <text:p text:style-name="P2"><text:change text:change-id="ct109308368"/><text:span text:style-name="T6"/></text:p>
      <text:p text:style-name="P2"><text:change text:change-id="ct94190880"/><text:span text:style-name="T6"/></text:p>
      <text:p text:style-name="P2"><text:change text:change-id="ct90324640"/><text:span text:style-name="T5"/></text:p>
      <text:p text:style-name="P2"><text:change text:change-id="ct91915504"/><text:span text:style-name="T5"/></text:p>
      <text:p text:style-name="P16"><text:soft-page-break/></text:p>
      <text:p text:style-name="P4"><text:change text:change-id="ct97970464"/><text:span text:style-name="T11"/></text:p>
      <text:p text:style-name="P21"/>
      <text:p text:style-name="P4"><text:change text:change-id="ct86438624"/><text:span text:style-name="T12"/></text:p>
      <text:p text:style-name="P4"><text:change text:change-id="ct137134304"/><text:span text:style-name="T12"/></text:p>
      <text:p text:style-name="P4"><text:change text:change-id="ct140272832"/><text:span text:style-name="T12"/></text:p>
      <text:p text:style-name="P4"><text:change text:change-id="ct62621696"/><text:span text:style-name="T12"/></text:p>
      <text:p text:style-name="P4"><text:change text:change-id="ct93217056"/><text:span text:style-name="T12"/></text:p>
      <text:p text:style-name="P4"><text:change text:change-id="ct136138176"/><text:span text:style-name="T12"/></text:p>
      <text:p text:style-name="P4"><text:change text:change-id="ct92932896"/><text:span text:style-name="T12"/></text:p>
      <text:p text:style-name="P4"><text:change text:change-id="ct62648800"/><text:span text:style-name="T12"/></text:p>
      <text:p text:style-name="P4"><text:change text:change-id="ct90032688"/><text:span text:style-name="T12"/></text:p>
      <text:p text:style-name="P4"><text:change text:change-id="ct137369616"/><text:span text:style-name="T12"/></text:p>
      <text:p text:style-name="P4"><text:change text:change-id="ct98769600"/><text:span text:style-name="T12"/></text:p>
      <text:p text:style-name="P4"><text:change text:change-id="ct105227008"/><text:span text:style-name="T12"/></text:p>
      <text:p text:style-name="P4"><text:change text:change-id="ct119887232"/><text:span text:style-name="T13"/></text:p>
      <text:p text:style-name="P18"/>
      <text:list xml:id="list140949261846029" text:continue-numbering="true" text:style-name="WWNum10">
        <text:list-item>
          <text:h text:style-name="P8" text:outline-level="1"><text:span text:style-name="T14">Exemples :</text:span></text:h>
        </text:list-item>
      </text:list>
      <text:p text:style-name="P33"/>
      <text:h text:style-name="P5" text:outline-level="2"><text:span text:style-name="T14">Exemple 1 : prise en compte d’une variable de TYPE=cmor :</text:span></text:h>
      <text:p text:style-name="P16"/>
      <text:p text:style-name="P2"><text:span text:style-name="T86">------------------------------------------------------------------------------------------------------------------------------------------------------</text:span><text:span text:style-name="T87"><text:line-break/></text:span><text:span text:style-name="T86">TYPE;    VARNAME;         REALM;     FREQUENCY;     TABLE;                     TEMPORAL_SHP;         SPATIAL_SHP;       EXPNAME;                  MIP</text:span><text:span text:style-name="T87"><text:line-break/></text:span><text:span text:style-name="T86">------------------------------------------------------------------------------------------------------------------------------------------------------</text:span><text:span text:style-name="T87"><text:line-break/></text:span><text:span text:style-name="T86">cmor;   sos;            ocean;          day;           CMIP6_Oday;                 time-mean;            XY-na;             ANY;                ANY</text:span></text:p>
      <text:p text:style-name="P19"/>
      <text:p text:style-name="P2"><text:span text:style-name="T23">‘sos’</text:span><text:span text:style-name="T2"> se retrouve bien prise en compte dans le field_def généré par dr2xml, cf. le log de dr2xml : </text:span></text:p>
      <text:p text:style-name="P16"/>
      <text:p text:style-name="P2"><text:span text:style-name="T6">&gt;&gt;&gt; TABLE            Oday 04 ----&gt; tossq(1) omldama1) tos(1) </text:span><text:span text:style-name="T16">sos(1)</text:span></text:p>
      <text:p text:style-name="P19"/>
      <text:p text:style-name="P35"/>
      <text:h text:style-name="P5" text:outline-level="2"><text:span text:style-name="T14">Exemple 2 : <text:s/>prise en compte d’une variable de TYPE=perso :</text:span></text:h>
      <text:p text:style-name="P16"/>
      <text:p text:style-name="P2"><text:span text:style-name="T86">------------------------------------------------------------------------------------------------------------------------------------------------------</text:span></text:p>
      <text:p text:style-name="P2"><text:span text:style-name="T86">TYPE;    VARNAME;         REALM;     FREQUENCY;     TABLE;                     TEMPORAL_SHP;         SPATIAL_SHP;       EXPNAME;                  MIP</text:span></text:p>
      <text:p text:style-name="P2"><text:span text:style-name="T86">------------------------------------------------------------------------------------------------------------------------------------------------------</text:span></text:p>
      <text:p text:style-name="P2"><text:span text:style-name="T86">perso;   sst;            ocean;   day;           CNRM_cnrmDay;                      time-mean;            XY-na;             ANY;                ANY</text:span></text:p>
      <text:p text:style-name="P19"/>
      <text:p text:style-name="P19"/>
      <text:p text:style-name="P2"><text:span text:style-name="T23">‘sst’</text:span><text:span text:style-name="T2"> se retrouve bien prise en compte dans le field_def généré, cf. le log de dr2xml : </text:span></text:p>
      <text:p text:style-name="P16"/>
      <text:p text:style-name="P2"><text:span text:style-name="T71">&gt;&gt;&gt; TABLE            cnrmDay 01 --&gt; </text:span><text:span text:style-name="T74">sst(1)</text:span></text:p>
      <text:p text:style-name="P16"><text:soft-page-break/></text:p>
      <text:p text:style-name="P2"><text:span text:style-name="T100">Pb à régler: si on demande la même variable « perso » en time-instant en sus, dr2xml ne la prend pas en compte car il la voit comme une duplication de la première en time-mean. Il faut que je rajoute la prise en compte de la temporal_shp dans l'analyse.</text:span></text:p>
      <text:p text:style-name="P36"/>
      <text:p text:style-name="P36"/>
      <text:h text:style-name="P5" text:outline-level="2"><text:span text:style-name="T14">Exemple 3 : <text:s/>prise en compte d’une table additionnelle (TYPE=extra) :</text:span></text:h>
      <text:p text:style-name="P36"/>
      <text:p text:style-name="P2"><text:span text:style-name="T86">TYPE;    VARNAME;         REALM;     FREQUENCY;     TABLE;                     TEMPORAL_SHP;         SPATIAL_SHP;       EXPNAME;                  MIP</text:span></text:p>
      <text:p text:style-name="P2"><text:span text:style-name="T86">------------------------------------------------------------------------------------------------------------------------------------------------------</text:span></text:p>
      <text:p text:style-name="P4"><text:span text:style-name="T86">extra; <text:s text:c="4"/>ANY; <text:s text:c="16"/>ANY; <text:s text:c="10"/>ANY; <text:s text:c="12"/>PRIMAVERA_Prim6hrPt; <text:s text:c="9"/>ANY; <text:s text:c="21"/>ANY; <text:s text:c="17"/>ANY <text:s text:c="10"/>HighResMIP;</text:span></text:p>
      <text:p text:style-name="P25"/>
      <text:p text:style-name="P4"><text:span text:style-name="T2">Les variables qui figurent comme variable_entry de la table </text:span><text:span text:style-name="T23">PRIMAVERA_Prim6hrPt</text:span><text:span text:style-name="T2"> sont bien prises en compte (hormis bien sûr celles éliminées en raison de shapes black-listées ou parceque qu’elle ne sont pas renseignées dans le ping file) :</text:span></text:p>
      <text:p text:style-name="P26"/>
      <text:p text:style-name="P4"><text:span text:style-name="T18">&gt;&gt;&gt; TABLE <text:s text:c="6"/></text:span><text:span text:style-name="T111">Prim6hrPt 07 ----&gt;</text:span><text:span text:style-name="T18"> ps(1.0) hus1000(1.0) thetapv2(1.0) clt(1.0) va1000(1.0) ua1000(1.0) tslsi(1.0)</text:span></text:p>
      <text:p text:style-name="P37"/>
      <text:p text:style-name="P37"/>
      <text:h text:style-name="P5" text:outline-level="2"><text:change-start text:change-id="ct137373600"/><text:span text:style-name="T14">Exemple 4 : <text:s/>demande d’une variable à une fréquence qui n’est pas définie pour cette variable dans le cadre de CMIP6 :</text:span><text:change-end text:change-id="ct137373600"/></text:h>
      <text:p text:style-name="P37"/>
      <text:p text:style-name="P4"><text:change-start text:change-id="ct93409008"/><text:span text:style-name="T103">Afin de pouvoir demander une variable à une fréquence prévue par</text:span><text:span text:style-name="T112"> </text:span><text:span text:style-name="T103">CMIP6 mais non prévue dans les tables de la DR CMIP6 pour la variable en question, il suffit de mettre NONE dans le nom de la table avec TYPE=cmor. et FREQUENCY à la fréquence =voulue.</text:span><text:change-end text:change-id="ct93409008"/></text:p>
      <text:p text:style-name="P37"/>
      <text:p text:style-name="P4"><text:change-start text:change-id="ct137189520"/><text:span text:style-name="T122">------------------------------------------------------------------------------------------------------------------------------------------------------</text:span></text:p>
      <text:p text:style-name="P4"><text:span text:style-name="T122">TYPE; <text:s text:c="3"/>VARNAME; <text:s text:c="8"/>REALM; <text:s text:c="4"/>FREQUENCY; <text:s text:c="4"/>TABLE; <text:s text:c="20"/>TEMPORAL_SHP; <text:s text:c="8"/>SPATIAL_SHP; <text:s text:c="6"/>EXPNAME; <text:s text:c="17"/>MIP</text:span></text:p>
      <text:p text:style-name="P4"><text:span text:style-name="T122">------------------------------------------------------------------------------------------------------------------------------------------------------</text:span></text:p>
      <text:p text:style-name="P4"><text:span text:style-name="T122">cmor; <text:s text:c="2"/>; <text:s text:c="2"/>albsn; <text:s text:c="23"/>land; <text:s text:c="7"/>mon; <text:s text:c="8"/>NONE;; <text:s text:c="21"/>time-meant; <text:s text:c="11"/>XY-na; <text:s text:c="12"/>historical; <text:s text:c="14"/>ANY</text:span><text:change-end text:change-id="ct137189520"/></text:p>
      <text:p text:style-name="P38"/>
      <text:p text:style-name="P34"/>
      <text:h text:style-name="P5" text:outline-level="2"><text:change-start text:change-id="ct94951904"/><text:span text:style-name="T113">… … …</text:span><text:change-end text:change-id="ct94951904"/><text:span text:style-name="T14">Exemple </text:span><text:change-start text:change-id="ct89579264"/><text:span text:style-name="T14">5</text:span><text:change-end text:change-id="ct89579264"/><text:change text:change-id="ct92420416"/><text:span text:style-name="T14"> : <text:s/>demande d’une variable à une fréquence qui n’est pas définie dans le cadre de CMIP6 (TYPE=perso) :</text:span></text:h>
      <text:p text:style-name="P37"/>
      <text:p text:style-name="P4"><text:span text:style-name="T103">Afin de pouvoir demander une variable à une fréquence non prévue par</text:span><text:span text:style-name="T112"> </text:span><text:span text:style-name="T103">CMIP6, par exemple à 5 jours, des ajouts dans le code dr2xml sont nécessaires. Une fois cette nouvelle fréquence prise en charge par dr2xml, le principe est de passer par une variable de TYPE=perso.</text:span></text:p>
      <text:p text:style-name="P37"/>
      <text:p text:style-name="P4"><text:span text:style-name="T122">------------------------------------------------------------------------------------------------------------------------------------------------------</text:span></text:p>
      <text:p text:style-name="P4"><text:span text:style-name="T122">TYPE; <text:s text:c="3"/>VARNAME; <text:s text:c="8"/>REALM; <text:s text:c="4"/>FREQUENCY; <text:s text:c="4"/>TABLE; <text:s text:c="20"/>TEMPORAL_SHP; <text:s text:c="8"/>SPATIAL_SHP; <text:s text:c="6"/>EXPNAME; <text:s text:c="17"/>MIP</text:span></text:p>
      <text:p text:style-name="P4"><text:soft-page-break/><text:span text:style-name="T122">------------------------------------------------------------------------------------------------------------------------------------------------------</text:span></text:p>
      <text:p text:style-name="P4"><text:span text:style-name="T122">perso; <text:s text:c="2"/>sst; <text:s text:c="11"/>ocean; <text:s text:c="2"/>5day; <text:s text:c="8"/>IPSL_ipsl5day; <text:s text:c="21"/>time-point; <text:s text:c="11"/>XY-na; <text:s text:c="12"/>historical; <text:s text:c="14"/>CMIP6</text:span></text:p>
      <text:p text:style-name="P38"/>
      <text:p text:style-name="P4"><text:span text:style-name="T105">La demande est bien prise en compte dans le file_def généré par dr2xml:</text:span></text:p>
      <text:p text:style-name="P37"/>
      <text:p text:style-name="Standard"><text:span text:style-name="T114">&lt;file id="sst_ipsl5day_gn" </text:span><text:span text:style-name="T115">name="sst_ipsl5day_IPSL-CM6A-LR_historical_r1i1p1f1_gn_%start_date%-%end_date%"</text:span><text:span text:style-name="T114"> <text:s/></text:span><text:span text:style-name="T115">output_freq="5d"</text:span><text:span text:style-name="T114"> <text:s/>… … … <text:s/>&gt;</text:span></text:p>
      <text:p text:style-name="Standard"><text:span text:style-name="T114">… … … </text:span></text:p>
      <text:p text:style-name="Standard"><text:span text:style-name="T114"><text:s text:c="2"/>&lt;variable </text:span><text:span text:style-name="T115">name="frequency"</text:span><text:span text:style-name="T114"> <text:s/>type="string" &gt; </text:span><text:span text:style-name="T115">5day</text:span><text:span text:style-name="T114"> <text:s text:c="2"/>&lt;/variable&gt;</text:span></text:p>
      <text:p text:style-name="Standard"><text:span text:style-name="T114"><text:s text:c="2"/>&lt;variable </text:span><text:span text:style-name="T115">name="table_id"</text:span><text:span text:style-name="T114"> <text:s/>type="string" &gt; </text:span><text:span text:style-name="T115">ipsl5day</text:span><text:span text:style-name="T114"> <text:s text:c="2"/>&lt;/variable&gt;</text:span></text:p>
      <text:p text:style-name="Standard"><text:span text:style-name="T114">… … …</text:span></text:p>
      <text:p text:style-name="P38"/>
      <text:list xml:id="list140948432912953" text:continue-numbering="true" text:style-name="WWNum10">
        <text:list-item>
          <text:h text:style-name="P8" text:outline-level="1"><text:bookmark text:name="_Ref500424161"/><text:span text:style-name="T17">Astuce pour bénéficier de dr2xml pour générer un file_def potentiellement complexe pour un expérience non CMIP6</text:span></text:h>
        </text:list-item>
      </text:list>
      <text:p text:style-name="P36"/>
      <text:p text:style-name="P2"><text:span text:style-name="T2">Afin de bénéficier de dr2xml pour générer le file_def attendu par XIOS ainsi que de la data request CMIP6 pour réaliser une simulation « maison » (i.e. non CMIP6), une option sera incluse dans dr2xml 0.24 de façon à pouvoir répondre au besoin suivant : </text:span></text:p>
      <text:p text:style-name="P16"/>
      <text:p text:style-name="P6"><text:span text:style-name="T1">« Je souhaite réaliser une simulation qui aura les mêmes sorties que l’expérience ‘historical’ du ‘DECK’ mais je veux la nommer autrement, ce afin de ne pas risquer de confondre ses sorties avec celles de la simulation ‘DECK/historical’ officielle »</text:span></text:p>
      <text:p text:style-name="P16"/>
      <text:p text:style-name="P2"><text:span text:style-name="T2">A cette fin, le paramètre </text:span><text:span text:style-name="T15">‘</text:span><text:change-start text:change-id="ct92275136"/><text:span text:style-name="T15">expid_in_filename</text:span><text:change-end text:change-id="ct92275136"/><text:change text:change-id="ct152130272"/><text:span text:style-name="T15">’</text:span><text:span text:style-name="T2"> est introduit dans </text:span><text:span text:style-name="T23">simulation_settings.py </text:span><text:span text:style-name="T2">:</text:span></text:p>
      <text:p text:style-name="P16"/>
      <text:p text:style-name="P6"><text:span text:style-name="T6">simulation_settings={ <text:s text:c="3"/></text:span></text:p>
      <text:p text:style-name="P6"><text:span text:style-name="T6"><text:s text:c="4"/>'source_id' <text:s text:c="5"/>: "CNRM-CM6-1",</text:span></text:p>
      <text:p text:style-name="P6"><text:span text:style-name="T6"><text:s text:c="4"/>"experiment_id" <text:s/>: "historical",</text:span></text:p>
      <text:p text:style-name="P6"><text:span text:style-name="T16"><text:s text:c="4"/>"exp</text:span><text:change-start text:change-id="ct87093728"/><text:span text:style-name="T16">id_in_filename</text:span><text:change-end text:change-id="ct87093728"/><text:change text:change-id="ct136910496"/><text:span text:style-name="T16">" <text:s text:c="2"/>: "bidon",</text:span></text:p>
      <text:p text:style-name="P41"/>
      <text:p text:style-name="P4"><text:span text:style-name="T17">Les fichiers NetCDF pour une simulation avec un tel </text:span><text:span text:style-name="T112">‘expe_renamed’</text:span><text:span text:style-name="T17"> porteront le nom:</text:span></text:p>
      <text:p text:style-name="P36"/>
      <text:p text:style-name="P14"><text:span text:style-name="T116">tas_Amon_CNRM-CM6-1</text:span><text:span text:style-name="T117">_bidon_</text:span><text:span text:style-name="T116">r1i1p1f2_gr_195001-197912.nc</text:span></text:p>
      <text:p text:style-name="P41"/>
      <text:p text:style-name="P4"><text:span text:style-name="T17">Et l’attribut CMOR experiment_id vaudra:</text:span></text:p>
      <text:p text:style-name="P36"/>
      <text:p text:style-name="P7"><text:span text:style-name="T107">// global attributes:</text:span></text:p>
      <text:p text:style-name="P7"><text:span text:style-name="T108"><text:tab/><text:tab/></text:span><text:span text:style-name="T111">:experiment_id = "bidon" ;</text:span></text:p>
      <text:p text:style-name="P36"/>
      <text:p text:style-name="P4"><text:span text:style-name="T17">Dans le cas où l’expérience est renommée les attributs CMOR </text:span><text:span text:style-name="T112">‘description’</text:span><text:span text:style-name="T17"> et </text:span><text:span text:style-name="T112">‘experiment’</text:span><text:span text:style-name="T17"> ne figurent plus </text:span><text:span text:style-name="T101">(Il faudrait peut-être autoriser l’utilisateur à renseigner ces 2 métadonnées pour décrire son expérience ; auquel cas, expe_renamed deviendrait un dictionnaire de type expe_renamed : { ‘bidon’ : [‘nom étendu de mon experience bidon’, ‘description détaillée de mon expe bidon’]} )</text:span></text:p>
      <text:p text:style-name="P42"/>
      <text:p text:style-name="P4"><text:soft-page-break/><text:span text:style-name="T17">Si l’on ne souhaite pas renommer l’expérience mais conserver son nom CMIP6, il suffit de </text:span><text:change-start text:change-id="ct99419504"/><text:span text:style-name="T17">ne pas préciser de valeur pour expid_in_filename</text:span><text:change-end text:change-id="ct99419504"/><text:change text:change-id="ct38540032"/><text:span text:style-name="T17">: </text:span></text:p>
      <text:p text:style-name="P7"><text:change text:change-id="ct137348048"/><text:span text:style-name="T18"/></text:p>
      <text:p text:style-name="P69"/>
      <text:p text:style-name="P4"><text:span text:style-name="T17">Si en sus du renommage, l’utilisateur souhaite réduire la liste des diagnostiques en sortie, il peut toujours jouer avec les options d’exclusion/inclusion de dr2xml :</text:span></text:p>
      <text:list xml:id="list897190236" text:style-name="WWNum11">
        <text:list-item>
          <text:p text:style-name="P72"><text:span text:style-name="T107">exclucled_vars/included_vars</text:span></text:p>
        </text:list-item>
        <text:list-item>
          <text:p text:style-name="P72"><text:span text:style-name="T107">excluded_tables/included_tables</text:span></text:p>
        </text:list-item>
      </text:list>
      <text:p text:style-name="P76"/>
      <text:p text:style-name="P77"/>
      <text:list xml:id="list140948466504965" text:continue-list="list140948432912953" text:style-name="WWNum10">
        <text:list-item>
          <text:h text:style-name="P8" text:outline-level="1"><text:bookmark text:name="_Ref500251511"/><text:span text:style-name="T17">Annexe A : Dictionnaire des noms d’expériences CMIP6 en fonction des MIPs</text:span></text:h>
        </text:list-item>
      </text:list>
      <text:p text:style-name="P36"/>
      <text:p text:style-name="P10"><text:span text:style-name="T90">* C4MIP ['ssp534-over-bgc', '1pctCO2Ndep-bgc', '1pctCO2Ndep', 'ssp585-bgc', '1pctCO2-bgc', 'esm-ssp585', 'hist-bgc', '1pctCO2-rad']</text:span></text:p>
      <text:p text:style-name="P10"><text:span text:style-name="T91">* CMIP ['esm-piControl', 'abrupt-4xCO2', 'historical-ext', 'esm-piControl-spinup', '1pctCO2', 'historical', 'amip', 'esm-hist', 'piControl-spinup', 'piControl', 'esm-hist-ext']</text:span></text:p>
      <text:p text:style-name="P10"><text:span text:style-name="T91">* ISMIP6 ['ism-piControl-self', 'historical-withism', 'ism-ssp585-std', 'ssp585-withism', 'ism-amip-std', 'ism-historical-std', 'ism-asmb-std', '1pctCO2to4x-withism', 'ism-bsmb-std', 'ism-ssp585-self', '1pctCO2-4xext', 'ism-lig127k-std', 'ism-1pctCO2to4x-self', 'ism-1pctCO2to4x-std', 'ism-pdControl-std', 'ism-ctrl-std', 'ism-historical-self', 'piControl-withism']</text:span></text:p>
      <text:p text:style-name="P10"><text:span text:style-name="T91">* GMMIP ['hist-resAMO', 'amip-TIP', 'amip-hld', 'amip-TIP-nosh', 'amip-hist', 'hist-resIPO']</text:span></text:p>
      <text:p text:style-name="P10"><text:span text:style-name="T91">* GeoMIP ['G6solar', 'piSST-4xCO2-solar', 'G6SST1', 'G6SST2-solar', 'G7SST2-cirrus', 'G6SST2-sulfur', 'G7SST1-cirrus', 'G1', 'G6sulfur', 'futureSST-4xCO2-solar', 'G7cirrus']</text:span></text:p>
      <text:p text:style-name="P10"><text:span text:style-name="T91">* LUMIP ['hist-noLu', 'land-noFire', 'esm-ssp585-ssp126Lu', 'land-cCO2', 'land-crop-grass', 'ssp370-ssp126Lu', 'land-crop-noIrrig', 'deforest-globe', 'land-hist-altLu2', 'land-cClim', 'land-noPasture', 'land-noLu', 'land-noShiftCultivate', 'land-crop-noFert', 'ssp126-ssp370Lu', 'land-hist-altLu1', 'land-hist-altStartYear', 'land-crop-noIrrigFert', 'land-noWoodHarv']</text:span></text:p>
      <text:p text:style-name="P10"><text:span text:style-name="T91">* CFMIP ['aqua-p4K', 'abrupt-0p5xCO2', 'piSST', 'aqua-control-lwoff', 'amip-piForcing', 'piSST-4xCO2-rad', 'aqua-4xCO2', 'abrupt-solm4p', 'abrupt-2xCO2', 'amip-4xCO2', 'amip-p4K-lwoff', 'a4SSTice-4xCO2', 'abrupt-solp4p', 'piSST-pxK', 'a4SSTice', 'amip-future4K', 'a4SST', 'amip-p4K', 'amip-a4SST-4xCO2', 'amip-lwoff', 'aqua-control', 'aqua-p4K-lwoff', 'piSST-4xCO2', 'amip-m4K']</text:span></text:p>
      <text:p text:style-name="P10"><text:span text:style-name="T91">* ScenarioMIP ['ssp434', 'ssp245', 'ssp119', 'ssp534-over', 'ssp126', 'ssp585', 'ssp370']</text:span></text:p>
      <text:p text:style-name="P10"><text:span text:style-name="T91">* DAMIP ['ssp245-GHG', 'hist-sol', 'ssp245-stratO3', 'hist-aer', 'ssp245-nat', 'hist-CO2', 'hist-nat', 'hist-volc', 'hist-all-aer2', 'hist-GHG', 'hist-all-nat2', 'ssp245-aer', 'hist-stratO3']</text:span></text:p>
      <text:p text:style-name="P10"><text:span text:style-name="T91">* AerChemMIP ['histSST-piNTCF', 'piClim-VOC', 'piClim-SO2', 'ssp370SST-lowAer', 'ssp370SST', 'piClim-BC', 'piClim-NH3', 'ssp370SST-lowO3', 'piClim-OC', 'histSST-piO3', 'histSST-1950HC', 'piClim-NOx', 'piClim-HC', 'piClim-2xDMS', 'piClim-2xss', 'hist-piNTCF', 'piClim-NTCF', 'ssp370SST-lowBC', 'hist-piAer', 'ssp370SST-ssp126Lu', 'piClim-N2O', 'histSST-piCH4', 'histSST', 'piClim-2xNOx', 'ssp370SST-lowCH4', 'piClim-O3', 'ssp370SST-lowNTCF', 'piClim-CH4', 'piClim-2xfire', 'histSST-piN2O', 'hist-1950HC', 'ssp370-lowNTCF', 'piClim-2xVOC', 'piClim-2xdust', 'histSST-piAer']</text:span></text:p>
      <text:p text:style-name="P10"><text:span text:style-name="T91">* DCPP ['dcppC-amv-ExTrop-pos', 'dcppC-amv-neg', 'dcppC-ipv-NexTrop-pos', 'dcppC-atl-pacemaker', 'dcppA-hindcast', 'dcppC-atl-control', 'dcppC-ipv-pos', 'dcppA-assim', 'dcppC-ipv-NexTrop-neg', 'dcppA-hindcast-niff', 'dcppC-amv-pos', 'dcppC-amv-ExTrop-neg', 'dcppC-pac-control', 'dcppC-hindcast-noElChichon', 'dcppB-forecast', 'dcppC-hindcast-noAgung', 'dcppC-pac-pacemaker', 'dcppC-hindcast-noPinatubo', 'dcppC-ipv-neg', 'dcppC-forecast-addAgung', 'dcppC-atl-spg', 'dcppA-historical-niff', 'dcppC-amv-Trop-neg', 'dcppC-amv-Trop-pos', 'dcppC-forecast-addElChichon']</text:span></text:p>
      <text:p text:style-name="P10"><text:span text:style-name="T91">* PMIP ['lig127k', 'midPliocene-eoi400', 'lgm', 'midHolocene', 'past1000']</text:span></text:p>
      <text:p text:style-name="P10"><text:span text:style-name="T91">* OMIP ['omip2', 'omip1-spunup', 'omip1', 'omip2-spunup']</text:span></text:p>
      <text:p text:style-name="P10"><text:span text:style-name="T91">* LS3MIP ['land-hist', 'lfmip-initLC', 'lfmip-pdLC-princeton', 'lfmip-rmLC', 'land-hist-princeton', 'amip-lfmip-pdLC', 'lfmip-rmLC-cruNcep', 'land-hist-cruNcep', 'amip-lfmip-rmLC', 'lfmip-pdLC', 'land-hist-wfdei', </text:span><text:soft-page-break/><text:span text:style-name="T91">'lfmip-pdLC-wfdei', 'lfmip-rmLC-wfdei', 'lfmip-pdLC-cruNcep', 'lfmip-rmLC-princeton', 'amip-lfmip-pObs', 'land-future']</text:span></text:p>
      <text:p text:style-name="P10"><text:span text:style-name="T91">* RFMIP ['piClim-spAer-anthro', 'piClim-4xCO2', 'piClim-ghg', 'piClim-spAer-aer', 'piClim-control', 'piClim-histall', 'piClim-histghg', 'piClim-aer', 'hist-spAer-aer', 'hist-spAer-all', 'piClim-spAer-histall', 'piClim-spAer-histaer', 'piClim-anthro', 'rad-irf', 'piClim-histaer', 'piClim-histnat', 'piClim-lu']</text:span></text:p>
      <text:p text:style-name="P10"><text:span text:style-name="T91">* FAFMIP ['faf-heat', 'faf-passiveheat', 'faf-stress', 'faf-water', 'faf-all']</text:span></text:p>
      <text:p text:style-name="P10"><text:span text:style-name="T91">* HighResMIP ['highres-future', 'spinup-1950', 'highresSST-4co2', 'highresSST-future', 'highresSST-p4K', 'highresSST-present', 'highresSST-LAI', 'highresSST-smoothed', 'hist-1950', 'control-1950']</text:span></text:p>
      <text:p text:style-name="P41"/>
      <text:p text:style-name="P41"/>
      <text:list xml:id="list140950178732799" text:continue-numbering="true" text:style-name="WWNum10">
        <text:list-item>
          <text:h text:style-name="P8" text:outline-level="1"><text:change text:change-id="ct98867552"/><text:span text:style-name="T17"/></text:h>
        </text:list-item>
      </text:list>
      <text:p text:style-name="P36"/>
      <text:p text:style-name="P4"><text:change text:change-id="ct94322240"/><text:span text:style-name="T17"/></text:p>
      <text:p text:style-name="P36"/>
      <text:h text:style-name="P5" text:outline-level="2"><text:change text:change-id="ct142381872"/><text:span text:style-name="T14"/></text:h>
      <text:p text:style-name="P16"/>
      <text:p text:style-name="P2"><text:change text:change-id="ct93058288"/><text:span text:style-name="T20"/></text:p>
      <text:p text:style-name="P19"/>
      <text:p text:style-name="P2"><text:change text:change-id="ct91416864"/><text:span text:style-name="T21"/></text:p>
      <text:p text:style-name="P22"/>
      <text:p text:style-name="P2"><text:change text:change-id="ct92595904"/><text:span text:style-name="T21"/></text:p>
      <text:p text:style-name="P19"/>
      <text:p text:style-name="P2"><text:change text:change-id="ct105253152"/><text:span text:style-name="T2"/></text:p>
      <text:p text:style-name="P16"/>
      <text:h text:style-name="P5" text:outline-level="2"><text:change text:change-id="ct92595648"/><text:span text:style-name="T14"/></text:h>
      <text:p text:style-name="P16"/>
      <text:p text:style-name="P2"><text:change text:change-id="ct93782160"/><text:span text:style-name="T4"/></text:p>
      <text:p text:style-name="P16"/>
      <text:p text:style-name="P16"/>
      <text:p text:style-name="P2"><text:change text:change-id="ct151754528"/><text:span text:style-name="T25"/></text:p>
      <text:p text:style-name="P2"><text:change text:change-id="ct141366688"/><text:span text:style-name="T25"/></text:p>
      <text:p text:style-name="P2"><text:change text:change-id="ct94444400"/><text:span text:style-name="T25"/></text:p>
      <text:p text:style-name="P16"/>
      <text:p text:style-name="P2"><text:change text:change-id="ct86460128"/><text:span text:style-name="T27"/></text:p>
      <text:p text:style-name="P2"><text:change text:change-id="ct138631248"/><text:span text:style-name="T28"/></text:p>
      <text:p text:style-name="P19"/>
      <text:p text:style-name="P2"><text:change text:change-id="ct136621248"/><text:span text:style-name="T20"/></text:p>
      <text:p text:style-name="P23"/>
      <text:p text:style-name="P4"><text:change text:change-id="ct60621376"/><text:span text:style-name="T27"/></text:p>
      <text:p text:style-name="P23"/>
      <text:p text:style-name="P23"/>
      <text:h text:style-name="P5" text:outline-level="2"><text:change text:change-id="ct62695936"/><text:span text:style-name="T14"/></text:h>
      <text:p text:style-name="P24"/>
      <text:p text:style-name="P24"/>
      <text:p text:style-name="P2"><text:change text:change-id="ct120078128"/><text:span text:style-name="T4"/></text:p>
      <text:p text:style-name="P24"/>
      <text:p text:style-name="P4"><text:change text:change-id="ct131114656"/><text:span text:style-name="T29"/></text:p>
      <text:p text:style-name="P36"/>
      <text:p text:style-name="P36"><text:soft-page-break/></text:p>
      <text:p text:style-name="P4"><text:change text:change-id="ct150487200"/><text:span text:style-name="T29"/></text:p>
      <text:p text:style-name="P4"><text:change text:change-id="ct94343776"/><text:span text:style-name="T32"/></text:p>
      <text:p text:style-name="P4"><text:change text:change-id="ct94343504"/><text:span text:style-name="T32"/></text:p>
      <text:p text:style-name="P4"><text:change text:change-id="ct92612608"/><text:span text:style-name="T32"/></text:p>
      <text:p text:style-name="P4"><text:change text:change-id="ct62731104"/><text:span text:style-name="T32"/></text:p>
      <text:p text:style-name="P4"><text:change text:change-id="ct92613280"/><text:span text:style-name="T31"/></text:p>
      <text:p text:style-name="P4"><text:change text:change-id="ct62731680"/><text:span text:style-name="T31"/></text:p>
      <text:p text:style-name="P4"><text:change text:change-id="ct95858176"/><text:span text:style-name="T31"/></text:p>
      <text:p text:style-name="P4"><text:change text:change-id="ct62441824"/><text:span text:style-name="T31"/></text:p>
      <text:p text:style-name="P4"><text:change text:change-id="ct60718864"/><text:span text:style-name="T31"/></text:p>
      <text:p text:style-name="P4"><text:change text:change-id="ct98711920"/><text:span text:style-name="T31"/></text:p>
      <text:p text:style-name="P4"><text:change text:change-id="ct136570688"/><text:span text:style-name="T31"/></text:p>
      <text:p text:style-name="P4"><text:change text:change-id="ct136536624"/><text:span text:style-name="T31"/></text:p>
      <text:p text:style-name="P4"><text:change text:change-id="ct62972032"/><text:span text:style-name="T31"/></text:p>
      <text:p text:style-name="P4"><text:change text:change-id="ct105270768"/><text:span text:style-name="T31"/></text:p>
      <text:p text:style-name="P4"><text:change text:change-id="ct137261120"/><text:span text:style-name="T31"/></text:p>
      <text:p text:style-name="P4"><text:change text:change-id="ct95008528"/><text:span text:style-name="T31"/></text:p>
      <text:p text:style-name="P4"><text:change text:change-id="ct98947872"/><text:span text:style-name="T31"/></text:p>
      <text:p text:style-name="P4"><text:change text:change-id="ct151102592"/><text:span text:style-name="T31"/></text:p>
      <text:p text:style-name="P4"><text:change text:change-id="ct137212000"/><text:span text:style-name="T31"/></text:p>
      <text:p text:style-name="P4"><text:change text:change-id="ct150225248"/><text:span text:style-name="T31"/></text:p>
      <text:p text:style-name="P41"/>
      <text:p text:style-name="P4"><text:change text:change-id="ct89513616"/><text:span text:style-name="T29"/></text:p>
      <text:p text:style-name="P4"><text:change text:change-id="ct99065984"/><text:span text:style-name="T31"/></text:p>
      <text:p text:style-name="P4"><text:change text:change-id="ct93522624"/><text:span text:style-name="T32"/></text:p>
      <text:p text:style-name="P4"><text:change text:change-id="ct97536576"/><text:span text:style-name="T31"/></text:p>
      <text:p text:style-name="P4"><text:change text:change-id="ct99385584"/><text:span text:style-name="T31"/></text:p>
      <text:p text:style-name="P39"/>
      <text:p text:style-name="P39"/>
      <text:h text:style-name="P5" text:outline-level="2"><text:change text:change-id="ct59936576"/><text:span text:style-name="T14"/></text:h>
      <text:p text:style-name="P40"/>
      <text:p text:style-name="P4"><text:change text:change-id="ct96327680"/><text:span text:style-name="T31"/></text:p>
      <text:p text:style-name="P4"><text:change text:change-id="ct92974224"/><text:span text:style-name="T31"/></text:p>
      <text:p text:style-name="P4"><text:change text:change-id="ct120080624"/><text:span text:style-name="T31"/></text:p>
      <text:p text:style-name="P4"><text:change text:change-id="ct95409536"/><text:span text:style-name="T31"/></text:p>
      <text:p text:style-name="P4"><text:change text:change-id="ct137169392"/><text:span text:style-name="T31"/></text:p>
      <text:p text:style-name="P4"><text:change text:change-id="ct99423472"/><text:span text:style-name="T32"/></text:p>
      <text:p text:style-name="P4"><text:change text:change-id="ct88104528"/><text:span text:style-name="T31"/></text:p>
      <text:p text:style-name="P4"><text:change text:change-id="ct96491920"/><text:span text:style-name="T31"/></text:p>
      <text:p text:style-name="P4"><text:change text:change-id="ct88061184"/><text:span text:style-name="T31"/></text:p>
      <text:p text:style-name="P4"><text:change text:change-id="ct99037280"/><text:span text:style-name="T31"/></text:p>
      <text:p text:style-name="P4"><text:change text:change-id="ct137125184"/><text:span text:style-name="T31"/></text:p>
      <text:p text:style-name="P4"><text:change text:change-id="ct152062512"/><text:span text:style-name="T31"/></text:p>
      <text:p text:style-name="P4"><text:change text:change-id="ct96182032"/><text:span text:style-name="T31"/></text:p>
      <text:p text:style-name="P4"><text:change text:change-id="ct149524768"/><text:span text:style-name="T31"/></text:p>
      <text:p text:style-name="P4"><text:change text:change-id="ct96853904"/><text:span text:style-name="T31"/></text:p>
      <text:p text:style-name="P4"><text:change text:change-id="ct99234080"/><text:span text:style-name="T31"/></text:p>
      <text:p text:style-name="P4"><text:change text:change-id="ct90629600"/><text:soft-page-break/><text:span text:style-name="T32"/></text:p>
      <text:p text:style-name="P4"><text:change text:change-id="ct96123824"/><text:span text:style-name="T31"/></text:p>
      <text:p text:style-name="P4"><text:change text:change-id="ct98948512"/><text:span text:style-name="T31"/></text:p>
      <text:p text:style-name="P4"><text:change text:change-id="ct93811600"/><text:span text:style-name="T31"/></text:p>
      <text:p text:style-name="P4"><text:change text:change-id="ct60877712"/><text:span text:style-name="T31"/></text:p>
      <text:p text:style-name="P4"><text:change text:change-id="ct59943584"/><text:span text:style-name="T31"/></text:p>
      <text:p text:style-name="P4"><text:change text:change-id="ct96796064"/><text:span text:style-name="T31"/></text:p>
      <text:p text:style-name="P4"><text:change text:change-id="ct136916256"/><text:span text:style-name="T31"/></text:p>
      <text:p text:style-name="P4"><text:change text:change-id="ct96094784"/><text:span text:style-name="T31"/></text:p>
      <text:p text:style-name="P4"><text:change text:change-id="ct96540416"/><text:span text:style-name="T31"/></text:p>
      <text:p text:style-name="P4"><text:change text:change-id="ct150155840"/><text:span text:style-name="T31"/></text:p>
      <text:p text:style-name="P4"><text:change text:change-id="ct63126272"/><text:span text:style-name="T32"/></text:p>
      <text:p text:style-name="P4"><text:change text:change-id="ct39472288"/><text:span text:style-name="T31"/></text:p>
      <text:p text:style-name="P4"><text:change text:change-id="ct86561728"/><text:span text:style-name="T31"/></text:p>
      <text:p text:style-name="P4"><text:change text:change-id="ct86562112"/><text:span text:style-name="T31"/></text:p>
      <text:p text:style-name="P4"><text:change text:change-id="ct94068480"/><text:span text:style-name="T31"/></text:p>
      <text:p text:style-name="P4"><text:change text:change-id="ct60627264"/><text:span text:style-name="T31"/></text:p>
      <text:p text:style-name="P4"><text:change text:change-id="ct38097952"/><text:span text:style-name="T31"/></text:p>
      <text:p text:style-name="P4"><text:change text:change-id="ct38098528"/><text:span text:style-name="T31"/></text:p>
      <text:p text:style-name="P4"><text:change text:change-id="ct93665104"/><text:span text:style-name="T31"/></text:p>
      <text:p text:style-name="P4"><text:change text:change-id="ct96430560"/><text:span text:style-name="T31"/></text:p>
      <text:p text:style-name="P4"><text:change text:change-id="ct96082336"/><text:span text:style-name="T31"/></text:p>
      <text:p text:style-name="P4"><text:change text:change-id="ct93093680"/><text:span text:style-name="T32"/></text:p>
      <text:p text:style-name="P4"><text:change text:change-id="ct96082624"/><text:span text:style-name="T31"/></text:p>
      <text:p text:style-name="P4"><text:change text:change-id="ct60910768"/><text:span text:style-name="T29"/></text:p>
      <text:p text:style-name="P4"><text:change text:change-id="ct62322048"/><text:span text:style-name="T29"/></text:p>
      <text:p text:style-name="P4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adornments="Regular" style:font-pitch="fixed"/>
    <style:font-face style:name="Tahoma" svg:font-family="Tahoma" style:font-adornments="Regular" style:font-pitch="variable"/>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Calibri1"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libri" fo:font-family="Calibri" style:font-family-generic="roman" style:font-pitch="variable" fo:font-size="12pt" fo:language="en" fo:country="GB"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fr" fo:country="FR" style:language-asian="fr" style:country-asian="FR" style:font-name-complex="Times New Roman1" style:font-family-complex="'Times New Roman'" style:font-family-generic-complex="system" style:font-pitch-complex="variabl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fr" fo:country="FR" style:font-size-asian="10pt" style:language-asian="fr" style:country-asian="FR" style:font-name-complex="Courier New2" style:font-family-complex="'Courier New'" style:font-family-generic-complex="system" style:font-pitch-complex="variable" style:font-size-complex="10pt"/>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fo:language="en" fo:country="GB"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object" style:family="text" style:parent-style-name="Default_20_Paragraph_20_Font"/>
    <style:style style:name="Explorateur_20_de_20_documents_20_Car" style:display-name="Explorateur de documents Car" style:family="text" style:parent-style-name="Default_20_Paragraph_20_Font">
      <style:text-properties style:font-name="Times New Roman" fo:font-family="'Times New Roman'" style:font-family-generic="roman" style:font-pitch="variable" fo:language="en" fo:country="GB" style:font-name-complex="Times New Roman1" style:font-family-complex="'Times New Roman'" style:font-family-generic-complex="system" style:font-pitch-complex="variable"/>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size-asian="10pt" style:language-asian="fr" style:country-asian="FR" style:font-name-complex="Courier New2" style:font-family-complex="'Courier New'" style:font-family-generic-complex="system" style:font-pitch-complex="variable" style:font-size-complex="10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fo:language="en" fo:country="GB" style:font-name-asian="F" style:font-family-generic-asian="system" style:font-pitch-asian="variable" style:font-size-asian="16pt" style:font-name-complex="F"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fo:language="en" fo:country="GB" style:font-name-asian="F" style:font-family-generic-asian="system" style:font-pitch-asian="variable" style:font-size-asian="28pt" style:font-name-complex="F" style:font-family-generic-complex="system" style:font-pitch-complex="variable" style:font-size-complex="28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fo:language="en" fo:country="GB" style:font-name-asian="F" style:font-family-generic-asian="system" style:font-pitch-asian="variable" style:font-size-asian="13pt" style:font-name-complex="F" style:font-family-generic-complex="system" style:font-pitch-complex="variable" style:font-size-complex="13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Pied_20_de_20_page_20_Car" style:display-name="Pied de page Car" style:family="text" style:parent-style-name="Default_20_Paragraph_20_Font">
      <style:text-properties fo:language="en" fo:country="GB"/>
    </style:style>
    <style:style style:name="page_20_number" style:display-name="page number" style:family="text" style:parent-style-name="Default_20_Paragraph_20_Font"/>
    <style:style style:name="Texte_20_de_20_bulles_20_Car" style:display-name="Texte de bulles Car" style:family="text" style:parent-style-name="Default_20_Paragraph_20_Font">
      <style:text-properties style:font-name="Times New Roman" fo:font-family="'Times New Roman'" style:font-family-generic="roman" style:font-pitch="variable" fo:font-size="9pt" fo:language="en" fo:country="GB"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fo:language="en" fo:country="GB" style:font-size-asian="10pt" style:font-size-complex="10pt"/>
    </style:style>
    <style:style style:name="Objet_20_du_20_commentaire_20_Car" style:display-name="Objet du commentaire Car" style:family="text" style:parent-style-name="Commentaire_20_Car">
      <style:text-properties fo:font-size="10pt" fo:language="en" fo:country="GB" fo:font-weight="bold" style:font-size-asian="10pt" style:font-weight-asian="bold" style:font-size-complex="10pt" style:font-weight-complex="bold"/>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1pt" style:font-size-asian="11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14pt" style:font-size-asian="14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 fo:font-family="Arial" style:font-family-generic="roman" style:font-pitch="variable" fo:font-size="16pt" style:font-size-asian="16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rial" fo:font-family="Arial"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rial" fo:font-family="Arial"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rial" fo:font-family="Arial"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nsolas" fo:font-family="Consolas"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Courier New2" style:font-family-complex="'Courier New'"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fo:font-size="10pt" style:font-size-asian="10pt" style:font-name-complex="Wingdings1" style:font-family-complex="Wingdings" style:font-family-generic-complex="system" style:font-pitch-complex="variable"/>
    </style:style>
    <style:style style:name="ListLabel_20_101" style:display-name="ListLabel 101" style:family="text">
      <style:text-properties fo:font-size="10pt" style:font-size-asian="10pt" style:font-name-complex="Wingdings1" style:font-family-complex="Wingdings"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Courier New2" style:font-family-complex="'Courier New'"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1"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1"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style:font-name="Arial" fo:font-family="Arial" style:font-family-generic="roman" style:font-pitch="variable" fo:font-size="11pt" style:font-size-asian="11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Courier New2" style:font-family-complex="'Courier New'"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0pt" style:font-size-asian="10pt" style:font-name-complex="Wingdings1" style:font-family-complex="Wingdings" style:font-family-generic-complex="system" style:font-pitch-complex="variable"/>
    </style:style>
    <style:style style:name="ListLabel_20_119" style:display-name="ListLabel 119" style:family="text">
      <style:text-properties fo:font-size="10pt" style:font-size-asian="10pt" style:font-name-complex="Wingdings1" style:font-family-complex="Wingdings"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style:font-name="Arial" fo:font-family="Arial" style:font-family-generic="roman" style:font-pitch="variable" fo:font-size="14pt" style:font-size-asian="14pt" style:font-name-complex="Symbol1" style:font-family-complex="Symbol" style:font-family-generic-complex="system" style:font-pitch-complex="variable"/>
    </style:style>
    <style:style style:name="ListLabel_20_124" style:display-name="ListLabel 124" style:family="text">
      <style:text-properties fo:font-size="10pt" style:font-size-asian="10pt" style:font-name-complex="Courier New2" style:font-family-complex="'Courier New'"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1"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1"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style:font-name="Arial" fo:font-family="Arial" style:font-family-generic="roman" style:font-pitch="variable" fo:font-size="16pt" style:font-size-asian="16pt" style:font-name-complex="Symbol1" style:font-family-complex="Symbol" style:font-family-generic-complex="system" style:font-pitch-complex="variable"/>
    </style:style>
    <style:style style:name="ListLabel_20_133" style:display-name="ListLabel 133" style:family="text">
      <style:text-properties fo:font-size="10pt" style:font-size-asian="10pt" style:font-name-complex="Courier New2" style:font-family-complex="'Courier New'"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0pt" style:font-size-asian="10pt" style:font-name-complex="Wingdings1" style:font-family-complex="Wingdings" style:font-family-generic-complex="system" style:font-pitch-complex="variable"/>
    </style:style>
    <style:style style:name="ListLabel_20_137" style:display-name="ListLabel 137" style:family="text">
      <style:text-properties fo:font-size="10pt" style:font-size-asian="10pt" style:font-name-complex="Wingdings1" style:font-family-complex="Wingdings"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142" style:display-name="ListLabel 142" style:family="text">
      <style:text-properties fo:font-size="10pt" style:font-size-asian="10pt" style:font-name-complex="Courier New2" style:font-family-complex="'Courier New'"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0pt" style:font-size-asian="10pt" style:font-name-complex="Wingdings1"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1"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151" style:display-name="ListLabel 151" style:family="text">
      <style:text-properties fo:font-size="10pt" style:font-size-asian="10pt" style:font-name-complex="Courier New2" style:font-family-complex="'Courier New'"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0pt" style:font-size-asian="10pt" style:font-name-complex="Wingdings1" style:font-family-complex="Wingdings" style:font-family-generic-complex="system" style:font-pitch-complex="variable"/>
    </style:style>
    <style:style style:name="ListLabel_20_155" style:display-name="ListLabel 155" style:family="text">
      <style:text-properties fo:font-size="10pt" style:font-size-asian="10pt" style:font-name-complex="Wingdings1" style:font-family-complex="Wingdings"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160" style:display-name="ListLabel 160" style:family="text">
      <style:text-properties fo:font-size="10pt" style:font-size-asian="10pt" style:font-name-complex="Courier New2" style:font-family-complex="'Courier New'"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0pt" style:font-size-asian="10pt" style:font-name-complex="Wingdings1" style:font-family-complex="Wingdings" style:font-family-generic-complex="system" style:font-pitch-complex="variable"/>
    </style:style>
    <style:style style:name="ListLabel_20_164" style:display-name="ListLabel 164" style:family="text">
      <style:text-properties fo:font-size="10pt" style:font-size-asian="10pt" style:font-name-complex="Wingdings1" style:font-family-complex="Wingdings"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style:font-name="Arial" fo:font-family="Arial" style:font-family-generic="roman" style:font-pitch="variable" fo:font-size="14pt" style:font-size-asian="14pt" style:font-name-complex="Symbol1" style:font-family-complex="Symbol" style:font-family-generic-complex="system" style:font-pitch-complex="variable"/>
    </style:style>
    <style:style style:name="ListLabel_20_169" style:display-name="ListLabel 169" style:family="text">
      <style:text-properties style:font-name-complex="Courier New2" style:font-family-complex="'Courier New'"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nsolas" fo:font-family="Consolas" style:font-family-generic="roman" style:font-pitch="variable" fo:font-size="11pt" style:font-size-asian="11pt" style:font-name-complex="Tahoma1" style:font-family-complex="Tahoma"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Courier New2" style:font-family-complex="'Courier New'"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Courier New2" style:font-family-complex="'Courier New'"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Arial" fo:font-family="Arial" style:font-family-generic="roman" style:font-pitch="variable" style:font-name-complex="Tahoma1" style:font-family-complex="Tahoma" style:font-family-generic-complex="system" style:font-pitch-complex="variable"/>
    </style:style>
    <style:style style:name="ListLabel_20_187" style:display-name="ListLabel 187" style:family="text">
      <style:text-properties style:font-name-complex="Courier New2" style:font-family-complex="'Courier New'"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Courier New2" style:font-family-complex="'Courier New'"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Courier New2" style:font-family-complex="'Courier New'"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196" style:display-name="ListLabel 196" style:family="text">
      <style:text-properties fo:font-size="10pt" style:font-size-asian="10pt" style:font-name-complex="Courier New2" style:font-family-complex="'Courier New'" style:font-family-generic-complex="system" style:font-pitch-complex="variable"/>
    </style:style>
    <style:style style:name="ListLabel_20_197" style:display-name="ListLabel 197" style:family="text">
      <style:text-properties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fo:font-size="10pt" style:font-size-asian="10pt" style:font-name-complex="Wingdings1" style:font-family-complex="Wingdings" style:font-family-generic-complex="system" style:font-pitch-complex="variable"/>
    </style:style>
    <style:style style:name="ListLabel_20_200" style:display-name="ListLabel 200" style:family="text">
      <style:text-properties fo:font-size="10pt" style:font-size-asian="10pt" style:font-name-complex="Wingdings1" style:font-family-complex="Wingdings" style:font-family-generic-complex="system" style:font-pitch-complex="variable"/>
    </style:style>
    <style:style style:name="ListLabel_20_201" style:display-name="ListLabel 201" style:family="text">
      <style:text-properties fo:font-size="10pt" style:font-size-asian="10pt" style:font-name-complex="Wingdings1" style:font-family-complex="Wingdings" style:font-family-generic-complex="system" style:font-pitch-complex="variable"/>
    </style:style>
    <style:style style:name="ListLabel_20_202" style:display-name="ListLabel 202" style:family="text">
      <style:text-properties fo:font-size="10pt" style:font-size-asian="10pt" style:font-name-complex="Wingdings1" style:font-family-complex="Wingdings" style:font-family-generic-complex="system" style:font-pitch-complex="variable"/>
    </style:style>
    <style:style style:name="ListLabel_20_203" style:display-name="ListLabel 203" style:family="text">
      <style:text-properties fo:font-size="10pt" style:font-size-asian="10pt" style:font-name-complex="Wingdings1" style:font-family-complex="Wingdings" style:font-family-generic-complex="system" style:font-pitch-complex="variable"/>
    </style:style>
    <style:style style:name="ListLabel_20_204" style:display-name="ListLabel 204"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205" style:display-name="ListLabel 205" style:family="text">
      <style:text-properties fo:font-size="10pt" style:font-size-asian="10pt" style:font-name-complex="Courier New2" style:font-family-complex="'Courier New'" style:font-family-generic-complex="system" style:font-pitch-complex="variable"/>
    </style:style>
    <style:style style:name="ListLabel_20_206" style:display-name="ListLabel 206" style:family="text">
      <style:text-properties fo:font-size="10pt" style:font-size-asian="10pt" style:font-name-complex="Wingdings1" style:font-family-complex="Wingdings" style:font-family-generic-complex="system" style:font-pitch-complex="variable"/>
    </style:style>
    <style:style style:name="ListLabel_20_207" style:display-name="ListLabel 207" style:family="text">
      <style:text-properties fo:font-size="10pt" style:font-size-asian="10pt" style:font-name-complex="Wingdings1" style:font-family-complex="Wingdings" style:font-family-generic-complex="system" style:font-pitch-complex="variable"/>
    </style:style>
    <style:style style:name="ListLabel_20_208" style:display-name="ListLabel 208" style:family="text">
      <style:text-properties fo:font-size="10pt" style:font-size-asian="10pt" style:font-name-complex="Wingdings1" style:font-family-complex="Wingdings" style:font-family-generic-complex="system" style:font-pitch-complex="variable"/>
    </style:style>
    <style:style style:name="ListLabel_20_209" style:display-name="ListLabel 209" style:family="text">
      <style:text-properties fo:font-size="10pt" style:font-size-asian="10pt" style:font-name-complex="Wingdings1" style:font-family-complex="Wingdings" style:font-family-generic-complex="system" style:font-pitch-complex="variable"/>
    </style:style>
    <style:style style:name="ListLabel_20_210" style:display-name="ListLabel 210" style:family="text">
      <style:text-properties fo:font-size="10pt" style:font-size-asian="10pt" style:font-name-complex="Wingdings1"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1" style:font-family-complex="Wingdings" style:font-family-generic-complex="system" style:font-pitch-complex="variable"/>
    </style:style>
    <style:style style:name="ListLabel_20_212" style:display-name="ListLabel 212" style:family="text">
      <style:text-properties fo:font-size="10pt" style:font-size-asian="10pt" style:font-name-complex="Wingdings1" style:font-family-complex="Wingdings" style:font-family-generic-complex="system" style:font-pitch-complex="variable"/>
    </style:style>
    <style:style style:name="ListLabel_20_213" style:display-name="ListLabel 213" style:family="text">
      <style:text-properties style:font-name="Arial" fo:font-family="Arial" style:font-family-generic="roman" style:font-pitch="variable" fo:font-size="11pt" style:font-size-asian="11pt" style:font-name-complex="Symbol1" style:font-family-complex="Symbol" style:font-family-generic-complex="system" style:font-pitch-complex="variable"/>
    </style:style>
    <style:style style:name="ListLabel_20_214" style:display-name="ListLabel 214" style:family="text">
      <style:text-properties fo:font-size="10pt" style:font-size-asian="10pt" style:font-name-complex="Courier New2" style:font-family-complex="'Courier New'" style:font-family-generic-complex="system" style:font-pitch-complex="variable"/>
    </style:style>
    <style:style style:name="ListLabel_20_215" style:display-name="ListLabel 215" style:family="text">
      <style:text-properties fo:font-size="10pt" style:font-size-asian="10pt" style:font-name-complex="Wingdings1" style:font-family-complex="Wingdings" style:font-family-generic-complex="system" style:font-pitch-complex="variable"/>
    </style:style>
    <style:style style:name="ListLabel_20_216" style:display-name="ListLabel 216" style:family="text">
      <style:text-properties fo:font-size="10pt" style:font-size-asian="10pt" style:font-name-complex="Wingdings1" style:font-family-complex="Wingdings" style:font-family-generic-complex="system" style:font-pitch-complex="variable"/>
    </style:style>
    <style:style style:name="ListLabel_20_217" style:display-name="ListLabel 217" style:family="text">
      <style:text-properties fo:font-size="10pt" style:font-size-asian="10pt" style:font-name-complex="Wingdings1" style:font-family-complex="Wingdings" style:font-family-generic-complex="system" style:font-pitch-complex="variable"/>
    </style:style>
    <style:style style:name="ListLabel_20_218" style:display-name="ListLabel 218" style:family="text">
      <style:text-properties fo:font-size="10pt" style:font-size-asian="10pt" style:font-name-complex="Wingdings1" style:font-family-complex="Wingdings" style:font-family-generic-complex="system" style:font-pitch-complex="variable"/>
    </style:style>
    <style:style style:name="ListLabel_20_219" style:display-name="ListLabel 219" style:family="text">
      <style:text-properties fo:font-size="10pt" style:font-size-asian="10pt" style:font-name-complex="Wingdings1" style:font-family-complex="Wingdings" style:font-family-generic-complex="system" style:font-pitch-complex="variable"/>
    </style:style>
    <style:style style:name="ListLabel_20_220" style:display-name="ListLabel 220" style:family="text">
      <style:text-properties fo:font-size="10pt" style:font-size-asian="10pt" style:font-name-complex="Wingdings1" style:font-family-complex="Wingdings" style:font-family-generic-complex="system" style:font-pitch-complex="variable"/>
    </style:style>
    <style:style style:name="ListLabel_20_221" style:display-name="ListLabel 221" style:family="text">
      <style:text-properties fo:font-size="10pt" style:font-size-asian="10pt" style:font-name-complex="Wingdings1" style:font-family-complex="Wingdings" style:font-family-generic-complex="system" style:font-pitch-complex="variable"/>
    </style:style>
    <style:style style:name="ListLabel_20_222" style:display-name="ListLabel 222" style:family="text">
      <style:text-properties style:font-name="Arial" fo:font-family="Arial" style:font-family-generic="roman" style:font-pitch="variable" fo:font-size="14pt" style:font-size-asian="14pt" style:font-name-complex="Symbol1" style:font-family-complex="Symbol" style:font-family-generic-complex="system" style:font-pitch-complex="variable"/>
    </style:style>
    <style:style style:name="ListLabel_20_223" style:display-name="ListLabel 223" style:family="text">
      <style:text-properties fo:font-size="10pt" style:font-size-asian="10pt" style:font-name-complex="Courier New2" style:font-family-complex="'Courier New'" style:font-family-generic-complex="system" style:font-pitch-complex="variable"/>
    </style:style>
    <style:style style:name="ListLabel_20_224" style:display-name="ListLabel 224" style:family="text">
      <style:text-properties fo:font-size="10pt" style:font-size-asian="10pt" style:font-name-complex="Wingdings1" style:font-family-complex="Wingdings" style:font-family-generic-complex="system" style:font-pitch-complex="variable"/>
    </style:style>
    <style:style style:name="ListLabel_20_225" style:display-name="ListLabel 225" style:family="text">
      <style:text-properties fo:font-size="10pt" style:font-size-asian="10pt" style:font-name-complex="Wingdings1" style:font-family-complex="Wingdings" style:font-family-generic-complex="system" style:font-pitch-complex="variable"/>
    </style:style>
    <style:style style:name="ListLabel_20_226" style:display-name="ListLabel 226" style:family="text">
      <style:text-properties fo:font-size="10pt" style:font-size-asian="10pt" style:font-name-complex="Wingdings1" style:font-family-complex="Wingdings" style:font-family-generic-complex="system" style:font-pitch-complex="variable"/>
    </style:style>
    <style:style style:name="ListLabel_20_227" style:display-name="ListLabel 227" style:family="text">
      <style:text-properties fo:font-size="10pt" style:font-size-asian="10pt" style:font-name-complex="Wingdings1" style:font-family-complex="Wingdings" style:font-family-generic-complex="system" style:font-pitch-complex="variable"/>
    </style:style>
    <style:style style:name="ListLabel_20_228" style:display-name="ListLabel 228" style:family="text">
      <style:text-properties fo:font-size="10pt" style:font-size-asian="10pt" style:font-name-complex="Wingdings1" style:font-family-complex="Wingdings" style:font-family-generic-complex="system" style:font-pitch-complex="variable"/>
    </style:style>
    <style:style style:name="ListLabel_20_229" style:display-name="ListLabel 229" style:family="text">
      <style:text-properties fo:font-size="10pt" style:font-size-asian="10pt" style:font-name-complex="Wingdings1" style:font-family-complex="Wingdings" style:font-family-generic-complex="system" style:font-pitch-complex="variable"/>
    </style:style>
    <style:style style:name="ListLabel_20_230" style:display-name="ListLabel 230" style:family="text">
      <style:text-properties fo:font-size="10pt" style:font-size-asian="10pt" style:font-name-complex="Wingdings1" style:font-family-complex="Wingdings" style:font-family-generic-complex="system" style:font-pitch-complex="variable"/>
    </style:style>
    <style:style style:name="ListLabel_20_231" style:display-name="ListLabel 231" style:family="text">
      <style:text-properties style:font-name="Arial" fo:font-family="Arial" style:font-family-generic="roman" style:font-pitch="variable" fo:font-size="16pt" style:font-size-asian="16pt" style:font-name-complex="Symbol1" style:font-family-complex="Symbol" style:font-family-generic-complex="system" style:font-pitch-complex="variable"/>
    </style:style>
    <style:style style:name="ListLabel_20_232" style:display-name="ListLabel 232" style:family="text">
      <style:text-properties fo:font-size="10pt" style:font-size-asian="10pt" style:font-name-complex="Courier New2" style:font-family-complex="'Courier New'" style:font-family-generic-complex="system" style:font-pitch-complex="variable"/>
    </style:style>
    <style:style style:name="ListLabel_20_233" style:display-name="ListLabel 233" style:family="text">
      <style:text-properties fo:font-size="10pt" style:font-size-asian="10pt" style:font-name-complex="Wingdings1" style:font-family-complex="Wingdings" style:font-family-generic-complex="system" style:font-pitch-complex="variable"/>
    </style:style>
    <style:style style:name="ListLabel_20_234" style:display-name="ListLabel 234" style:family="text">
      <style:text-properties fo:font-size="10pt" style:font-size-asian="10pt" style:font-name-complex="Wingdings1" style:font-family-complex="Wingdings" style:font-family-generic-complex="system" style:font-pitch-complex="variable"/>
    </style:style>
    <style:style style:name="ListLabel_20_235" style:display-name="ListLabel 235" style:family="text">
      <style:text-properties fo:font-size="10pt" style:font-size-asian="10pt" style:font-name-complex="Wingdings1" style:font-family-complex="Wingdings" style:font-family-generic-complex="system" style:font-pitch-complex="variable"/>
    </style:style>
    <style:style style:name="ListLabel_20_236" style:display-name="ListLabel 236" style:family="text">
      <style:text-properties fo:font-size="10pt" style:font-size-asian="10pt" style:font-name-complex="Wingdings1" style:font-family-complex="Wingdings" style:font-family-generic-complex="system" style:font-pitch-complex="variable"/>
    </style:style>
    <style:style style:name="ListLabel_20_237" style:display-name="ListLabel 237" style:family="text">
      <style:text-properties fo:font-size="10pt" style:font-size-asian="10pt" style:font-name-complex="Wingdings1" style:font-family-complex="Wingdings" style:font-family-generic-complex="system" style:font-pitch-complex="variable"/>
    </style:style>
    <style:style style:name="ListLabel_20_238" style:display-name="ListLabel 238" style:family="text">
      <style:text-properties fo:font-size="10pt" style:font-size-asian="10pt" style:font-name-complex="Wingdings1" style:font-family-complex="Wingdings" style:font-family-generic-complex="system" style:font-pitch-complex="variable"/>
    </style:style>
    <style:style style:name="ListLabel_20_239" style:display-name="ListLabel 239" style:family="text">
      <style:text-properties fo:font-size="10pt" style:font-size-asian="10pt" style:font-name-complex="Wingdings1" style:font-family-complex="Wingdings" style:font-family-generic-complex="system" style:font-pitch-complex="variable"/>
    </style:style>
    <style:style style:name="ListLabel_20_240" style:display-name="ListLabel 240"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241" style:display-name="ListLabel 241" style:family="text">
      <style:text-properties fo:font-size="10pt" style:font-size-asian="10pt" style:font-name-complex="Courier New2" style:font-family-complex="'Courier New'" style:font-family-generic-complex="system" style:font-pitch-complex="variable"/>
    </style:style>
    <style:style style:name="ListLabel_20_242" style:display-name="ListLabel 242" style:family="text">
      <style:text-properties fo:font-size="10pt" style:font-size-asian="10pt" style:font-name-complex="Wingdings1" style:font-family-complex="Wingdings" style:font-family-generic-complex="system" style:font-pitch-complex="variable"/>
    </style:style>
    <style:style style:name="ListLabel_20_243" style:display-name="ListLabel 243" style:family="text">
      <style:text-properties fo:font-size="10pt" style:font-size-asian="10pt" style:font-name-complex="Wingdings1" style:font-family-complex="Wingdings" style:font-family-generic-complex="system" style:font-pitch-complex="variable"/>
    </style:style>
    <style:style style:name="ListLabel_20_244" style:display-name="ListLabel 244" style:family="text">
      <style:text-properties fo:font-size="10pt" style:font-size-asian="10pt" style:font-name-complex="Wingdings1" style:font-family-complex="Wingdings" style:font-family-generic-complex="system" style:font-pitch-complex="variable"/>
    </style:style>
    <style:style style:name="ListLabel_20_245" style:display-name="ListLabel 245" style:family="text">
      <style:text-properties fo:font-size="10pt" style:font-size-asian="10pt" style:font-name-complex="Wingdings1" style:font-family-complex="Wingdings" style:font-family-generic-complex="system" style:font-pitch-complex="variable"/>
    </style:style>
    <style:style style:name="ListLabel_20_246" style:display-name="ListLabel 246" style:family="text">
      <style:text-properties fo:font-size="10pt" style:font-size-asian="10pt" style:font-name-complex="Wingdings1" style:font-family-complex="Wingdings" style:font-family-generic-complex="system" style:font-pitch-complex="variable"/>
    </style:style>
    <style:style style:name="ListLabel_20_247" style:display-name="ListLabel 247" style:family="text">
      <style:text-properties fo:font-size="10pt" style:font-size-asian="10pt" style:font-name-complex="Wingdings1" style:font-family-complex="Wingdings" style:font-family-generic-complex="system" style:font-pitch-complex="variable"/>
    </style:style>
    <style:style style:name="ListLabel_20_248" style:display-name="ListLabel 248" style:family="text">
      <style:text-properties fo:font-size="10pt" style:font-size-asian="10pt" style:font-name-complex="Wingdings1" style:font-family-complex="Wingdings" style:font-family-generic-complex="system" style:font-pitch-complex="variable"/>
    </style:style>
    <style:style style:name="ListLabel_20_249" style:display-name="ListLabel 249"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250" style:display-name="ListLabel 250" style:family="text">
      <style:text-properties fo:font-size="10pt" style:font-size-asian="10pt" style:font-name-complex="Courier New2" style:font-family-complex="'Courier New'" style:font-family-generic-complex="system" style:font-pitch-complex="variable"/>
    </style:style>
    <style:style style:name="ListLabel_20_251" style:display-name="ListLabel 251" style:family="text">
      <style:text-properties fo:font-size="10pt" style:font-size-asian="10pt" style:font-name-complex="Wingdings1" style:font-family-complex="Wingdings" style:font-family-generic-complex="system" style:font-pitch-complex="variable"/>
    </style:style>
    <style:style style:name="ListLabel_20_252" style:display-name="ListLabel 252" style:family="text">
      <style:text-properties fo:font-size="10pt" style:font-size-asian="10pt" style:font-name-complex="Wingdings1" style:font-family-complex="Wingdings" style:font-family-generic-complex="system" style:font-pitch-complex="variable"/>
    </style:style>
    <style:style style:name="ListLabel_20_253" style:display-name="ListLabel 253" style:family="text">
      <style:text-properties fo:font-size="10pt" style:font-size-asian="10pt" style:font-name-complex="Wingdings1" style:font-family-complex="Wingdings" style:font-family-generic-complex="system" style:font-pitch-complex="variable"/>
    </style:style>
    <style:style style:name="ListLabel_20_254" style:display-name="ListLabel 254" style:family="text">
      <style:text-properties fo:font-size="10pt" style:font-size-asian="10pt" style:font-name-complex="Wingdings1" style:font-family-complex="Wingdings" style:font-family-generic-complex="system" style:font-pitch-complex="variable"/>
    </style:style>
    <style:style style:name="ListLabel_20_255" style:display-name="ListLabel 255" style:family="text">
      <style:text-properties fo:font-size="10pt" style:font-size-asian="10pt" style:font-name-complex="Wingdings1" style:font-family-complex="Wingdings" style:font-family-generic-complex="system" style:font-pitch-complex="variable"/>
    </style:style>
    <style:style style:name="ListLabel_20_256" style:display-name="ListLabel 256" style:family="text">
      <style:text-properties fo:font-size="10pt" style:font-size-asian="10pt" style:font-name-complex="Wingdings1" style:font-family-complex="Wingdings" style:font-family-generic-complex="system" style:font-pitch-complex="variable"/>
    </style:style>
    <style:style style:name="ListLabel_20_257" style:display-name="ListLabel 257" style:family="text">
      <style:text-properties fo:font-size="10pt" style:font-size-asian="10pt" style:font-name-complex="Wingdings1" style:font-family-complex="Wingdings" style:font-family-generic-complex="system" style:font-pitch-complex="variable"/>
    </style:style>
    <style:style style:name="ListLabel_20_258" style:display-name="ListLabel 258"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259" style:display-name="ListLabel 259" style:family="text">
      <style:text-properties fo:font-size="10pt" style:font-size-asian="10pt" style:font-name-complex="Courier New2" style:font-family-complex="'Courier New'" style:font-family-generic-complex="system" style:font-pitch-complex="variable"/>
    </style:style>
    <style:style style:name="ListLabel_20_260" style:display-name="ListLabel 260" style:family="text">
      <style:text-properties fo:font-size="10pt" style:font-size-asian="10pt" style:font-name-complex="Wingdings1"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1" style:font-family-complex="Wingdings" style:font-family-generic-complex="system" style:font-pitch-complex="variable"/>
    </style:style>
    <style:style style:name="ListLabel_20_262" style:display-name="ListLabel 262" style:family="text">
      <style:text-properties fo:font-size="10pt" style:font-size-asian="10pt" style:font-name-complex="Wingdings1" style:font-family-complex="Wingdings" style:font-family-generic-complex="system" style:font-pitch-complex="variable"/>
    </style:style>
    <style:style style:name="ListLabel_20_263" style:display-name="ListLabel 263" style:family="text">
      <style:text-properties fo:font-size="10pt" style:font-size-asian="10pt" style:font-name-complex="Wingdings1" style:font-family-complex="Wingdings" style:font-family-generic-complex="system" style:font-pitch-complex="variable"/>
    </style:style>
    <style:style style:name="ListLabel_20_264" style:display-name="ListLabel 264" style:family="text">
      <style:text-properties fo:font-size="10pt" style:font-size-asian="10pt" style:font-name-complex="Wingdings1" style:font-family-complex="Wingdings" style:font-family-generic-complex="system" style:font-pitch-complex="variable"/>
    </style:style>
    <style:style style:name="ListLabel_20_265" style:display-name="ListLabel 265" style:family="text">
      <style:text-properties fo:font-size="10pt" style:font-size-asian="10pt" style:font-name-complex="Wingdings1" style:font-family-complex="Wingdings" style:font-family-generic-complex="system" style:font-pitch-complex="variable"/>
    </style:style>
    <style:style style:name="ListLabel_20_266" style:display-name="ListLabel 266" style:family="text">
      <style:text-properties fo:font-size="10pt" style:font-size-asian="10pt" style:font-name-complex="Wingdings1" style:font-family-complex="Wingdings" style:font-family-generic-complex="system" style:font-pitch-complex="variable"/>
    </style:style>
    <style:style style:name="ListLabel_20_267" style:display-name="ListLabel 267" style:family="text">
      <style:text-properties style:font-name="Arial" fo:font-family="Arial" style:font-family-generic="roman" style:font-pitch="variable" fo:font-size="14pt" style:font-size-asian="14pt" style:font-name-complex="Symbol1"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Courier New2" style:font-family-complex="'Courier New'"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Courier New2" style:font-family-complex="'Courier New'" style:font-family-generic-complex="system" style:font-pitch-complex="variable"/>
    </style:style>
    <style:style style:name="ListLabel_20_275" style:display-name="ListLabel 275"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style:font-name="Consolas" fo:font-family="Consolas" style:font-family-generic="roman" style:font-pitch="variable" fo:font-size="11pt" style:font-size-asian="11pt" style:font-name-complex="Tahoma1" style:font-family-complex="Tahoma" style:font-family-generic-complex="system" style:font-pitch-complex="variable"/>
    </style:style>
    <style:style style:name="ListLabel_20_277" style:display-name="ListLabel 277" style:family="text">
      <style:text-properties style:font-name-complex="Courier New2" style:font-family-complex="'Courier New'" style:font-family-generic-complex="system" style:font-pitch-complex="variable"/>
    </style:style>
    <style:style style:name="ListLabel_20_278" style:display-name="ListLabel 278" style:family="text">
      <style:text-properties style:font-name-complex="Wingdings1" style:font-family-complex="Wingdings"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Courier New2" style:font-family-complex="'Courier New'" style:font-family-generic-complex="system" style:font-pitch-complex="variable"/>
    </style:style>
    <style:style style:name="ListLabel_20_281" style:display-name="ListLabel 281"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Symbol1" style:font-family-complex="Symbol" style:font-family-generic-complex="system" style:font-pitch-complex="variable"/>
    </style:style>
    <style:style style:name="ListLabel_20_283" style:display-name="ListLabel 283" style:family="text">
      <style:text-properties style:font-name-complex="Courier New2" style:font-family-complex="'Courier New'" style:font-family-generic-complex="system" style:font-pitch-complex="variable"/>
    </style:style>
    <style:style style:name="ListLabel_20_284" style:display-name="ListLabel 284" style:family="text">
      <style:text-properties style:font-name-complex="Wingdings1" style:font-family-complex="Wingdings" style:font-family-generic-complex="system" style:font-pitch-complex="variable"/>
    </style:style>
    <style:style style:name="ListLabel_20_285" style:display-name="ListLabel 285" style:family="text">
      <style:text-properties style:font-name="Arial" fo:font-family="Arial" style:font-family-generic="roman" style:font-pitch="variable" style:font-name-complex="Tahoma1" style:font-family-complex="Tahoma" style:font-family-generic-complex="system" style:font-pitch-complex="variable"/>
    </style:style>
    <style:style style:name="ListLabel_20_286" style:display-name="ListLabel 286" style:family="text">
      <style:text-properties style:font-name-complex="Courier New2" style:font-family-complex="'Courier New'" style:font-family-generic-complex="system" style:font-pitch-complex="variable"/>
    </style:style>
    <style:style style:name="ListLabel_20_287" style:display-name="ListLabel 287" style:family="text">
      <style:text-properties style:font-name-complex="Wingdings1" style:font-family-complex="Wingdings" style:font-family-generic-complex="system" style:font-pitch-complex="variable"/>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Courier New2" style:font-family-complex="'Courier New'" style:font-family-generic-complex="system" style:font-pitch-complex="variable"/>
    </style:style>
    <style:style style:name="ListLabel_20_290" style:display-name="ListLabel 290" style:family="text">
      <style:text-properties style:font-name-complex="Wingdings1" style:font-family-complex="Wingdings"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6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7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76" style:num-suffix="-" text:bullet-char="-">
        <style:list-level-properties text:list-level-position-and-space-mode="label-alignment">
          <style:list-level-label-alignment text:label-followed-by="listtab" fo:text-indent="-0.635cm" fo:margin-left="3.521cm"/>
        </style:list-level-properties>
        <style:text-properties style:font-name="Tahoma"/>
      </text:list-level-style-bullet>
      <text:list-level-style-bullet text:level="2" text:style-name="ListLabel_20_277" style:num-suffix="o" text:bullet-char="o">
        <style:list-level-properties text:list-level-position-and-space-mode="label-alignment">
          <style:list-level-label-alignment text:label-followed-by="listtab" fo:text-indent="-0.635cm" fo:margin-left="4.791cm"/>
        </style:list-level-properties>
        <style:text-properties style:font-name="Courier New1"/>
      </text:list-level-style-bullet>
      <text:list-level-style-bullet text:level="3" text:style-name="ListLabel_20_278" style:num-suffix="" text:bullet-char="">
        <style:list-level-properties text:list-level-position-and-space-mode="label-alignment">
          <style:list-level-label-alignment text:label-followed-by="listtab" fo:text-indent="-0.635cm" fo:margin-left="6.061cm"/>
        </style:list-level-properties>
        <style:text-properties style:font-name="Wingdings"/>
      </text:list-level-style-bullet>
      <text:list-level-style-bullet text:level="4" text:style-name="ListLabel_20_279" style:num-suffix="" text:bullet-char="">
        <style:list-level-properties text:list-level-position-and-space-mode="label-alignment">
          <style:list-level-label-alignment text:label-followed-by="listtab" fo:text-indent="-0.635cm" fo:margin-left="7.331cm"/>
        </style:list-level-properties>
        <style:text-properties style:font-name="Symbol"/>
      </text:list-level-style-bullet>
      <text:list-level-style-bullet text:level="5" text:style-name="ListLabel_20_280" style:num-suffix="o" text:bullet-char="o">
        <style:list-level-properties text:list-level-position-and-space-mode="label-alignment">
          <style:list-level-label-alignment text:label-followed-by="listtab" fo:text-indent="-0.635cm" fo:margin-left="8.601cm"/>
        </style:list-level-properties>
        <style:text-properties style:font-name="Courier New1"/>
      </text:list-level-style-bullet>
      <text:list-level-style-bullet text:level="6" text:style-name="ListLabel_20_281" style:num-suffix="" text:bullet-char="">
        <style:list-level-properties text:list-level-position-and-space-mode="label-alignment">
          <style:list-level-label-alignment text:label-followed-by="listtab" fo:text-indent="-0.635cm" fo:margin-left="9.871cm"/>
        </style:list-level-properties>
        <style:text-properties style:font-name="Wingdings"/>
      </text:list-level-style-bullet>
      <text:list-level-style-bullet text:level="7" text:style-name="ListLabel_20_282" style:num-suffix="" text:bullet-char="">
        <style:list-level-properties text:list-level-position-and-space-mode="label-alignment">
          <style:list-level-label-alignment text:label-followed-by="listtab" fo:text-indent="-0.635cm" fo:margin-left="11.141cm"/>
        </style:list-level-properties>
        <style:text-properties style:font-name="Symbol"/>
      </text:list-level-style-bullet>
      <text:list-level-style-bullet text:level="8" text:style-name="ListLabel_20_283" style:num-suffix="o" text:bullet-char="o">
        <style:list-level-properties text:list-level-position-and-space-mode="label-alignment">
          <style:list-level-label-alignment text:label-followed-by="listtab" fo:text-indent="-0.635cm" fo:margin-left="12.411cm"/>
        </style:list-level-properties>
        <style:text-properties style:font-name="Courier New1"/>
      </text:list-level-style-bullet>
      <text:list-level-style-bullet text:level="9" text:style-name="ListLabel_20_284" style:num-suffix="" text:bullet-char="">
        <style:list-level-properties text:list-level-position-and-space-mode="label-alignment">
          <style:list-level-label-alignment text:label-followed-by="listtab" fo:text-indent="-0.635cm" fo:margin-left="13.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5"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ListLabel_20_28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8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9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text-properties fo:color="#000000"/>
    </style:style>
    <style:style style:name="MP3" style:family="paragraph">
      <loext:graphic-properties draw:fill="none"/>
      <style:paragraph-properties fo:text-align="start"/>
      <style:text-properties fo:color="#000000" fo:font-size="18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none" style:vertical-pos="from-top" style:vertical-rel="paragraph" style:horizontal-pos="right" style:horizontal-rel="page-content"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paragraph" draw:z-index="11" draw:name="Cadre1" draw:style-name="Mgr1" draw:text-style-name="MP3" svg:width="0.433cm" svg:height="4.132cm" svg:x="15.568cm" svg:y="0.002cm"><text:p text:style-name="MP2"><text:page-number text:select-page="current">0</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4:12:00</meta:creation-date>
    <meta:initial-creator>Marie-Pierre Moine</meta:initial-creator>
    <dc:language>en-GB</dc:language>
    <dc:creator>SENESI Stephane</dc:creator>
    <meta:print-date>2017-12-05T16:03:00</meta:print-date>
    <dc:date>2018-01-04T14:09:48.086964442</dc:date>
    <meta:editing-cycles>8</meta:editing-cycles>
    <meta:editing-duration>PT39M7S</meta:editing-duration>
    <meta:generator>LibreOffice/5.3.4.2$Linux_X86_64 LibreOffice_project/30$Build-2</meta:generator>
    <meta:document-statistic meta:table-count="0" meta:image-count="0" meta:object-count="0" meta:page-count="12" meta:paragraph-count="152" meta:word-count="2547" meta:character-count="21472" meta:non-whitespace-character-count="17912"/>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